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389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2819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861in"/>
    </style:style>
    <style:style style:name="co20" style:family="table-column">
      <style:table-column-properties fo:break-before="auto" style:column-width="0.7752in"/>
    </style:style>
    <style:style style:name="co21" style:family="table-column">
      <style:table-column-properties fo:break-before="auto" style:column-width="0.7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0.4854in"/>
    </style:style>
    <style:style style:name="co24" style:family="table-column">
      <style:table-column-properties fo:break-before="auto" style:column-width="0.3457in"/>
    </style:style>
    <style:style style:name="co25" style:family="table-column">
      <style:table-column-properties fo:break-before="auto" style:column-width="0.4752in"/>
    </style:style>
    <style:style style:name="co26" style:family="table-column">
      <style:table-column-properties fo:break-before="auto" style:column-width="0.6898in"/>
    </style:style>
    <style:style style:name="co27" style:family="table-column">
      <style:table-column-properties fo:break-before="auto" style:column-width="0.6138in"/>
    </style:style>
    <style:style style:name="co28" style:family="table-column">
      <style:table-column-properties fo:break-before="auto" style:column-width="0.4535in"/>
    </style:style>
    <style:style style:name="co29" style:family="table-column">
      <style:table-column-properties fo:break-before="auto" style:column-width="0.5283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pmachine15-many-loaders-250-8-sanitiz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office:value-type="string" calcext:value-type="string">
            <text:p>2021-04-05 15:52:53</text:p>
          </table:table-cell>
          <table:table-cell office:value-type="float" office:value="59676328" calcext:value-type="float">
            <text:p>59676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791228" calcext:value-type="float">
            <text:p>3791228</text:p>
          </table:table-cell>
          <table:table-cell office:value-type="float" office:value="114024" calcext:value-type="float">
            <text:p>114024</text:p>
          </table:table-cell>
          <table:table-cell office:value-type="float" office:value="85300" calcext:value-type="float">
            <text:p>85300</text:p>
          </table:table-cell>
          <table:table-cell office:value-type="float" office:value="28724" calcext:value-type="float">
            <text:p>287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56" calcext:value-type="float">
            <text:p>20456</text:p>
          </table:table-cell>
          <table:table-cell office:value-type="float" office:value="4864" calcext:value-type="float">
            <text:p>4864</text:p>
          </table:table-cell>
          <table:table-cell office:value-type="float" office:value="3834" calcext:value-type="float">
            <text:p>3834</text:p>
          </table:table-cell>
          <table:table-cell office:value-type="float" office:value="512" calcext:value-type="float">
            <text:p>512</text:p>
          </table:table-cell>
          <table:table-cell office:value-type="float" office:value="372" calcext:value-type="float">
            <text:p>372</text:p>
          </table:table-cell>
          <table:table-cell office:value-type="float" office:value="21296" calcext:value-type="float">
            <text:p>21296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832" calcext:value-type="float">
            <text:p>3183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52:54</text:p>
          </table:table-cell>
          <table:table-cell office:value-type="float" office:value="59311464" calcext:value-type="float">
            <text:p>5931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216036" calcext:value-type="float">
            <text:p>216036</text:p>
          </table:table-cell>
          <table:table-cell office:value-type="float" office:value="178940" calcext:value-type="float">
            <text:p>178940</text:p>
          </table:table-cell>
          <table:table-cell office:value-type="float" office:value="37096" calcext:value-type="float">
            <text:p>3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14" calcext:value-type="float">
            <text:p>1914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4" calcext:value-type="float">
            <text:p>15164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5</text:p>
          </table:table-cell>
          <table:table-cell office:value-type="float" office:value="59307936" calcext:value-type="float">
            <text:p>59307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216200" calcext:value-type="float">
            <text:p>216200</text:p>
          </table:table-cell>
          <table:table-cell office:value-type="float" office:value="179104" calcext:value-type="float">
            <text:p>179104</text:p>
          </table:table-cell>
          <table:table-cell office:value-type="float" office:value="37096" calcext:value-type="float">
            <text:p>37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4" calcext:value-type="float">
            <text:p>15164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24" calcext:value-type="float">
            <text:p>31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6</text:p>
          </table:table-cell>
          <table:table-cell office:value-type="float" office:value="59307436" calcext:value-type="float">
            <text:p>59307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216992" calcext:value-type="float">
            <text:p>216992</text:p>
          </table:table-cell>
          <table:table-cell office:value-type="float" office:value="179896" calcext:value-type="float">
            <text:p>179896</text:p>
          </table:table-cell>
          <table:table-cell office:value-type="float" office:value="37096" calcext:value-type="float">
            <text:p>37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4" calcext:value-type="float">
            <text:p>15164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7</text:p>
          </table:table-cell>
          <table:table-cell office:value-type="float" office:value="59306936" calcext:value-type="float">
            <text:p>5930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216992" calcext:value-type="float">
            <text:p>216992</text:p>
          </table:table-cell>
          <table:table-cell office:value-type="float" office:value="179896" calcext:value-type="float">
            <text:p>179896</text:p>
          </table:table-cell>
          <table:table-cell office:value-type="float" office:value="37096" calcext:value-type="float">
            <text:p>37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4" calcext:value-type="float">
            <text:p>15164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8</text:p>
          </table:table-cell>
          <table:table-cell office:value-type="float" office:value="59306220" calcext:value-type="float">
            <text:p>59306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217484" calcext:value-type="float">
            <text:p>217484</text:p>
          </table:table-cell>
          <table:table-cell office:value-type="float" office:value="180324" calcext:value-type="float">
            <text:p>18032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5" calcext:value-type="float">
            <text:p>15165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9</text:p>
          </table:table-cell>
          <table:table-cell office:value-type="float" office:value="59336456" calcext:value-type="float">
            <text:p>59336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91312" calcext:value-type="float">
            <text:p>191312</text:p>
          </table:table-cell>
          <table:table-cell office:value-type="float" office:value="154152" calcext:value-type="float">
            <text:p>154152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6" calcext:value-type="float">
            <text:p>15166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0</text:p>
          </table:table-cell>
          <table:table-cell office:value-type="float" office:value="59336456" calcext:value-type="float">
            <text:p>59336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91312" calcext:value-type="float">
            <text:p>191312</text:p>
          </table:table-cell>
          <table:table-cell office:value-type="float" office:value="154152" calcext:value-type="float">
            <text:p>154152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6" calcext:value-type="float">
            <text:p>15166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1</text:p>
          </table:table-cell>
          <table:table-cell office:value-type="float" office:value="59336456" calcext:value-type="float">
            <text:p>59336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91312" calcext:value-type="float">
            <text:p>191312</text:p>
          </table:table-cell>
          <table:table-cell office:value-type="float" office:value="154152" calcext:value-type="float">
            <text:p>154152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6" calcext:value-type="float">
            <text:p>15166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2</text:p>
          </table:table-cell>
          <table:table-cell office:value-type="float" office:value="59336456" calcext:value-type="float">
            <text:p>59336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91312" calcext:value-type="float">
            <text:p>191312</text:p>
          </table:table-cell>
          <table:table-cell office:value-type="float" office:value="154152" calcext:value-type="float">
            <text:p>154152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6" calcext:value-type="float">
            <text:p>15166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3</text:p>
          </table:table-cell>
          <table:table-cell office:value-type="float" office:value="59336124" calcext:value-type="float">
            <text:p>59336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91312" calcext:value-type="float">
            <text:p>191312</text:p>
          </table:table-cell>
          <table:table-cell office:value-type="float" office:value="154152" calcext:value-type="float">
            <text:p>154152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5488" calcext:value-type="float">
            <text:p>15488</text:p>
          </table:table-cell>
          <table:table-cell office:value-type="float" office:value="15166" calcext:value-type="float">
            <text:p>15166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816" calcext:value-type="float">
            <text:p>258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4</text:p>
          </table:table-cell>
          <table:table-cell office:value-type="float" office:value="59270344" calcext:value-type="float">
            <text:p>59270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27884" calcext:value-type="float">
            <text:p>4027884</text:p>
          </table:table-cell>
          <table:table-cell office:value-type="float" office:value="204016" calcext:value-type="float">
            <text:p>204016</text:p>
          </table:table-cell>
          <table:table-cell office:value-type="float" office:value="166856" calcext:value-type="float">
            <text:p>166856</text:p>
          </table:table-cell>
          <table:table-cell office:value-type="float" office:value="37160" calcext:value-type="float">
            <text:p>37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044" calcext:value-type="float">
            <text:p>11044</text:p>
          </table:table-cell>
          <table:table-cell office:value-type="float" office:value="40100" calcext:value-type="float">
            <text:p>40100</text:p>
          </table:table-cell>
          <table:table-cell office:value-type="float" office:value="24863" calcext:value-type="float">
            <text:p>24863</text:p>
          </table:table-cell>
          <table:table-cell office:value-type="float" office:value="2816" calcext:value-type="float">
            <text:p>2816</text:p>
          </table:table-cell>
          <table:table-cell office:value-type="float" office:value="2359" calcext:value-type="float">
            <text:p>2359</text:p>
          </table:table-cell>
          <table:table-cell office:value-type="float" office:value="45076" calcext:value-type="float">
            <text:p>4507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780" calcext:value-type="float">
            <text:p>30780</text:p>
          </table:table-cell>
          <table:table-cell office:value-type="float" office:value="349" calcext:value-type="float">
            <text:p>349</text:p>
          </table:table-cell>
          <table:table-cell office:value-type="float" office:value="36" calcext:value-type="float">
            <text:p>36</text:p>
          </table:table-cell>
          <table:table-cell office:value-type="float" office:value="4329" calcext:value-type="float">
            <text:p>4329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5</text:p>
          </table:table-cell>
          <table:table-cell office:value-type="float" office:value="58666648" calcext:value-type="float">
            <text:p>58666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4012" calcext:value-type="float">
            <text:p>4204012</text:p>
          </table:table-cell>
          <table:table-cell office:value-type="float" office:value="365272" calcext:value-type="float">
            <text:p>365272</text:p>
          </table:table-cell>
          <table:table-cell office:value-type="float" office:value="328112" calcext:value-type="float">
            <text:p>328112</text:p>
          </table:table-cell>
          <table:table-cell office:value-type="float" office:value="37160" calcext:value-type="float">
            <text:p>37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41613" calcext:value-type="float">
            <text:p>41613</text:p>
          </table:table-cell>
          <table:table-cell office:value-type="float" office:value="229280" calcext:value-type="float">
            <text:p>229280</text:p>
          </table:table-cell>
          <table:table-cell office:value-type="float" office:value="161152" calcext:value-type="float">
            <text:p>161152</text:p>
          </table:table-cell>
          <table:table-cell office:value-type="float" office:value="15232" calcext:value-type="float">
            <text:p>15232</text:p>
          </table:table-cell>
          <table:table-cell office:value-type="float" office:value="13163" calcext:value-type="float">
            <text:p>13163</text:p>
          </table:table-cell>
          <table:table-cell office:value-type="float" office:value="367200" calcext:value-type="float">
            <text:p>367200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36" calcext:value-type="float">
            <text:p>32836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16286" calcext:value-type="float">
            <text:p>16286</text:p>
          </table:table-cell>
          <table:table-cell office:value-type="float" office:value="11957" calcext:value-type="float">
            <text:p>1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6</text:p>
          </table:table-cell>
          <table:table-cell office:value-type="float" office:value="58240512" calcext:value-type="float">
            <text:p>58240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8176" calcext:value-type="float">
            <text:p>508176</text:p>
          </table:table-cell>
          <table:table-cell office:value-type="float" office:value="471016" calcext:value-type="float">
            <text:p>471016</text:p>
          </table:table-cell>
          <table:table-cell office:value-type="float" office:value="37160" calcext:value-type="float">
            <text:p>37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0" calcext:value-type="float">
            <text:p>30780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office:value-type="float" office:value="7171" calcext:value-type="float">
            <text:p>7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7</text:p>
          </table:table-cell>
          <table:table-cell office:value-type="float" office:value="58225848" calcext:value-type="float">
            <text:p>58225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8176" calcext:value-type="float">
            <text:p>508176</text:p>
          </table:table-cell>
          <table:table-cell office:value-type="float" office:value="471016" calcext:value-type="float">
            <text:p>47101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0" calcext:value-type="float">
            <text:p>30780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8</text:p>
          </table:table-cell>
          <table:table-cell office:value-type="float" office:value="58224800" calcext:value-type="float">
            <text:p>5822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8272" calcext:value-type="float">
            <text:p>508272</text:p>
          </table:table-cell>
          <table:table-cell office:value-type="float" office:value="471112" calcext:value-type="float">
            <text:p>471112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2" calcext:value-type="float">
            <text:p>2975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9</text:p>
          </table:table-cell>
          <table:table-cell office:value-type="float" office:value="58231404" calcext:value-type="float">
            <text:p>5823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256" calcext:value-type="float">
            <text:p>504256</text:p>
          </table:table-cell>
          <table:table-cell office:value-type="float" office:value="467096" calcext:value-type="float">
            <text:p>46709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2" calcext:value-type="float">
            <text:p>2975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0</text:p>
          </table:table-cell>
          <table:table-cell office:value-type="float" office:value="58231232" calcext:value-type="float">
            <text:p>58231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256" calcext:value-type="float">
            <text:p>504256</text:p>
          </table:table-cell>
          <table:table-cell office:value-type="float" office:value="467096" calcext:value-type="float">
            <text:p>46709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2" calcext:value-type="float">
            <text:p>2975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1</text:p>
          </table:table-cell>
          <table:table-cell office:value-type="float" office:value="58231204" calcext:value-type="float">
            <text:p>5823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256" calcext:value-type="float">
            <text:p>504256</text:p>
          </table:table-cell>
          <table:table-cell office:value-type="float" office:value="467096" calcext:value-type="float">
            <text:p>46709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2" calcext:value-type="float">
            <text:p>2975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2</text:p>
          </table:table-cell>
          <table:table-cell office:value-type="float" office:value="58231364" calcext:value-type="float">
            <text:p>58231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256" calcext:value-type="float">
            <text:p>504256</text:p>
          </table:table-cell>
          <table:table-cell office:value-type="float" office:value="467096" calcext:value-type="float">
            <text:p>46709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2" calcext:value-type="float">
            <text:p>2975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3</text:p>
          </table:table-cell>
          <table:table-cell office:value-type="float" office:value="58230764" calcext:value-type="float">
            <text:p>58230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308" calcext:value-type="float">
            <text:p>504308</text:p>
          </table:table-cell>
          <table:table-cell office:value-type="float" office:value="467148" calcext:value-type="float">
            <text:p>467148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4</text:p>
          </table:table-cell>
          <table:table-cell office:value-type="float" office:value="58230008" calcext:value-type="float">
            <text:p>5823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308" calcext:value-type="float">
            <text:p>504308</text:p>
          </table:table-cell>
          <table:table-cell office:value-type="float" office:value="467148" calcext:value-type="float">
            <text:p>467148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5</text:p>
          </table:table-cell>
          <table:table-cell office:value-type="float" office:value="58230336" calcext:value-type="float">
            <text:p>58230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308" calcext:value-type="float">
            <text:p>504308</text:p>
          </table:table-cell>
          <table:table-cell office:value-type="float" office:value="467148" calcext:value-type="float">
            <text:p>467148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1" calcext:value-type="float">
            <text:p>12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256271" calcext:value-type="float">
            <text:p>256271</text:p>
          </table:table-cell>
          <table:table-cell office:value-type="float" office:value="21760" calcext:value-type="float">
            <text:p>21760</text:p>
          </table:table-cell>
          <table:table-cell office:value-type="float" office:value="20088" calcext:value-type="float">
            <text:p>2008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6</text:p>
          </table:table-cell>
          <table:table-cell office:value-type="float" office:value="58229068" calcext:value-type="float">
            <text:p>58229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78" calcext:value-type="float">
            <text:p>11178</text:p>
          </table:table-cell>
          <table:table-cell office:value-type="float" office:value="400928" calcext:value-type="float">
            <text:p>400928</text:p>
          </table:table-cell>
          <table:table-cell office:value-type="float" office:value="232164" calcext:value-type="float">
            <text:p>232164</text:p>
          </table:table-cell>
          <table:table-cell office:value-type="float" office:value="21760" calcext:value-type="float">
            <text:p>21760</text:p>
          </table:table-cell>
          <table:table-cell office:value-type="float" office:value="18236" calcext:value-type="float">
            <text:p>18236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2308" calcext:value-type="float">
            <text:p>2308</text:p>
          </table:table-cell>
          <table:table-cell office:value-type="float" office:value="36" calcext:value-type="float">
            <text:p>36</text:p>
          </table:table-cell>
          <table:table-cell office:value-type="float" office:value="21457" calcext:value-type="float">
            <text:p>21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17</text:p>
          </table:table-cell>
          <table:table-cell office:value-type="float" office:value="58228580" calcext:value-type="float">
            <text:p>58228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07" calcext:value-type="float">
            <text:p>11507</text:p>
          </table:table-cell>
          <table:table-cell office:value-type="float" office:value="400928" calcext:value-type="float">
            <text:p>400928</text:p>
          </table:table-cell>
          <table:table-cell office:value-type="float" office:value="232164" calcext:value-type="float">
            <text:p>232164</text:p>
          </table:table-cell>
          <table:table-cell office:value-type="float" office:value="21760" calcext:value-type="float">
            <text:p>21760</text:p>
          </table:table-cell>
          <table:table-cell office:value-type="float" office:value="18236" calcext:value-type="float">
            <text:p>18236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2308" calcext:value-type="float">
            <text:p>2308</text:p>
          </table:table-cell>
          <table:table-cell office:value-type="float" office:value="36" calcext:value-type="float">
            <text:p>36</text:p>
          </table:table-cell>
          <table:table-cell office:value-type="float" office:value="21457" calcext:value-type="float">
            <text:p>21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8</text:p>
          </table:table-cell>
          <table:table-cell office:value-type="float" office:value="58228516" calcext:value-type="float">
            <text:p>58228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07" calcext:value-type="float">
            <text:p>11507</text:p>
          </table:table-cell>
          <table:table-cell office:value-type="float" office:value="400928" calcext:value-type="float">
            <text:p>400928</text:p>
          </table:table-cell>
          <table:table-cell office:value-type="float" office:value="232164" calcext:value-type="float">
            <text:p>232164</text:p>
          </table:table-cell>
          <table:table-cell office:value-type="float" office:value="21760" calcext:value-type="float">
            <text:p>21760</text:p>
          </table:table-cell>
          <table:table-cell office:value-type="float" office:value="18236" calcext:value-type="float">
            <text:p>18236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2308" calcext:value-type="float">
            <text:p>2308</text:p>
          </table:table-cell>
          <table:table-cell office:value-type="float" office:value="36" calcext:value-type="float">
            <text:p>36</text:p>
          </table:table-cell>
          <table:table-cell office:value-type="float" office:value="21457" calcext:value-type="float">
            <text:p>21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9</text:p>
          </table:table-cell>
          <table:table-cell office:value-type="float" office:value="58259008" calcext:value-type="float">
            <text:p>58259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94" calcext:value-type="float">
            <text:p>10594</text:p>
          </table:table-cell>
          <table:table-cell office:value-type="float" office:value="400928" calcext:value-type="float">
            <text:p>400928</text:p>
          </table:table-cell>
          <table:table-cell office:value-type="float" office:value="208057" calcext:value-type="float">
            <text:p>208057</text:p>
          </table:table-cell>
          <table:table-cell office:value-type="float" office:value="21760" calcext:value-type="float">
            <text:p>21760</text:p>
          </table:table-cell>
          <table:table-cell office:value-type="float" office:value="16385" calcext:value-type="float">
            <text:p>16385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9457" calcext:value-type="float">
            <text:p>19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20</text:p>
          </table:table-cell>
          <table:table-cell office:value-type="float" office:value="58258596" calcext:value-type="float">
            <text:p>58258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23" calcext:value-type="float">
            <text:p>10923</text:p>
          </table:table-cell>
          <table:table-cell office:value-type="float" office:value="400928" calcext:value-type="float">
            <text:p>400928</text:p>
          </table:table-cell>
          <table:table-cell office:value-type="float" office:value="208057" calcext:value-type="float">
            <text:p>208057</text:p>
          </table:table-cell>
          <table:table-cell office:value-type="float" office:value="21760" calcext:value-type="float">
            <text:p>21760</text:p>
          </table:table-cell>
          <table:table-cell office:value-type="float" office:value="16385" calcext:value-type="float">
            <text:p>16385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9457" calcext:value-type="float">
            <text:p>19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1</text:p>
          </table:table-cell>
          <table:table-cell office:value-type="float" office:value="58258168" calcext:value-type="float">
            <text:p>58258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23" calcext:value-type="float">
            <text:p>10923</text:p>
          </table:table-cell>
          <table:table-cell office:value-type="float" office:value="400928" calcext:value-type="float">
            <text:p>400928</text:p>
          </table:table-cell>
          <table:table-cell office:value-type="float" office:value="208057" calcext:value-type="float">
            <text:p>208057</text:p>
          </table:table-cell>
          <table:table-cell office:value-type="float" office:value="21760" calcext:value-type="float">
            <text:p>21760</text:p>
          </table:table-cell>
          <table:table-cell office:value-type="float" office:value="16385" calcext:value-type="float">
            <text:p>16385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9457" calcext:value-type="float">
            <text:p>19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2</text:p>
          </table:table-cell>
          <table:table-cell office:value-type="float" office:value="58256892" calcext:value-type="float">
            <text:p>5825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10" calcext:value-type="float">
            <text:p>10010</text:p>
          </table:table-cell>
          <table:table-cell office:value-type="float" office:value="400928" calcext:value-type="float">
            <text:p>400928</text:p>
          </table:table-cell>
          <table:table-cell office:value-type="float" office:value="183949" calcext:value-type="float">
            <text:p>183949</text:p>
          </table:table-cell>
          <table:table-cell office:value-type="float" office:value="21760" calcext:value-type="float">
            <text:p>21760</text:p>
          </table:table-cell>
          <table:table-cell office:value-type="float" office:value="14533" calcext:value-type="float">
            <text:p>14533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808" calcext:value-type="float">
            <text:p>1808</text:p>
          </table:table-cell>
          <table:table-cell office:value-type="float" office:value="36" calcext:value-type="float">
            <text:p>36</text:p>
          </table:table-cell>
          <table:table-cell office:value-type="float" office:value="17457" calcext:value-type="float">
            <text:p>17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23</text:p>
          </table:table-cell>
          <table:table-cell office:value-type="float" office:value="58256752" calcext:value-type="float">
            <text:p>58256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339" calcext:value-type="float">
            <text:p>10339</text:p>
          </table:table-cell>
          <table:table-cell office:value-type="float" office:value="400928" calcext:value-type="float">
            <text:p>400928</text:p>
          </table:table-cell>
          <table:table-cell office:value-type="float" office:value="183949" calcext:value-type="float">
            <text:p>183949</text:p>
          </table:table-cell>
          <table:table-cell office:value-type="float" office:value="21760" calcext:value-type="float">
            <text:p>21760</text:p>
          </table:table-cell>
          <table:table-cell office:value-type="float" office:value="14533" calcext:value-type="float">
            <text:p>14533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808" calcext:value-type="float">
            <text:p>1808</text:p>
          </table:table-cell>
          <table:table-cell office:value-type="float" office:value="36" calcext:value-type="float">
            <text:p>36</text:p>
          </table:table-cell>
          <table:table-cell office:value-type="float" office:value="17457" calcext:value-type="float">
            <text:p>17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4</text:p>
          </table:table-cell>
          <table:table-cell office:value-type="float" office:value="58255984" calcext:value-type="float">
            <text:p>58255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339" calcext:value-type="float">
            <text:p>10339</text:p>
          </table:table-cell>
          <table:table-cell office:value-type="float" office:value="400928" calcext:value-type="float">
            <text:p>400928</text:p>
          </table:table-cell>
          <table:table-cell office:value-type="float" office:value="183949" calcext:value-type="float">
            <text:p>183949</text:p>
          </table:table-cell>
          <table:table-cell office:value-type="float" office:value="21760" calcext:value-type="float">
            <text:p>21760</text:p>
          </table:table-cell>
          <table:table-cell office:value-type="float" office:value="14533" calcext:value-type="float">
            <text:p>14533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808" calcext:value-type="float">
            <text:p>1808</text:p>
          </table:table-cell>
          <table:table-cell office:value-type="float" office:value="36" calcext:value-type="float">
            <text:p>36</text:p>
          </table:table-cell>
          <table:table-cell office:value-type="float" office:value="17457" calcext:value-type="float">
            <text:p>17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5</text:p>
          </table:table-cell>
          <table:table-cell office:value-type="float" office:value="58293376" calcext:value-type="float">
            <text:p>58293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26" calcext:value-type="float">
            <text:p>9426</text:p>
          </table:table-cell>
          <table:table-cell office:value-type="float" office:value="400928" calcext:value-type="float">
            <text:p>400928</text:p>
          </table:table-cell>
          <table:table-cell office:value-type="float" office:value="159846" calcext:value-type="float">
            <text:p>159846</text:p>
          </table:table-cell>
          <table:table-cell office:value-type="float" office:value="21760" calcext:value-type="float">
            <text:p>21760</text:p>
          </table:table-cell>
          <table:table-cell office:value-type="float" office:value="12681" calcext:value-type="float">
            <text:p>12681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15457" calcext:value-type="float">
            <text:p>15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26</text:p>
          </table:table-cell>
          <table:table-cell office:value-type="float" office:value="58293896" calcext:value-type="float">
            <text:p>58293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55" calcext:value-type="float">
            <text:p>9755</text:p>
          </table:table-cell>
          <table:table-cell office:value-type="float" office:value="400928" calcext:value-type="float">
            <text:p>400928</text:p>
          </table:table-cell>
          <table:table-cell office:value-type="float" office:value="159846" calcext:value-type="float">
            <text:p>159846</text:p>
          </table:table-cell>
          <table:table-cell office:value-type="float" office:value="21760" calcext:value-type="float">
            <text:p>21760</text:p>
          </table:table-cell>
          <table:table-cell office:value-type="float" office:value="12681" calcext:value-type="float">
            <text:p>12681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15457" calcext:value-type="float">
            <text:p>1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7</text:p>
          </table:table-cell>
          <table:table-cell office:value-type="float" office:value="58293592" calcext:value-type="float">
            <text:p>58293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55" calcext:value-type="float">
            <text:p>9755</text:p>
          </table:table-cell>
          <table:table-cell office:value-type="float" office:value="400928" calcext:value-type="float">
            <text:p>400928</text:p>
          </table:table-cell>
          <table:table-cell office:value-type="float" office:value="159846" calcext:value-type="float">
            <text:p>159846</text:p>
          </table:table-cell>
          <table:table-cell office:value-type="float" office:value="21760" calcext:value-type="float">
            <text:p>21760</text:p>
          </table:table-cell>
          <table:table-cell office:value-type="float" office:value="12681" calcext:value-type="float">
            <text:p>12681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15457" calcext:value-type="float">
            <text:p>1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8</text:p>
          </table:table-cell>
          <table:table-cell office:value-type="float" office:value="58299448" calcext:value-type="float">
            <text:p>58299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71" calcext:value-type="float">
            <text:p>9171</text:p>
          </table:table-cell>
          <table:table-cell office:value-type="float" office:value="400928" calcext:value-type="float">
            <text:p>400928</text:p>
          </table:table-cell>
          <table:table-cell office:value-type="float" office:value="135739" calcext:value-type="float">
            <text:p>135739</text:p>
          </table:table-cell>
          <table:table-cell office:value-type="float" office:value="21760" calcext:value-type="float">
            <text:p>21760</text:p>
          </table:table-cell>
          <table:table-cell office:value-type="float" office:value="10830" calcext:value-type="float">
            <text:p>10830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308" calcext:value-type="float">
            <text:p>1308</text:p>
          </table:table-cell>
          <table:table-cell office:value-type="float" office:value="36" calcext:value-type="float">
            <text:p>36</text:p>
          </table:table-cell>
          <table:table-cell office:value-type="float" office:value="13457" calcext:value-type="float">
            <text:p>13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29</text:p>
          </table:table-cell>
          <table:table-cell office:value-type="float" office:value="58299736" calcext:value-type="float">
            <text:p>5829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71" calcext:value-type="float">
            <text:p>9171</text:p>
          </table:table-cell>
          <table:table-cell office:value-type="float" office:value="400928" calcext:value-type="float">
            <text:p>400928</text:p>
          </table:table-cell>
          <table:table-cell office:value-type="float" office:value="135739" calcext:value-type="float">
            <text:p>135739</text:p>
          </table:table-cell>
          <table:table-cell office:value-type="float" office:value="21760" calcext:value-type="float">
            <text:p>21760</text:p>
          </table:table-cell>
          <table:table-cell office:value-type="float" office:value="10830" calcext:value-type="float">
            <text:p>10830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308" calcext:value-type="float">
            <text:p>1308</text:p>
          </table:table-cell>
          <table:table-cell office:value-type="float" office:value="36" calcext:value-type="float">
            <text:p>36</text:p>
          </table:table-cell>
          <table:table-cell office:value-type="float" office:value="13457" calcext:value-type="float">
            <text:p>1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0</text:p>
          </table:table-cell>
          <table:table-cell office:value-type="float" office:value="58300280" calcext:value-type="float">
            <text:p>58300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71" calcext:value-type="float">
            <text:p>9171</text:p>
          </table:table-cell>
          <table:table-cell office:value-type="float" office:value="400928" calcext:value-type="float">
            <text:p>400928</text:p>
          </table:table-cell>
          <table:table-cell office:value-type="float" office:value="135739" calcext:value-type="float">
            <text:p>135739</text:p>
          </table:table-cell>
          <table:table-cell office:value-type="float" office:value="21760" calcext:value-type="float">
            <text:p>21760</text:p>
          </table:table-cell>
          <table:table-cell office:value-type="float" office:value="10830" calcext:value-type="float">
            <text:p>10830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308" calcext:value-type="float">
            <text:p>1308</text:p>
          </table:table-cell>
          <table:table-cell office:value-type="float" office:value="36" calcext:value-type="float">
            <text:p>36</text:p>
          </table:table-cell>
          <table:table-cell office:value-type="float" office:value="13457" calcext:value-type="float">
            <text:p>1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1</text:p>
          </table:table-cell>
          <table:table-cell office:value-type="float" office:value="58337568" calcext:value-type="float">
            <text:p>58337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59" calcext:value-type="float">
            <text:p>8259</text:p>
          </table:table-cell>
          <table:table-cell office:value-type="float" office:value="400928" calcext:value-type="float">
            <text:p>400928</text:p>
          </table:table-cell>
          <table:table-cell office:value-type="float" office:value="111632" calcext:value-type="float">
            <text:p>111632</text:p>
          </table:table-cell>
          <table:table-cell office:value-type="float" office:value="21760" calcext:value-type="float">
            <text:p>21760</text:p>
          </table:table-cell>
          <table:table-cell office:value-type="float" office:value="8978" calcext:value-type="float">
            <text:p>897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11457" calcext:value-type="float">
            <text:p>11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32</text:p>
          </table:table-cell>
          <table:table-cell office:value-type="float" office:value="58337696" calcext:value-type="float">
            <text:p>58337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587" calcext:value-type="float">
            <text:p>8587</text:p>
          </table:table-cell>
          <table:table-cell office:value-type="float" office:value="400928" calcext:value-type="float">
            <text:p>400928</text:p>
          </table:table-cell>
          <table:table-cell office:value-type="float" office:value="111632" calcext:value-type="float">
            <text:p>111632</text:p>
          </table:table-cell>
          <table:table-cell office:value-type="float" office:value="21760" calcext:value-type="float">
            <text:p>21760</text:p>
          </table:table-cell>
          <table:table-cell office:value-type="float" office:value="8978" calcext:value-type="float">
            <text:p>897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11457" calcext:value-type="float">
            <text:p>11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3</text:p>
          </table:table-cell>
          <table:table-cell office:value-type="float" office:value="58338268" calcext:value-type="float">
            <text:p>58338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587" calcext:value-type="float">
            <text:p>8587</text:p>
          </table:table-cell>
          <table:table-cell office:value-type="float" office:value="400928" calcext:value-type="float">
            <text:p>400928</text:p>
          </table:table-cell>
          <table:table-cell office:value-type="float" office:value="111632" calcext:value-type="float">
            <text:p>111632</text:p>
          </table:table-cell>
          <table:table-cell office:value-type="float" office:value="21760" calcext:value-type="float">
            <text:p>21760</text:p>
          </table:table-cell>
          <table:table-cell office:value-type="float" office:value="8978" calcext:value-type="float">
            <text:p>8978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11457" calcext:value-type="float">
            <text:p>11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4</text:p>
          </table:table-cell>
          <table:table-cell office:value-type="float" office:value="58338016" calcext:value-type="float">
            <text:p>58338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75" calcext:value-type="float">
            <text:p>7675</text:p>
          </table:table-cell>
          <table:table-cell office:value-type="float" office:value="400928" calcext:value-type="float">
            <text:p>400928</text:p>
          </table:table-cell>
          <table:table-cell office:value-type="float" office:value="87525" calcext:value-type="float">
            <text:p>87525</text:p>
          </table:table-cell>
          <table:table-cell office:value-type="float" office:value="21760" calcext:value-type="float">
            <text:p>21760</text:p>
          </table:table-cell>
          <table:table-cell office:value-type="float" office:value="7127" calcext:value-type="float">
            <text:p>7127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9457" calcext:value-type="float">
            <text:p>9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35</text:p>
          </table:table-cell>
          <table:table-cell office:value-type="float" office:value="58338300" calcext:value-type="float">
            <text:p>58338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3" calcext:value-type="float">
            <text:p>8003</text:p>
          </table:table-cell>
          <table:table-cell office:value-type="float" office:value="400928" calcext:value-type="float">
            <text:p>400928</text:p>
          </table:table-cell>
          <table:table-cell office:value-type="float" office:value="87525" calcext:value-type="float">
            <text:p>87525</text:p>
          </table:table-cell>
          <table:table-cell office:value-type="float" office:value="21760" calcext:value-type="float">
            <text:p>21760</text:p>
          </table:table-cell>
          <table:table-cell office:value-type="float" office:value="7127" calcext:value-type="float">
            <text:p>7127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9457" calcext:value-type="float">
            <text:p>9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6</text:p>
          </table:table-cell>
          <table:table-cell office:value-type="float" office:value="58337516" calcext:value-type="float">
            <text:p>58337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03" calcext:value-type="float">
            <text:p>8003</text:p>
          </table:table-cell>
          <table:table-cell office:value-type="float" office:value="400928" calcext:value-type="float">
            <text:p>400928</text:p>
          </table:table-cell>
          <table:table-cell office:value-type="float" office:value="87525" calcext:value-type="float">
            <text:p>87525</text:p>
          </table:table-cell>
          <table:table-cell office:value-type="float" office:value="21760" calcext:value-type="float">
            <text:p>21760</text:p>
          </table:table-cell>
          <table:table-cell office:value-type="float" office:value="7127" calcext:value-type="float">
            <text:p>7127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9457" calcext:value-type="float">
            <text:p>9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7</text:p>
          </table:table-cell>
          <table:table-cell office:value-type="float" office:value="58375132" calcext:value-type="float">
            <text:p>5837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91" calcext:value-type="float">
            <text:p>7091</text:p>
          </table:table-cell>
          <table:table-cell office:value-type="float" office:value="400928" calcext:value-type="float">
            <text:p>400928</text:p>
          </table:table-cell>
          <table:table-cell office:value-type="float" office:value="63418" calcext:value-type="float">
            <text:p>63418</text:p>
          </table:table-cell>
          <table:table-cell office:value-type="float" office:value="21760" calcext:value-type="float">
            <text:p>21760</text:p>
          </table:table-cell>
          <table:table-cell office:value-type="float" office:value="5275" calcext:value-type="float">
            <text:p>5275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7457" calcext:value-type="float">
            <text:p>7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38</text:p>
          </table:table-cell>
          <table:table-cell office:value-type="float" office:value="58375760" calcext:value-type="float">
            <text:p>58375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7419" calcext:value-type="float">
            <text:p>7419</text:p>
          </table:table-cell>
          <table:table-cell office:value-type="float" office:value="400928" calcext:value-type="float">
            <text:p>400928</text:p>
          </table:table-cell>
          <table:table-cell office:value-type="float" office:value="63418" calcext:value-type="float">
            <text:p>63418</text:p>
          </table:table-cell>
          <table:table-cell office:value-type="float" office:value="21760" calcext:value-type="float">
            <text:p>21760</text:p>
          </table:table-cell>
          <table:table-cell office:value-type="float" office:value="5275" calcext:value-type="float">
            <text:p>5275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7457" calcext:value-type="float">
            <text:p>7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9</text:p>
          </table:table-cell>
          <table:table-cell office:value-type="float" office:value="58375112" calcext:value-type="float">
            <text:p>58375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7419" calcext:value-type="float">
            <text:p>7419</text:p>
          </table:table-cell>
          <table:table-cell office:value-type="float" office:value="400928" calcext:value-type="float">
            <text:p>400928</text:p>
          </table:table-cell>
          <table:table-cell office:value-type="float" office:value="63418" calcext:value-type="float">
            <text:p>63418</text:p>
          </table:table-cell>
          <table:table-cell office:value-type="float" office:value="21760" calcext:value-type="float">
            <text:p>21760</text:p>
          </table:table-cell>
          <table:table-cell office:value-type="float" office:value="5275" calcext:value-type="float">
            <text:p>5275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7457" calcext:value-type="float">
            <text:p>7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0</text:p>
          </table:table-cell>
          <table:table-cell office:value-type="float" office:value="58374608" calcext:value-type="float">
            <text:p>58374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07" calcext:value-type="float">
            <text:p>6507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0" calcext:value-type="float">
            <text:p>39310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41</text:p>
          </table:table-cell>
          <table:table-cell office:value-type="float" office:value="58374220" calcext:value-type="float">
            <text:p>5837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0" calcext:value-type="float">
            <text:p>39310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2</text:p>
          </table:table-cell>
          <table:table-cell office:value-type="float" office:value="58373604" calcext:value-type="float">
            <text:p>58373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0" calcext:value-type="float">
            <text:p>39310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3</text:p>
          </table:table-cell>
          <table:table-cell office:value-type="float" office:value="58373168" calcext:value-type="float">
            <text:p>58373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4</text:p>
          </table:table-cell>
          <table:table-cell office:value-type="float" office:value="58371548" calcext:value-type="float">
            <text:p>58371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5</text:p>
          </table:table-cell>
          <table:table-cell office:value-type="float" office:value="58371124" calcext:value-type="float">
            <text:p>58371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6</text:p>
          </table:table-cell>
          <table:table-cell office:value-type="float" office:value="58370932" calcext:value-type="float">
            <text:p>58370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7</text:p>
          </table:table-cell>
          <table:table-cell office:value-type="float" office:value="58370428" calcext:value-type="float">
            <text:p>58370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8</text:p>
          </table:table-cell>
          <table:table-cell office:value-type="float" office:value="58362052" calcext:value-type="float">
            <text:p>58362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9</text:p>
          </table:table-cell>
          <table:table-cell office:value-type="float" office:value="58361448" calcext:value-type="float">
            <text:p>58361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0</text:p>
          </table:table-cell>
          <table:table-cell office:value-type="float" office:value="58362052" calcext:value-type="float">
            <text:p>58362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1</text:p>
          </table:table-cell>
          <table:table-cell office:value-type="float" office:value="58362544" calcext:value-type="float">
            <text:p>58362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2</text:p>
          </table:table-cell>
          <table:table-cell office:value-type="float" office:value="58362200" calcext:value-type="float">
            <text:p>58362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3</text:p>
          </table:table-cell>
          <table:table-cell office:value-type="float" office:value="58362600" calcext:value-type="float">
            <text:p>58362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4</text:p>
          </table:table-cell>
          <table:table-cell office:value-type="float" office:value="58362504" calcext:value-type="float">
            <text:p>58362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5</text:p>
          </table:table-cell>
          <table:table-cell office:value-type="float" office:value="58362972" calcext:value-type="float">
            <text:p>58362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6</text:p>
          </table:table-cell>
          <table:table-cell office:value-type="float" office:value="58363500" calcext:value-type="float">
            <text:p>58363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7</text:p>
          </table:table-cell>
          <table:table-cell office:value-type="float" office:value="58363244" calcext:value-type="float">
            <text:p>58363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8</text:p>
          </table:table-cell>
          <table:table-cell office:value-type="float" office:value="58362824" calcext:value-type="float">
            <text:p>5836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9</text:p>
          </table:table-cell>
          <table:table-cell office:value-type="float" office:value="58362788" calcext:value-type="float">
            <text:p>58362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0</text:p>
          </table:table-cell>
          <table:table-cell office:value-type="float" office:value="58363580" calcext:value-type="float">
            <text:p>58363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1</text:p>
          </table:table-cell>
          <table:table-cell office:value-type="float" office:value="58364068" calcext:value-type="float">
            <text:p>58364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2</text:p>
          </table:table-cell>
          <table:table-cell office:value-type="float" office:value="58364336" calcext:value-type="float">
            <text:p>58364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3</text:p>
          </table:table-cell>
          <table:table-cell office:value-type="float" office:value="58362840" calcext:value-type="float">
            <text:p>58362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4</text:p>
          </table:table-cell>
          <table:table-cell office:value-type="float" office:value="58363076" calcext:value-type="float">
            <text:p>58363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5</text:p>
          </table:table-cell>
          <table:table-cell office:value-type="float" office:value="58362588" calcext:value-type="float">
            <text:p>58362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6</text:p>
          </table:table-cell>
          <table:table-cell office:value-type="float" office:value="58362824" calcext:value-type="float">
            <text:p>5836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7</text:p>
          </table:table-cell>
          <table:table-cell office:value-type="float" office:value="58362832" calcext:value-type="float">
            <text:p>58362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8</text:p>
          </table:table-cell>
          <table:table-cell office:value-type="float" office:value="58362760" calcext:value-type="float">
            <text:p>58362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9</text:p>
          </table:table-cell>
          <table:table-cell office:value-type="float" office:value="58362748" calcext:value-type="float">
            <text:p>58362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0</text:p>
          </table:table-cell>
          <table:table-cell office:value-type="float" office:value="58363676" calcext:value-type="float">
            <text:p>58363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1</text:p>
          </table:table-cell>
          <table:table-cell office:value-type="float" office:value="58363252" calcext:value-type="float">
            <text:p>58363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2</text:p>
          </table:table-cell>
          <table:table-cell office:value-type="float" office:value="58362600" calcext:value-type="float">
            <text:p>58362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3</text:p>
          </table:table-cell>
          <table:table-cell office:value-type="float" office:value="58362284" calcext:value-type="float">
            <text:p>583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4</text:p>
          </table:table-cell>
          <table:table-cell office:value-type="float" office:value="58362624" calcext:value-type="float">
            <text:p>5836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5</text:p>
          </table:table-cell>
          <table:table-cell office:value-type="float" office:value="58362352" calcext:value-type="float">
            <text:p>58362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6</text:p>
          </table:table-cell>
          <table:table-cell office:value-type="float" office:value="58362856" calcext:value-type="float">
            <text:p>5836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7</text:p>
          </table:table-cell>
          <table:table-cell office:value-type="float" office:value="58363108" calcext:value-type="float">
            <text:p>58363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8</text:p>
          </table:table-cell>
          <table:table-cell office:value-type="float" office:value="58363108" calcext:value-type="float">
            <text:p>58363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9</text:p>
          </table:table-cell>
          <table:table-cell office:value-type="float" office:value="58362828" calcext:value-type="float">
            <text:p>58362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0</text:p>
          </table:table-cell>
          <table:table-cell office:value-type="float" office:value="58362856" calcext:value-type="float">
            <text:p>5836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1</text:p>
          </table:table-cell>
          <table:table-cell office:value-type="float" office:value="58362604" calcext:value-type="float">
            <text:p>58362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2</text:p>
          </table:table-cell>
          <table:table-cell office:value-type="float" office:value="58362560" calcext:value-type="float">
            <text:p>58362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3</text:p>
          </table:table-cell>
          <table:table-cell office:value-type="float" office:value="58361632" calcext:value-type="float">
            <text:p>58361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4</text:p>
          </table:table-cell>
          <table:table-cell office:value-type="float" office:value="58361848" calcext:value-type="float">
            <text:p>58361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5</text:p>
          </table:table-cell>
          <table:table-cell office:value-type="float" office:value="58361596" calcext:value-type="float">
            <text:p>5836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6</text:p>
          </table:table-cell>
          <table:table-cell office:value-type="float" office:value="58361208" calcext:value-type="float">
            <text:p>5836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7</text:p>
          </table:table-cell>
          <table:table-cell office:value-type="float" office:value="58361588" calcext:value-type="float">
            <text:p>5836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8</text:p>
          </table:table-cell>
          <table:table-cell office:value-type="float" office:value="58360756" calcext:value-type="float">
            <text:p>5836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9</text:p>
          </table:table-cell>
          <table:table-cell office:value-type="float" office:value="58360816" calcext:value-type="float">
            <text:p>5836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0</text:p>
          </table:table-cell>
          <table:table-cell office:value-type="float" office:value="58360852" calcext:value-type="float">
            <text:p>58360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1</text:p>
          </table:table-cell>
          <table:table-cell office:value-type="float" office:value="58360404" calcext:value-type="float">
            <text:p>58360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2</text:p>
          </table:table-cell>
          <table:table-cell office:value-type="float" office:value="58360356" calcext:value-type="float">
            <text:p>58360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3</text:p>
          </table:table-cell>
          <table:table-cell office:value-type="float" office:value="58359836" calcext:value-type="float">
            <text:p>58359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4</text:p>
          </table:table-cell>
          <table:table-cell office:value-type="float" office:value="58360136" calcext:value-type="float">
            <text:p>58360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5</text:p>
          </table:table-cell>
          <table:table-cell office:value-type="float" office:value="58360188" calcext:value-type="float">
            <text:p>58360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6</text:p>
          </table:table-cell>
          <table:table-cell office:value-type="float" office:value="58360344" calcext:value-type="float">
            <text:p>58360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7</text:p>
          </table:table-cell>
          <table:table-cell office:value-type="float" office:value="58360140" calcext:value-type="float">
            <text:p>58360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8</text:p>
          </table:table-cell>
          <table:table-cell office:value-type="float" office:value="58360996" calcext:value-type="float">
            <text:p>58360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4836" calcext:value-type="float">
            <text:p>504836</text:p>
          </table:table-cell>
          <table:table-cell office:value-type="float" office:value="467676" calcext:value-type="float">
            <text:p>467676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9</text:p>
          </table:table-cell>
          <table:table-cell office:value-type="float" office:value="58360476" calcext:value-type="float">
            <text:p>58360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5100" calcext:value-type="float">
            <text:p>505100</text:p>
          </table:table-cell>
          <table:table-cell office:value-type="float" office:value="467940" calcext:value-type="float">
            <text:p>467940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0</text:p>
          </table:table-cell>
          <table:table-cell office:value-type="float" office:value="58360596" calcext:value-type="float">
            <text:p>58360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5100" calcext:value-type="float">
            <text:p>505100</text:p>
          </table:table-cell>
          <table:table-cell office:value-type="float" office:value="467940" calcext:value-type="float">
            <text:p>467940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1</text:p>
          </table:table-cell>
          <table:table-cell office:value-type="float" office:value="58361276" calcext:value-type="float">
            <text:p>58361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5100" calcext:value-type="float">
            <text:p>505100</text:p>
          </table:table-cell>
          <table:table-cell office:value-type="float" office:value="467940" calcext:value-type="float">
            <text:p>467940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2</text:p>
          </table:table-cell>
          <table:table-cell office:value-type="float" office:value="58362064" calcext:value-type="float">
            <text:p>5836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9900" calcext:value-type="float">
            <text:p>4369900</text:p>
          </table:table-cell>
          <table:table-cell office:value-type="float" office:value="505100" calcext:value-type="float">
            <text:p>505100</text:p>
          </table:table-cell>
          <table:table-cell office:value-type="float" office:value="467940" calcext:value-type="float">
            <text:p>467940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5" calcext:value-type="float">
            <text:p>6835</text:p>
          </table:table-cell>
          <table:table-cell office:value-type="float" office:value="400928" calcext:value-type="float">
            <text:p>400928</text:p>
          </table:table-cell>
          <table:table-cell office:value-type="float" office:value="39311" calcext:value-type="float">
            <text:p>39311</text:p>
          </table:table-cell>
          <table:table-cell office:value-type="float" office:value="21760" calcext:value-type="float">
            <text:p>21760</text:p>
          </table:table-cell>
          <table:table-cell office:value-type="float" office:value="3424" calcext:value-type="float">
            <text:p>3424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3</text:p>
          </table:table-cell>
          <table:table-cell office:value-type="float" office:value="58870900" calcext:value-type="float">
            <text:p>5887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4:44</text:p>
          </table:table-cell>
          <table:table-cell office:value-type="float" office:value="59079904" calcext:value-type="float">
            <text:p>5907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5</text:p>
          </table:table-cell>
          <table:table-cell office:value-type="float" office:value="59079912" calcext:value-type="float">
            <text:p>59079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6</text:p>
          </table:table-cell>
          <table:table-cell office:value-type="float" office:value="59080416" calcext:value-type="float">
            <text:p>59080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7</text:p>
          </table:table-cell>
          <table:table-cell office:value-type="float" office:value="59079352" calcext:value-type="float">
            <text:p>59079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8</text:p>
          </table:table-cell>
          <table:table-cell office:value-type="float" office:value="59079104" calcext:value-type="float">
            <text:p>59079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9</text:p>
          </table:table-cell>
          <table:table-cell office:value-type="float" office:value="59079744" calcext:value-type="float">
            <text:p>59079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0</text:p>
          </table:table-cell>
          <table:table-cell office:value-type="float" office:value="59079732" calcext:value-type="float">
            <text:p>59079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1</text:p>
          </table:table-cell>
          <table:table-cell office:value-type="float" office:value="59079112" calcext:value-type="float">
            <text:p>59079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2</text:p>
          </table:table-cell>
          <table:table-cell office:value-type="float" office:value="59078648" calcext:value-type="float">
            <text:p>59078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72604" calcext:value-type="float">
            <text:p>272604</text:p>
          </table:table-cell>
          <table:table-cell office:value-type="float" office:value="235444" calcext:value-type="float">
            <text:p>235444</text:p>
          </table:table-cell>
          <table:table-cell office:value-type="float" office:value="37160" calcext:value-type="float">
            <text:p>37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1" calcext:value-type="float">
            <text:p>6251</text:p>
          </table:table-cell>
          <table:table-cell office:value-type="float" office:value="38656" calcext:value-type="float">
            <text:p>38656</text:p>
          </table:table-cell>
          <table:table-cell office:value-type="float" office:value="15204" calcext:value-type="float">
            <text:p>15204</text:p>
          </table:table-cell>
          <table:table-cell office:value-type="float" office:value="21760" calcext:value-type="float">
            <text:p>21760</text:p>
          </table:table-cell>
          <table:table-cell office:value-type="float" office:value="1572" calcext:value-type="float">
            <text:p>1572</text:p>
          </table:table-cell>
          <table:table-cell office:value-type="float" office:value="668216" calcext:value-type="float">
            <text:p>66821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5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apmachine15-many-loaders-500-4-sanitized" table:style-name="ta1">
        <table:table-column table:style-name="co30" table:default-cell-style-name="ce1"/>
        <table:table-column table:style-name="co30" table:number-columns-repeated="4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office:value-type="string" calcext:value-type="string">
            <text:p>2021-04-05 15:54:54</text:p>
          </table:table-cell>
          <table:table-cell office:value-type="float" office:value="59675272" calcext:value-type="float">
            <text:p>59675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791228" calcext:value-type="float">
            <text:p>3791228</text:p>
          </table:table-cell>
          <table:table-cell office:value-type="float" office:value="126692" calcext:value-type="float">
            <text:p>126692</text:p>
          </table:table-cell>
          <table:table-cell office:value-type="float" office:value="98124" calcext:value-type="float">
            <text:p>98124</text:p>
          </table:table-cell>
          <table:table-cell office:value-type="float" office:value="28568" calcext:value-type="float">
            <text:p>285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777" calcext:value-type="float">
            <text:p>21777</text:p>
          </table:table-cell>
          <table:table-cell office:value-type="float" office:value="4864" calcext:value-type="float">
            <text:p>4864</text:p>
          </table:table-cell>
          <table:table-cell office:value-type="float" office:value="3832" calcext:value-type="float">
            <text:p>3832</text:p>
          </table:table-cell>
          <table:table-cell office:value-type="float" office:value="512" calcext:value-type="float">
            <text:p>512</text:p>
          </table:table-cell>
          <table:table-cell office:value-type="float" office:value="372" calcext:value-type="float">
            <text:p>372</text:p>
          </table:table-cell>
          <table:table-cell office:value-type="float" office:value="21296" calcext:value-type="float">
            <text:p>212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808" calcext:value-type="float">
            <text:p>3080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54:55</text:p>
          </table:table-cell>
          <table:table-cell office:value-type="float" office:value="59443776" calcext:value-type="float">
            <text:p>59443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81104" calcext:value-type="float">
            <text:p>181104</text:p>
          </table:table-cell>
          <table:table-cell office:value-type="float" office:value="144156" calcext:value-type="float">
            <text:p>144156</text:p>
          </table:table-cell>
          <table:table-cell office:value-type="float" office:value="36948" calcext:value-type="float">
            <text:p>36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43" calcext:value-type="float">
            <text:p>1843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7" calcext:value-type="float">
            <text:p>6427</text:p>
          </table:table-cell>
          <table:table-cell office:value-type="float" office:value="15232" calcext:value-type="float">
            <text:p>15232</text:p>
          </table:table-cell>
          <table:table-cell office:value-type="float" office:value="14734" calcext:value-type="float">
            <text:p>14734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52" calcext:value-type="float">
            <text:p>328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6</text:p>
          </table:table-cell>
          <table:table-cell office:value-type="float" office:value="59443288" calcext:value-type="float">
            <text:p>59443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81412" calcext:value-type="float">
            <text:p>181412</text:p>
          </table:table-cell>
          <table:table-cell office:value-type="float" office:value="144464" calcext:value-type="float">
            <text:p>144464</text:p>
          </table:table-cell>
          <table:table-cell office:value-type="float" office:value="36948" calcext:value-type="float">
            <text:p>3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7" calcext:value-type="float">
            <text:p>6427</text:p>
          </table:table-cell>
          <table:table-cell office:value-type="float" office:value="15232" calcext:value-type="float">
            <text:p>15232</text:p>
          </table:table-cell>
          <table:table-cell office:value-type="float" office:value="14736" calcext:value-type="float">
            <text:p>14736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7</text:p>
          </table:table-cell>
          <table:table-cell office:value-type="float" office:value="59443172" calcext:value-type="float">
            <text:p>59443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81596" calcext:value-type="float">
            <text:p>181596</text:p>
          </table:table-cell>
          <table:table-cell office:value-type="float" office:value="144648" calcext:value-type="float">
            <text:p>144648</text:p>
          </table:table-cell>
          <table:table-cell office:value-type="float" office:value="36948" calcext:value-type="float">
            <text:p>3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7" calcext:value-type="float">
            <text:p>6427</text:p>
          </table:table-cell>
          <table:table-cell office:value-type="float" office:value="15232" calcext:value-type="float">
            <text:p>15232</text:p>
          </table:table-cell>
          <table:table-cell office:value-type="float" office:value="14736" calcext:value-type="float">
            <text:p>14736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8</text:p>
          </table:table-cell>
          <table:table-cell office:value-type="float" office:value="59442784" calcext:value-type="float">
            <text:p>59442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81596" calcext:value-type="float">
            <text:p>181596</text:p>
          </table:table-cell>
          <table:table-cell office:value-type="float" office:value="144648" calcext:value-type="float">
            <text:p>144648</text:p>
          </table:table-cell>
          <table:table-cell office:value-type="float" office:value="36948" calcext:value-type="float">
            <text:p>3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7" calcext:value-type="float">
            <text:p>6427</text:p>
          </table:table-cell>
          <table:table-cell office:value-type="float" office:value="15232" calcext:value-type="float">
            <text:p>15232</text:p>
          </table:table-cell>
          <table:table-cell office:value-type="float" office:value="14736" calcext:value-type="float">
            <text:p>14736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9</text:p>
          </table:table-cell>
          <table:table-cell office:value-type="float" office:value="59442072" calcext:value-type="float">
            <text:p>5944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81648" calcext:value-type="float">
            <text:p>181648</text:p>
          </table:table-cell>
          <table:table-cell office:value-type="float" office:value="144700" calcext:value-type="float">
            <text:p>144700</text:p>
          </table:table-cell>
          <table:table-cell office:value-type="float" office:value="36948" calcext:value-type="float">
            <text:p>3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9" calcext:value-type="float">
            <text:p>6429</text:p>
          </table:table-cell>
          <table:table-cell office:value-type="float" office:value="15232" calcext:value-type="float">
            <text:p>15232</text:p>
          </table:table-cell>
          <table:table-cell office:value-type="float" office:value="14740" calcext:value-type="float">
            <text:p>14740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0</text:p>
          </table:table-cell>
          <table:table-cell office:value-type="float" office:value="59453540" calcext:value-type="float">
            <text:p>59453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77164" calcext:value-type="float">
            <text:p>177164</text:p>
          </table:table-cell>
          <table:table-cell office:value-type="float" office:value="140216" calcext:value-type="float">
            <text:p>140216</text:p>
          </table:table-cell>
          <table:table-cell office:value-type="float" office:value="36948" calcext:value-type="float">
            <text:p>3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9" calcext:value-type="float">
            <text:p>6429</text:p>
          </table:table-cell>
          <table:table-cell office:value-type="float" office:value="15232" calcext:value-type="float">
            <text:p>15232</text:p>
          </table:table-cell>
          <table:table-cell office:value-type="float" office:value="14740" calcext:value-type="float">
            <text:p>14740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1</text:p>
          </table:table-cell>
          <table:table-cell office:value-type="float" office:value="59453548" calcext:value-type="float">
            <text:p>59453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77164" calcext:value-type="float">
            <text:p>177164</text:p>
          </table:table-cell>
          <table:table-cell office:value-type="float" office:value="140216" calcext:value-type="float">
            <text:p>140216</text:p>
          </table:table-cell>
          <table:table-cell office:value-type="float" office:value="36948" calcext:value-type="float">
            <text:p>3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9" calcext:value-type="float">
            <text:p>6429</text:p>
          </table:table-cell>
          <table:table-cell office:value-type="float" office:value="15232" calcext:value-type="float">
            <text:p>15232</text:p>
          </table:table-cell>
          <table:table-cell office:value-type="float" office:value="14740" calcext:value-type="float">
            <text:p>14740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2</text:p>
          </table:table-cell>
          <table:table-cell office:value-type="float" office:value="59452868" calcext:value-type="float">
            <text:p>59452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77164" calcext:value-type="float">
            <text:p>177164</text:p>
          </table:table-cell>
          <table:table-cell office:value-type="float" office:value="140216" calcext:value-type="float">
            <text:p>140216</text:p>
          </table:table-cell>
          <table:table-cell office:value-type="float" office:value="36948" calcext:value-type="float">
            <text:p>3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9" calcext:value-type="float">
            <text:p>6429</text:p>
          </table:table-cell>
          <table:table-cell office:value-type="float" office:value="15232" calcext:value-type="float">
            <text:p>15232</text:p>
          </table:table-cell>
          <table:table-cell office:value-type="float" office:value="14740" calcext:value-type="float">
            <text:p>14740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3</text:p>
          </table:table-cell>
          <table:table-cell office:value-type="float" office:value="59452364" calcext:value-type="float">
            <text:p>59452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77164" calcext:value-type="float">
            <text:p>177164</text:p>
          </table:table-cell>
          <table:table-cell office:value-type="float" office:value="140216" calcext:value-type="float">
            <text:p>140216</text:p>
          </table:table-cell>
          <table:table-cell office:value-type="float" office:value="36948" calcext:value-type="float">
            <text:p>3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9" calcext:value-type="float">
            <text:p>6429</text:p>
          </table:table-cell>
          <table:table-cell office:value-type="float" office:value="15232" calcext:value-type="float">
            <text:p>15232</text:p>
          </table:table-cell>
          <table:table-cell office:value-type="float" office:value="14740" calcext:value-type="float">
            <text:p>14740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4</text:p>
          </table:table-cell>
          <table:table-cell office:value-type="float" office:value="59452200" calcext:value-type="float">
            <text:p>59452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616" calcext:value-type="float">
            <text:p>3932616</text:p>
          </table:table-cell>
          <table:table-cell office:value-type="float" office:value="177164" calcext:value-type="float">
            <text:p>177164</text:p>
          </table:table-cell>
          <table:table-cell office:value-type="float" office:value="140216" calcext:value-type="float">
            <text:p>140216</text:p>
          </table:table-cell>
          <table:table-cell office:value-type="float" office:value="36948" calcext:value-type="float">
            <text:p>3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9" calcext:value-type="float">
            <text:p>6429</text:p>
          </table:table-cell>
          <table:table-cell office:value-type="float" office:value="15232" calcext:value-type="float">
            <text:p>15232</text:p>
          </table:table-cell>
          <table:table-cell office:value-type="float" office:value="14740" calcext:value-type="float">
            <text:p>14740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5388" calcext:value-type="float">
            <text:p>2538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5</text:p>
          </table:table-cell>
          <table:table-cell office:value-type="float" office:value="59229904" calcext:value-type="float">
            <text:p>5922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9752" calcext:value-type="float">
            <text:p>3979752</text:p>
          </table:table-cell>
          <table:table-cell office:value-type="float" office:value="247284" calcext:value-type="float">
            <text:p>247284</text:p>
          </table:table-cell>
          <table:table-cell office:value-type="float" office:value="210232" calcext:value-type="float">
            <text:p>210232</text:p>
          </table:table-cell>
          <table:table-cell office:value-type="float" office:value="37052" calcext:value-type="float">
            <text:p>37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117" calcext:value-type="float">
            <text:p>18117</text:p>
          </table:table-cell>
          <table:table-cell office:value-type="float" office:value="64332" calcext:value-type="float">
            <text:p>64332</text:p>
          </table:table-cell>
          <table:table-cell office:value-type="float" office:value="47779" calcext:value-type="float">
            <text:p>47779</text:p>
          </table:table-cell>
          <table:table-cell office:value-type="float" office:value="8780" calcext:value-type="float">
            <text:p>8780</text:p>
          </table:table-cell>
          <table:table-cell office:value-type="float" office:value="4037" calcext:value-type="float">
            <text:p>4037</text:p>
          </table:table-cell>
          <table:table-cell office:value-type="float" office:value="72216" calcext:value-type="float">
            <text:p>722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780" calcext:value-type="float">
            <text:p>30780</text:p>
          </table:table-cell>
          <table:table-cell office:value-type="float" office:value="3565" calcext:value-type="float">
            <text:p>3565</text:p>
          </table:table-cell>
          <table:table-cell office:value-type="float" office:value="36" calcext:value-type="float">
            <text:p>36</text:p>
          </table:table-cell>
          <table:table-cell office:value-type="float" office:value="6964" calcext:value-type="float">
            <text:p>6964</text:p>
          </table:table-cell>
          <table:table-cell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6</text:p>
          </table:table-cell>
          <table:table-cell office:value-type="float" office:value="58617284" calcext:value-type="float">
            <text:p>58617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05788" calcext:value-type="float">
            <text:p>405788</text:p>
          </table:table-cell>
          <table:table-cell office:value-type="float" office:value="368736" calcext:value-type="float">
            <text:p>368736</text:p>
          </table:table-cell>
          <table:table-cell office:value-type="float" office:value="37052" calcext:value-type="float">
            <text:p>37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5594" calcext:value-type="float">
            <text:p>4559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77487" calcext:value-type="float">
            <text:p>177487</text:p>
          </table:table-cell>
          <table:table-cell office:value-type="float" office:value="21708" calcext:value-type="float">
            <text:p>21708</text:p>
          </table:table-cell>
          <table:table-cell office:value-type="float" office:value="15320" calcext:value-type="float">
            <text:p>15320</text:p>
          </table:table-cell>
          <table:table-cell office:value-type="float" office:value="576600" calcext:value-type="float">
            <text:p>57660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56" calcext:value-type="float">
            <text:p>33856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19210" calcext:value-type="float">
            <text:p>19210</text:p>
          </table:table-cell>
          <table:table-cell office:value-type="float" office:value="12246" calcext:value-type="float">
            <text:p>1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7</text:p>
          </table:table-cell>
          <table:table-cell office:value-type="float" office:value="58279876" calcext:value-type="float">
            <text:p>58279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64072" calcext:value-type="float">
            <text:p>464072</text:p>
          </table:table-cell>
          <table:table-cell office:value-type="float" office:value="427020" calcext:value-type="float">
            <text:p>427020</text:p>
          </table:table-cell>
          <table:table-cell office:value-type="float" office:value="37052" calcext:value-type="float">
            <text:p>37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6" calcext:value-type="float">
            <text:p>33856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office:value-type="float" office:value="4247" calcext:value-type="float">
            <text:p>4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8</text:p>
          </table:table-cell>
          <table:table-cell office:value-type="float" office:value="58271356" calcext:value-type="float">
            <text:p>5827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64072" calcext:value-type="float">
            <text:p>464072</text:p>
          </table:table-cell>
          <table:table-cell office:value-type="float" office:value="427020" calcext:value-type="float">
            <text:p>427020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6" calcext:value-type="float">
            <text:p>33856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9</text:p>
          </table:table-cell>
          <table:table-cell office:value-type="float" office:value="58271588" calcext:value-type="float">
            <text:p>5827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64412" calcext:value-type="float">
            <text:p>464412</text:p>
          </table:table-cell>
          <table:table-cell office:value-type="float" office:value="427360" calcext:value-type="float">
            <text:p>427360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0</text:p>
          </table:table-cell>
          <table:table-cell office:value-type="float" office:value="58288864" calcext:value-type="float">
            <text:p>58288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680" calcext:value-type="float">
            <text:p>454680</text:p>
          </table:table-cell>
          <table:table-cell office:value-type="float" office:value="417628" calcext:value-type="float">
            <text:p>417628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1</text:p>
          </table:table-cell>
          <table:table-cell office:value-type="float" office:value="58288672" calcext:value-type="float">
            <text:p>58288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680" calcext:value-type="float">
            <text:p>454680</text:p>
          </table:table-cell>
          <table:table-cell office:value-type="float" office:value="417628" calcext:value-type="float">
            <text:p>417628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2</text:p>
          </table:table-cell>
          <table:table-cell office:value-type="float" office:value="58288364" calcext:value-type="float">
            <text:p>58288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680" calcext:value-type="float">
            <text:p>454680</text:p>
          </table:table-cell>
          <table:table-cell office:value-type="float" office:value="417628" calcext:value-type="float">
            <text:p>417628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3</text:p>
          </table:table-cell>
          <table:table-cell office:value-type="float" office:value="58287704" calcext:value-type="float">
            <text:p>58287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680" calcext:value-type="float">
            <text:p>454680</text:p>
          </table:table-cell>
          <table:table-cell office:value-type="float" office:value="417628" calcext:value-type="float">
            <text:p>417628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4</text:p>
          </table:table-cell>
          <table:table-cell office:value-type="float" office:value="58287360" calcext:value-type="float">
            <text:p>5828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680" calcext:value-type="float">
            <text:p>454680</text:p>
          </table:table-cell>
          <table:table-cell office:value-type="float" office:value="417628" calcext:value-type="float">
            <text:p>417628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5</text:p>
          </table:table-cell>
          <table:table-cell office:value-type="float" office:value="58287136" calcext:value-type="float">
            <text:p>5828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680" calcext:value-type="float">
            <text:p>454680</text:p>
          </table:table-cell>
          <table:table-cell office:value-type="float" office:value="417628" calcext:value-type="float">
            <text:p>417628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6</text:p>
          </table:table-cell>
          <table:table-cell office:value-type="float" office:value="58286868" calcext:value-type="float">
            <text:p>58286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680" calcext:value-type="float">
            <text:p>454680</text:p>
          </table:table-cell>
          <table:table-cell office:value-type="float" office:value="417628" calcext:value-type="float">
            <text:p>417628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35" calcext:value-type="float">
            <text:p>14435</text:p>
          </table:table-cell>
          <table:table-cell office:value-type="float" office:value="435048" calcext:value-type="float">
            <text:p>435048</text:p>
          </table:table-cell>
          <table:table-cell office:value-type="float" office:value="218793" calcext:value-type="float">
            <text:p>218793</text:p>
          </table:table-cell>
          <table:table-cell office:value-type="float" office:value="21708" calcext:value-type="float">
            <text:p>21708</text:p>
          </table:table-cell>
          <table:table-cell office:value-type="float" office:value="18408" calcext:value-type="float">
            <text:p>18408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7</text:p>
          </table:table-cell>
          <table:table-cell office:value-type="float" office:value="58286044" calcext:value-type="float">
            <text:p>58286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944" calcext:value-type="float">
            <text:p>454944</text:p>
          </table:table-cell>
          <table:table-cell office:value-type="float" office:value="417892" calcext:value-type="float">
            <text:p>417892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286" calcext:value-type="float">
            <text:p>13286</text:p>
          </table:table-cell>
          <table:table-cell office:value-type="float" office:value="435048" calcext:value-type="float">
            <text:p>435048</text:p>
          </table:table-cell>
          <table:table-cell office:value-type="float" office:value="198391" calcext:value-type="float">
            <text:p>198391</text:p>
          </table:table-cell>
          <table:table-cell office:value-type="float" office:value="21708" calcext:value-type="float">
            <text:p>21708</text:p>
          </table:table-cell>
          <table:table-cell office:value-type="float" office:value="16724" calcext:value-type="float">
            <text:p>16724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4558" calcext:value-type="float">
            <text:p>4558</text:p>
          </table:table-cell>
          <table:table-cell office:value-type="float" office:value="36" calcext:value-type="float">
            <text:p>36</text:p>
          </table:table-cell>
          <table:table-cell office:value-type="float" office:value="21457" calcext:value-type="float">
            <text:p>21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18</text:p>
          </table:table-cell>
          <table:table-cell office:value-type="float" office:value="58285740" calcext:value-type="float">
            <text:p>58285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944" calcext:value-type="float">
            <text:p>454944</text:p>
          </table:table-cell>
          <table:table-cell office:value-type="float" office:value="417892" calcext:value-type="float">
            <text:p>417892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615" calcext:value-type="float">
            <text:p>13615</text:p>
          </table:table-cell>
          <table:table-cell office:value-type="float" office:value="435048" calcext:value-type="float">
            <text:p>435048</text:p>
          </table:table-cell>
          <table:table-cell office:value-type="float" office:value="198391" calcext:value-type="float">
            <text:p>198391</text:p>
          </table:table-cell>
          <table:table-cell office:value-type="float" office:value="21708" calcext:value-type="float">
            <text:p>21708</text:p>
          </table:table-cell>
          <table:table-cell office:value-type="float" office:value="16724" calcext:value-type="float">
            <text:p>16724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4558" calcext:value-type="float">
            <text:p>4558</text:p>
          </table:table-cell>
          <table:table-cell office:value-type="float" office:value="36" calcext:value-type="float">
            <text:p>36</text:p>
          </table:table-cell>
          <table:table-cell office:value-type="float" office:value="21457" calcext:value-type="float">
            <text:p>21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9</text:p>
          </table:table-cell>
          <table:table-cell office:value-type="float" office:value="58285208" calcext:value-type="float">
            <text:p>58285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4944" calcext:value-type="float">
            <text:p>454944</text:p>
          </table:table-cell>
          <table:table-cell office:value-type="float" office:value="417892" calcext:value-type="float">
            <text:p>417892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615" calcext:value-type="float">
            <text:p>13615</text:p>
          </table:table-cell>
          <table:table-cell office:value-type="float" office:value="435048" calcext:value-type="float">
            <text:p>435048</text:p>
          </table:table-cell>
          <table:table-cell office:value-type="float" office:value="198391" calcext:value-type="float">
            <text:p>198391</text:p>
          </table:table-cell>
          <table:table-cell office:value-type="float" office:value="21708" calcext:value-type="float">
            <text:p>21708</text:p>
          </table:table-cell>
          <table:table-cell office:value-type="float" office:value="16724" calcext:value-type="float">
            <text:p>16724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4558" calcext:value-type="float">
            <text:p>4558</text:p>
          </table:table-cell>
          <table:table-cell office:value-type="float" office:value="36" calcext:value-type="float">
            <text:p>36</text:p>
          </table:table-cell>
          <table:table-cell office:value-type="float" office:value="21457" calcext:value-type="float">
            <text:p>21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0</text:p>
          </table:table-cell>
          <table:table-cell office:value-type="float" office:value="58284704" calcext:value-type="float">
            <text:p>58284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466" calcext:value-type="float">
            <text:p>12466</text:p>
          </table:table-cell>
          <table:table-cell office:value-type="float" office:value="435048" calcext:value-type="float">
            <text:p>435048</text:p>
          </table:table-cell>
          <table:table-cell office:value-type="float" office:value="177989" calcext:value-type="float">
            <text:p>177989</text:p>
          </table:table-cell>
          <table:table-cell office:value-type="float" office:value="21708" calcext:value-type="float">
            <text:p>21708</text:p>
          </table:table-cell>
          <table:table-cell office:value-type="float" office:value="15041" calcext:value-type="float">
            <text:p>15041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9457" calcext:value-type="float">
            <text:p>19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21</text:p>
          </table:table-cell>
          <table:table-cell office:value-type="float" office:value="58283928" calcext:value-type="float">
            <text:p>58283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794" calcext:value-type="float">
            <text:p>1279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77989" calcext:value-type="float">
            <text:p>177989</text:p>
          </table:table-cell>
          <table:table-cell office:value-type="float" office:value="21708" calcext:value-type="float">
            <text:p>21708</text:p>
          </table:table-cell>
          <table:table-cell office:value-type="float" office:value="15041" calcext:value-type="float">
            <text:p>15041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9457" calcext:value-type="float">
            <text:p>19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2</text:p>
          </table:table-cell>
          <table:table-cell office:value-type="float" office:value="58284516" calcext:value-type="float">
            <text:p>58284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794" calcext:value-type="float">
            <text:p>1279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77989" calcext:value-type="float">
            <text:p>177989</text:p>
          </table:table-cell>
          <table:table-cell office:value-type="float" office:value="21708" calcext:value-type="float">
            <text:p>21708</text:p>
          </table:table-cell>
          <table:table-cell office:value-type="float" office:value="15041" calcext:value-type="float">
            <text:p>15041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9457" calcext:value-type="float">
            <text:p>19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3</text:p>
          </table:table-cell>
          <table:table-cell office:value-type="float" office:value="58284208" calcext:value-type="float">
            <text:p>58284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5" calcext:value-type="float">
            <text:p>11645</text:p>
          </table:table-cell>
          <table:table-cell office:value-type="float" office:value="435048" calcext:value-type="float">
            <text:p>435048</text:p>
          </table:table-cell>
          <table:table-cell office:value-type="float" office:value="157587" calcext:value-type="float">
            <text:p>157587</text:p>
          </table:table-cell>
          <table:table-cell office:value-type="float" office:value="21708" calcext:value-type="float">
            <text:p>21708</text:p>
          </table:table-cell>
          <table:table-cell office:value-type="float" office:value="13357" calcext:value-type="float">
            <text:p>13357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3558" calcext:value-type="float">
            <text:p>3558</text:p>
          </table:table-cell>
          <table:table-cell office:value-type="float" office:value="36" calcext:value-type="float">
            <text:p>36</text:p>
          </table:table-cell>
          <table:table-cell office:value-type="float" office:value="17457" calcext:value-type="float">
            <text:p>17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24</text:p>
          </table:table-cell>
          <table:table-cell office:value-type="float" office:value="58284224" calcext:value-type="float">
            <text:p>5828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74" calcext:value-type="float">
            <text:p>1197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57587" calcext:value-type="float">
            <text:p>157587</text:p>
          </table:table-cell>
          <table:table-cell office:value-type="float" office:value="21708" calcext:value-type="float">
            <text:p>21708</text:p>
          </table:table-cell>
          <table:table-cell office:value-type="float" office:value="13357" calcext:value-type="float">
            <text:p>13357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3558" calcext:value-type="float">
            <text:p>3558</text:p>
          </table:table-cell>
          <table:table-cell office:value-type="float" office:value="36" calcext:value-type="float">
            <text:p>36</text:p>
          </table:table-cell>
          <table:table-cell office:value-type="float" office:value="17457" calcext:value-type="float">
            <text:p>17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5</text:p>
          </table:table-cell>
          <table:table-cell office:value-type="float" office:value="58283452" calcext:value-type="float">
            <text:p>58283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74" calcext:value-type="float">
            <text:p>1197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57587" calcext:value-type="float">
            <text:p>157587</text:p>
          </table:table-cell>
          <table:table-cell office:value-type="float" office:value="21708" calcext:value-type="float">
            <text:p>21708</text:p>
          </table:table-cell>
          <table:table-cell office:value-type="float" office:value="13357" calcext:value-type="float">
            <text:p>13357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3558" calcext:value-type="float">
            <text:p>3558</text:p>
          </table:table-cell>
          <table:table-cell office:value-type="float" office:value="36" calcext:value-type="float">
            <text:p>36</text:p>
          </table:table-cell>
          <table:table-cell office:value-type="float" office:value="17457" calcext:value-type="float">
            <text:p>17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6</text:p>
          </table:table-cell>
          <table:table-cell office:value-type="float" office:value="58283620" calcext:value-type="float">
            <text:p>58283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25" calcext:value-type="float">
            <text:p>10825</text:p>
          </table:table-cell>
          <table:table-cell office:value-type="float" office:value="435048" calcext:value-type="float">
            <text:p>435048</text:p>
          </table:table-cell>
          <table:table-cell office:value-type="float" office:value="137184" calcext:value-type="float">
            <text:p>137184</text:p>
          </table:table-cell>
          <table:table-cell office:value-type="float" office:value="21708" calcext:value-type="float">
            <text:p>21708</text:p>
          </table:table-cell>
          <table:table-cell office:value-type="float" office:value="11674" calcext:value-type="float">
            <text:p>11674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15457" calcext:value-type="float">
            <text:p>15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27</text:p>
          </table:table-cell>
          <table:table-cell office:value-type="float" office:value="58282904" calcext:value-type="float">
            <text:p>58282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4" calcext:value-type="float">
            <text:p>1115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37184" calcext:value-type="float">
            <text:p>137184</text:p>
          </table:table-cell>
          <table:table-cell office:value-type="float" office:value="21708" calcext:value-type="float">
            <text:p>21708</text:p>
          </table:table-cell>
          <table:table-cell office:value-type="float" office:value="11674" calcext:value-type="float">
            <text:p>11674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15457" calcext:value-type="float">
            <text:p>1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8</text:p>
          </table:table-cell>
          <table:table-cell office:value-type="float" office:value="58282516" calcext:value-type="float">
            <text:p>5828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4" calcext:value-type="float">
            <text:p>1115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37184" calcext:value-type="float">
            <text:p>137184</text:p>
          </table:table-cell>
          <table:table-cell office:value-type="float" office:value="21708" calcext:value-type="float">
            <text:p>21708</text:p>
          </table:table-cell>
          <table:table-cell office:value-type="float" office:value="11674" calcext:value-type="float">
            <text:p>11674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15457" calcext:value-type="float">
            <text:p>1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9</text:p>
          </table:table-cell>
          <table:table-cell office:value-type="float" office:value="58300708" calcext:value-type="float">
            <text:p>58300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334" calcext:value-type="float">
            <text:p>1033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16782" calcext:value-type="float">
            <text:p>116782</text:p>
          </table:table-cell>
          <table:table-cell office:value-type="float" office:value="21708" calcext:value-type="float">
            <text:p>21708</text:p>
          </table:table-cell>
          <table:table-cell office:value-type="float" office:value="9990" calcext:value-type="float">
            <text:p>9990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13457" calcext:value-type="float">
            <text:p>13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30</text:p>
          </table:table-cell>
          <table:table-cell office:value-type="float" office:value="58301040" calcext:value-type="float">
            <text:p>58301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334" calcext:value-type="float">
            <text:p>1033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16782" calcext:value-type="float">
            <text:p>116782</text:p>
          </table:table-cell>
          <table:table-cell office:value-type="float" office:value="21708" calcext:value-type="float">
            <text:p>21708</text:p>
          </table:table-cell>
          <table:table-cell office:value-type="float" office:value="9990" calcext:value-type="float">
            <text:p>9990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13457" calcext:value-type="float">
            <text:p>1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1</text:p>
          </table:table-cell>
          <table:table-cell office:value-type="float" office:value="58301044" calcext:value-type="float">
            <text:p>58301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334" calcext:value-type="float">
            <text:p>10334</text:p>
          </table:table-cell>
          <table:table-cell office:value-type="float" office:value="435048" calcext:value-type="float">
            <text:p>435048</text:p>
          </table:table-cell>
          <table:table-cell office:value-type="float" office:value="116782" calcext:value-type="float">
            <text:p>116782</text:p>
          </table:table-cell>
          <table:table-cell office:value-type="float" office:value="21708" calcext:value-type="float">
            <text:p>21708</text:p>
          </table:table-cell>
          <table:table-cell office:value-type="float" office:value="9990" calcext:value-type="float">
            <text:p>9990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13457" calcext:value-type="float">
            <text:p>1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2</text:p>
          </table:table-cell>
          <table:table-cell office:value-type="float" office:value="58307408" calcext:value-type="float">
            <text:p>58307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84" calcext:value-type="float">
            <text:p>9184</text:p>
          </table:table-cell>
          <table:table-cell office:value-type="float" office:value="435048" calcext:value-type="float">
            <text:p>435048</text:p>
          </table:table-cell>
          <table:table-cell office:value-type="float" office:value="96384" calcext:value-type="float">
            <text:p>96384</text:p>
          </table:table-cell>
          <table:table-cell office:value-type="float" office:value="21708" calcext:value-type="float">
            <text:p>21708</text:p>
          </table:table-cell>
          <table:table-cell office:value-type="float" office:value="8306" calcext:value-type="float">
            <text:p>830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1457" calcext:value-type="float">
            <text:p>11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33</text:p>
          </table:table-cell>
          <table:table-cell office:value-type="float" office:value="58307728" calcext:value-type="float">
            <text:p>58307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9513" calcext:value-type="float">
            <text:p>9513</text:p>
          </table:table-cell>
          <table:table-cell office:value-type="float" office:value="435048" calcext:value-type="float">
            <text:p>435048</text:p>
          </table:table-cell>
          <table:table-cell office:value-type="float" office:value="96384" calcext:value-type="float">
            <text:p>96384</text:p>
          </table:table-cell>
          <table:table-cell office:value-type="float" office:value="21708" calcext:value-type="float">
            <text:p>21708</text:p>
          </table:table-cell>
          <table:table-cell office:value-type="float" office:value="8306" calcext:value-type="float">
            <text:p>830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1457" calcext:value-type="float">
            <text:p>11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4</text:p>
          </table:table-cell>
          <table:table-cell office:value-type="float" office:value="58307420" calcext:value-type="float">
            <text:p>58307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9513" calcext:value-type="float">
            <text:p>9513</text:p>
          </table:table-cell>
          <table:table-cell office:value-type="float" office:value="435048" calcext:value-type="float">
            <text:p>435048</text:p>
          </table:table-cell>
          <table:table-cell office:value-type="float" office:value="96384" calcext:value-type="float">
            <text:p>96384</text:p>
          </table:table-cell>
          <table:table-cell office:value-type="float" office:value="21708" calcext:value-type="float">
            <text:p>21708</text:p>
          </table:table-cell>
          <table:table-cell office:value-type="float" office:value="8306" calcext:value-type="float">
            <text:p>830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1457" calcext:value-type="float">
            <text:p>11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5</text:p>
          </table:table-cell>
          <table:table-cell office:value-type="float" office:value="58331328" calcext:value-type="float">
            <text:p>5833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64" calcext:value-type="float">
            <text:p>8364</text:p>
          </table:table-cell>
          <table:table-cell office:value-type="float" office:value="435048" calcext:value-type="float">
            <text:p>435048</text:p>
          </table:table-cell>
          <table:table-cell office:value-type="float" office:value="75982" calcext:value-type="float">
            <text:p>75982</text:p>
          </table:table-cell>
          <table:table-cell office:value-type="float" office:value="21708" calcext:value-type="float">
            <text:p>21708</text:p>
          </table:table-cell>
          <table:table-cell office:value-type="float" office:value="6623" calcext:value-type="float">
            <text:p>6623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9457" calcext:value-type="float">
            <text:p>9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36</text:p>
          </table:table-cell>
          <table:table-cell office:value-type="float" office:value="58331576" calcext:value-type="float">
            <text:p>58331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93" calcext:value-type="float">
            <text:p>8693</text:p>
          </table:table-cell>
          <table:table-cell office:value-type="float" office:value="435048" calcext:value-type="float">
            <text:p>435048</text:p>
          </table:table-cell>
          <table:table-cell office:value-type="float" office:value="75982" calcext:value-type="float">
            <text:p>75982</text:p>
          </table:table-cell>
          <table:table-cell office:value-type="float" office:value="21708" calcext:value-type="float">
            <text:p>21708</text:p>
          </table:table-cell>
          <table:table-cell office:value-type="float" office:value="6623" calcext:value-type="float">
            <text:p>6623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9457" calcext:value-type="float">
            <text:p>9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7</text:p>
          </table:table-cell>
          <table:table-cell office:value-type="float" office:value="58332368" calcext:value-type="float">
            <text:p>58332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93" calcext:value-type="float">
            <text:p>8693</text:p>
          </table:table-cell>
          <table:table-cell office:value-type="float" office:value="435048" calcext:value-type="float">
            <text:p>435048</text:p>
          </table:table-cell>
          <table:table-cell office:value-type="float" office:value="75982" calcext:value-type="float">
            <text:p>75982</text:p>
          </table:table-cell>
          <table:table-cell office:value-type="float" office:value="21708" calcext:value-type="float">
            <text:p>21708</text:p>
          </table:table-cell>
          <table:table-cell office:value-type="float" office:value="6623" calcext:value-type="float">
            <text:p>6623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9457" calcext:value-type="float">
            <text:p>9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8</text:p>
          </table:table-cell>
          <table:table-cell office:value-type="float" office:value="58347764" calcext:value-type="float">
            <text:p>58347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44" calcext:value-type="float">
            <text:p>7544</text:p>
          </table:table-cell>
          <table:table-cell office:value-type="float" office:value="435048" calcext:value-type="float">
            <text:p>435048</text:p>
          </table:table-cell>
          <table:table-cell office:value-type="float" office:value="55580" calcext:value-type="float">
            <text:p>55580</text:p>
          </table:table-cell>
          <table:table-cell office:value-type="float" office:value="21708" calcext:value-type="float">
            <text:p>21708</text:p>
          </table:table-cell>
          <table:table-cell office:value-type="float" office:value="4939" calcext:value-type="float">
            <text:p>4939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7457" calcext:value-type="float">
            <text:p>7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39</text:p>
          </table:table-cell>
          <table:table-cell office:value-type="float" office:value="58348372" calcext:value-type="float">
            <text:p>58348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73" calcext:value-type="float">
            <text:p>7873</text:p>
          </table:table-cell>
          <table:table-cell office:value-type="float" office:value="435048" calcext:value-type="float">
            <text:p>435048</text:p>
          </table:table-cell>
          <table:table-cell office:value-type="float" office:value="55580" calcext:value-type="float">
            <text:p>55580</text:p>
          </table:table-cell>
          <table:table-cell office:value-type="float" office:value="21708" calcext:value-type="float">
            <text:p>21708</text:p>
          </table:table-cell>
          <table:table-cell office:value-type="float" office:value="4939" calcext:value-type="float">
            <text:p>4939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7457" calcext:value-type="float">
            <text:p>7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0</text:p>
          </table:table-cell>
          <table:table-cell office:value-type="float" office:value="58348772" calcext:value-type="float">
            <text:p>58348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73" calcext:value-type="float">
            <text:p>7873</text:p>
          </table:table-cell>
          <table:table-cell office:value-type="float" office:value="435048" calcext:value-type="float">
            <text:p>435048</text:p>
          </table:table-cell>
          <table:table-cell office:value-type="float" office:value="55580" calcext:value-type="float">
            <text:p>55580</text:p>
          </table:table-cell>
          <table:table-cell office:value-type="float" office:value="21708" calcext:value-type="float">
            <text:p>21708</text:p>
          </table:table-cell>
          <table:table-cell office:value-type="float" office:value="4939" calcext:value-type="float">
            <text:p>4939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7457" calcext:value-type="float">
            <text:p>7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1</text:p>
          </table:table-cell>
          <table:table-cell office:value-type="float" office:value="58373048" calcext:value-type="float">
            <text:p>58373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24" calcext:value-type="float">
            <text:p>6724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42</text:p>
          </table:table-cell>
          <table:table-cell office:value-type="float" office:value="58373076" calcext:value-type="float">
            <text:p>58373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3</text:p>
          </table:table-cell>
          <table:table-cell office:value-type="float" office:value="58372816" calcext:value-type="float">
            <text:p>58372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4</text:p>
          </table:table-cell>
          <table:table-cell office:value-type="float" office:value="58371780" calcext:value-type="float">
            <text:p>58371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5</text:p>
          </table:table-cell>
          <table:table-cell office:value-type="float" office:value="58372312" calcext:value-type="float">
            <text:p>58372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6</text:p>
          </table:table-cell>
          <table:table-cell office:value-type="float" office:value="58371756" calcext:value-type="float">
            <text:p>58371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7</text:p>
          </table:table-cell>
          <table:table-cell office:value-type="float" office:value="58371456" calcext:value-type="float">
            <text:p>58371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8</text:p>
          </table:table-cell>
          <table:table-cell office:value-type="float" office:value="58370564" calcext:value-type="float">
            <text:p>58370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9</text:p>
          </table:table-cell>
          <table:table-cell office:value-type="float" office:value="58370564" calcext:value-type="float">
            <text:p>58370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0</text:p>
          </table:table-cell>
          <table:table-cell office:value-type="float" office:value="58370192" calcext:value-type="float">
            <text:p>58370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1</text:p>
          </table:table-cell>
          <table:table-cell office:value-type="float" office:value="58369928" calcext:value-type="float">
            <text:p>58369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2</text:p>
          </table:table-cell>
          <table:table-cell office:value-type="float" office:value="58370360" calcext:value-type="float">
            <text:p>58370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3</text:p>
          </table:table-cell>
          <table:table-cell office:value-type="float" office:value="58370356" calcext:value-type="float">
            <text:p>58370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4</text:p>
          </table:table-cell>
          <table:table-cell office:value-type="float" office:value="58370608" calcext:value-type="float">
            <text:p>58370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5</text:p>
          </table:table-cell>
          <table:table-cell office:value-type="float" office:value="58370432" calcext:value-type="float">
            <text:p>58370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6</text:p>
          </table:table-cell>
          <table:table-cell office:value-type="float" office:value="58370128" calcext:value-type="float">
            <text:p>58370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7</text:p>
          </table:table-cell>
          <table:table-cell office:value-type="float" office:value="58370048" calcext:value-type="float">
            <text:p>5837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8</text:p>
          </table:table-cell>
          <table:table-cell office:value-type="float" office:value="58370168" calcext:value-type="float">
            <text:p>58370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9</text:p>
          </table:table-cell>
          <table:table-cell office:value-type="float" office:value="58370052" calcext:value-type="float">
            <text:p>5837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0</text:p>
          </table:table-cell>
          <table:table-cell office:value-type="float" office:value="58369684" calcext:value-type="float">
            <text:p>58369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1</text:p>
          </table:table-cell>
          <table:table-cell office:value-type="float" office:value="58369768" calcext:value-type="float">
            <text:p>58369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2</text:p>
          </table:table-cell>
          <table:table-cell office:value-type="float" office:value="58369732" calcext:value-type="float">
            <text:p>58369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3</text:p>
          </table:table-cell>
          <table:table-cell office:value-type="float" office:value="58370876" calcext:value-type="float">
            <text:p>58370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4</text:p>
          </table:table-cell>
          <table:table-cell office:value-type="float" office:value="58371224" calcext:value-type="float">
            <text:p>5837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5</text:p>
          </table:table-cell>
          <table:table-cell office:value-type="float" office:value="58371092" calcext:value-type="float">
            <text:p>5837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6</text:p>
          </table:table-cell>
          <table:table-cell office:value-type="float" office:value="58370992" calcext:value-type="float">
            <text:p>58370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7</text:p>
          </table:table-cell>
          <table:table-cell office:value-type="float" office:value="58370864" calcext:value-type="float">
            <text:p>58370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8</text:p>
          </table:table-cell>
          <table:table-cell office:value-type="float" office:value="58370200" calcext:value-type="float">
            <text:p>58370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9</text:p>
          </table:table-cell>
          <table:table-cell office:value-type="float" office:value="58370980" calcext:value-type="float">
            <text:p>58370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0</text:p>
          </table:table-cell>
          <table:table-cell office:value-type="float" office:value="58371436" calcext:value-type="float">
            <text:p>58371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1</text:p>
          </table:table-cell>
          <table:table-cell office:value-type="float" office:value="58371056" calcext:value-type="float">
            <text:p>58371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2</text:p>
          </table:table-cell>
          <table:table-cell office:value-type="float" office:value="58370744" calcext:value-type="float">
            <text:p>58370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3</text:p>
          </table:table-cell>
          <table:table-cell office:value-type="float" office:value="58371012" calcext:value-type="float">
            <text:p>58371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4</text:p>
          </table:table-cell>
          <table:table-cell office:value-type="float" office:value="58371012" calcext:value-type="float">
            <text:p>58371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5</text:p>
          </table:table-cell>
          <table:table-cell office:value-type="float" office:value="58370392" calcext:value-type="float">
            <text:p>58370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6</text:p>
          </table:table-cell>
          <table:table-cell office:value-type="float" office:value="58370392" calcext:value-type="float">
            <text:p>58370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7</text:p>
          </table:table-cell>
          <table:table-cell office:value-type="float" office:value="58370208" calcext:value-type="float">
            <text:p>58370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8</text:p>
          </table:table-cell>
          <table:table-cell office:value-type="float" office:value="58369160" calcext:value-type="float">
            <text:p>58369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9</text:p>
          </table:table-cell>
          <table:table-cell office:value-type="float" office:value="58369272" calcext:value-type="float">
            <text:p>58369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0</text:p>
          </table:table-cell>
          <table:table-cell office:value-type="float" office:value="58369344" calcext:value-type="float">
            <text:p>58369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1</text:p>
          </table:table-cell>
          <table:table-cell office:value-type="float" office:value="58369020" calcext:value-type="float">
            <text:p>58369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2</text:p>
          </table:table-cell>
          <table:table-cell office:value-type="float" office:value="58369020" calcext:value-type="float">
            <text:p>58369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3</text:p>
          </table:table-cell>
          <table:table-cell office:value-type="float" office:value="58369776" calcext:value-type="float">
            <text:p>58369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4</text:p>
          </table:table-cell>
          <table:table-cell office:value-type="float" office:value="58369776" calcext:value-type="float">
            <text:p>58369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5</text:p>
          </table:table-cell>
          <table:table-cell office:value-type="float" office:value="58369272" calcext:value-type="float">
            <text:p>58369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6</text:p>
          </table:table-cell>
          <table:table-cell office:value-type="float" office:value="58368956" calcext:value-type="float">
            <text:p>58368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7</text:p>
          </table:table-cell>
          <table:table-cell office:value-type="float" office:value="58368516" calcext:value-type="float">
            <text:p>58368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8</text:p>
          </table:table-cell>
          <table:table-cell office:value-type="float" office:value="58368516" calcext:value-type="float">
            <text:p>58368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9</text:p>
          </table:table-cell>
          <table:table-cell office:value-type="float" office:value="58367508" calcext:value-type="float">
            <text:p>58367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0</text:p>
          </table:table-cell>
          <table:table-cell office:value-type="float" office:value="58367680" calcext:value-type="float">
            <text:p>58367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1</text:p>
          </table:table-cell>
          <table:table-cell office:value-type="float" office:value="58367688" calcext:value-type="float">
            <text:p>58367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2</text:p>
          </table:table-cell>
          <table:table-cell office:value-type="float" office:value="58367292" calcext:value-type="float">
            <text:p>58367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3</text:p>
          </table:table-cell>
          <table:table-cell office:value-type="float" office:value="58367544" calcext:value-type="float">
            <text:p>58367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4</text:p>
          </table:table-cell>
          <table:table-cell office:value-type="float" office:value="58367328" calcext:value-type="float">
            <text:p>58367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5</text:p>
          </table:table-cell>
          <table:table-cell office:value-type="float" office:value="58367536" calcext:value-type="float">
            <text:p>58367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6</text:p>
          </table:table-cell>
          <table:table-cell office:value-type="float" office:value="58367104" calcext:value-type="float">
            <text:p>58367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7</text:p>
          </table:table-cell>
          <table:table-cell office:value-type="float" office:value="58367220" calcext:value-type="float">
            <text:p>58367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8</text:p>
          </table:table-cell>
          <table:table-cell office:value-type="float" office:value="58367572" calcext:value-type="float">
            <text:p>58367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9</text:p>
          </table:table-cell>
          <table:table-cell office:value-type="float" office:value="58366600" calcext:value-type="float">
            <text:p>58366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0</text:p>
          </table:table-cell>
          <table:table-cell office:value-type="float" office:value="58366616" calcext:value-type="float">
            <text:p>58366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1</text:p>
          </table:table-cell>
          <table:table-cell office:value-type="float" office:value="58366728" calcext:value-type="float">
            <text:p>58366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2</text:p>
          </table:table-cell>
          <table:table-cell office:value-type="float" office:value="58366080" calcext:value-type="float">
            <text:p>58366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3</text:p>
          </table:table-cell>
          <table:table-cell office:value-type="float" office:value="58366332" calcext:value-type="float">
            <text:p>58366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704" calcext:value-type="float">
            <text:p>4403704</text:p>
          </table:table-cell>
          <table:table-cell office:value-type="float" office:value="455208" calcext:value-type="float">
            <text:p>455208</text:p>
          </table:table-cell>
          <table:table-cell office:value-type="float" office:value="418156" calcext:value-type="float">
            <text:p>41815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2" calcext:value-type="float">
            <text:p>7052</text:p>
          </table:table-cell>
          <table:table-cell office:value-type="float" office:value="435048" calcext:value-type="float">
            <text:p>435048</text:p>
          </table:table-cell>
          <table:table-cell office:value-type="float" office:value="35178" calcext:value-type="float">
            <text:p>35178</text:p>
          </table:table-cell>
          <table:table-cell office:value-type="float" office:value="21708" calcext:value-type="float">
            <text:p>21708</text:p>
          </table:table-cell>
          <table:table-cell office:value-type="float" office:value="3256" calcext:value-type="float">
            <text:p>3256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4</text:p>
          </table:table-cell>
          <table:table-cell office:value-type="float" office:value="58932792" calcext:value-type="float">
            <text:p>58932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6:45</text:p>
          </table:table-cell>
          <table:table-cell office:value-type="float" office:value="59152256" calcext:value-type="float">
            <text:p>59152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6</text:p>
          </table:table-cell>
          <table:table-cell office:value-type="float" office:value="59151360" calcext:value-type="float">
            <text:p>59151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7</text:p>
          </table:table-cell>
          <table:table-cell office:value-type="float" office:value="59152624" calcext:value-type="float">
            <text:p>5915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8</text:p>
          </table:table-cell>
          <table:table-cell office:value-type="float" office:value="59152244" calcext:value-type="float">
            <text:p>59152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9</text:p>
          </table:table-cell>
          <table:table-cell office:value-type="float" office:value="59152308" calcext:value-type="float">
            <text:p>59152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50</text:p>
          </table:table-cell>
          <table:table-cell office:value-type="float" office:value="59152056" calcext:value-type="float">
            <text:p>59152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51</text:p>
          </table:table-cell>
          <table:table-cell office:value-type="float" office:value="59151804" calcext:value-type="float">
            <text:p>59151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52</text:p>
          </table:table-cell>
          <table:table-cell office:value-type="float" office:value="59151444" calcext:value-type="float">
            <text:p>59151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53</text:p>
          </table:table-cell>
          <table:table-cell office:value-type="float" office:value="59151804" calcext:value-type="float">
            <text:p>59151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6392" calcext:value-type="float">
            <text:p>4006392</text:p>
          </table:table-cell>
          <table:table-cell office:value-type="float" office:value="257068" calcext:value-type="float">
            <text:p>257068</text:p>
          </table:table-cell>
          <table:table-cell office:value-type="float" office:value="220016" calcext:value-type="float">
            <text:p>220016</text:p>
          </table:table-cell>
          <table:table-cell office:value-type="float" office:value="37052" calcext:value-type="float">
            <text:p>37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2" calcext:value-type="float">
            <text:p>6232</text:p>
          </table:table-cell>
          <table:table-cell office:value-type="float" office:value="38092" calcext:value-type="float">
            <text:p>38092</text:p>
          </table:table-cell>
          <table:table-cell office:value-type="float" office:value="14776" calcext:value-type="float">
            <text:p>14776</text:p>
          </table:table-cell>
          <table:table-cell office:value-type="float" office:value="21708" calcext:value-type="float">
            <text:p>21708</text:p>
          </table:table-cell>
          <table:table-cell office:value-type="float" office:value="1572" calcext:value-type="float">
            <text:p>1572</text:p>
          </table:table-cell>
          <table:table-cell office:value-type="float" office:value="725080" calcext:value-type="float">
            <text:p>725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72" calcext:value-type="float">
            <text:p>3077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6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apmachine15-many-loaders-1000-2-sanitized" table:style-name="ta1">
        <table:table-column table:style-name="co30" table:number-columns-repeated="64" table:default-cell-style-name="ce3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6:55</text:p>
          </table:table-cell>
          <table:table-cell office:value-type="float" office:value="59679804" calcext:value-type="float">
            <text:p>596798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791228" calcext:value-type="float">
            <text:p>3791228</text:p>
          </table:table-cell>
          <table:table-cell office:value-type="float" office:value="125316" calcext:value-type="float">
            <text:p>125316</text:p>
          </table:table-cell>
          <table:table-cell office:value-type="float" office:value="96820" calcext:value-type="float">
            <text:p>96820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224" calcext:value-type="float">
            <text:p>21224</text:p>
          </table:table-cell>
          <table:table-cell office:value-type="float" office:value="4864" calcext:value-type="float">
            <text:p>4864</text:p>
          </table:table-cell>
          <table:table-cell office:value-type="float" office:value="3828" calcext:value-type="float">
            <text:p>3828</text:p>
          </table:table-cell>
          <table:table-cell office:value-type="float" office:value="512" calcext:value-type="float">
            <text:p>512</text:p>
          </table:table-cell>
          <table:table-cell office:value-type="float" office:value="372" calcext:value-type="float">
            <text:p>372</text:p>
          </table:table-cell>
          <table:table-cell office:value-type="float" office:value="21296" calcext:value-type="float">
            <text:p>21296</text:p>
          </table:table-cell>
          <table:table-cell office:value-type="float" office:value="7552" calcext:value-type="float">
            <text:p>75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808" calcext:value-type="float">
            <text:p>3080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2021-04-05 15:56:56</text:p>
          </table:table-cell>
          <table:table-cell office:value-type="float" office:value="59440624" calcext:value-type="float">
            <text:p>59440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85700" calcext:value-type="float">
            <text:p>185700</text:p>
          </table:table-cell>
          <table:table-cell office:value-type="float" office:value="148780" calcext:value-type="float">
            <text:p>148780</text:p>
          </table:table-cell>
          <table:table-cell office:value-type="float" office:value="36920" calcext:value-type="float">
            <text:p>36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97" calcext:value-type="float">
            <text:p>1797</text:p>
          </table:table-cell>
          <table:table-cell office:value-type="float" office:value="193" calcext:value-type="float">
            <text:p>193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82" calcext:value-type="float">
            <text:p>6182</text:p>
          </table:table-cell>
          <table:table-cell office:value-type="float" office:value="14976" calcext:value-type="float">
            <text:p>14976</text:p>
          </table:table-cell>
          <table:table-cell office:value-type="float" office:value="14538" calcext:value-type="float">
            <text:p>14538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52" calcext:value-type="float">
            <text:p>328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6:57</text:p>
          </table:table-cell>
          <table:table-cell office:value-type="float" office:value="59440124" calcext:value-type="float">
            <text:p>59440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86200" calcext:value-type="float">
            <text:p>186200</text:p>
          </table:table-cell>
          <table:table-cell office:value-type="float" office:value="149280" calcext:value-type="float">
            <text:p>149280</text:p>
          </table:table-cell>
          <table:table-cell office:value-type="float" office:value="36920" calcext:value-type="float">
            <text:p>36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82" calcext:value-type="float">
            <text:p>6182</text:p>
          </table:table-cell>
          <table:table-cell office:value-type="float" office:value="14976" calcext:value-type="float">
            <text:p>14976</text:p>
          </table:table-cell>
          <table:table-cell office:value-type="float" office:value="14541" calcext:value-type="float">
            <text:p>14541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6:58</text:p>
          </table:table-cell>
          <table:table-cell office:value-type="float" office:value="59439660" calcext:value-type="float">
            <text:p>59439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86616" calcext:value-type="float">
            <text:p>186616</text:p>
          </table:table-cell>
          <table:table-cell office:value-type="float" office:value="149632" calcext:value-type="float">
            <text:p>149632</text:p>
          </table:table-cell>
          <table:table-cell office:value-type="float" office:value="36984" calcext:value-type="float">
            <text:p>36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82" calcext:value-type="float">
            <text:p>6182</text:p>
          </table:table-cell>
          <table:table-cell office:value-type="float" office:value="14976" calcext:value-type="float">
            <text:p>14976</text:p>
          </table:table-cell>
          <table:table-cell office:value-type="float" office:value="14541" calcext:value-type="float">
            <text:p>14541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6:59</text:p>
          </table:table-cell>
          <table:table-cell office:value-type="float" office:value="59438664" calcext:value-type="float">
            <text:p>5943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86616" calcext:value-type="float">
            <text:p>186616</text:p>
          </table:table-cell>
          <table:table-cell office:value-type="float" office:value="149632" calcext:value-type="float">
            <text:p>149632</text:p>
          </table:table-cell>
          <table:table-cell office:value-type="float" office:value="36984" calcext:value-type="float">
            <text:p>36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82" calcext:value-type="float">
            <text:p>6182</text:p>
          </table:table-cell>
          <table:table-cell office:value-type="float" office:value="14976" calcext:value-type="float">
            <text:p>14976</text:p>
          </table:table-cell>
          <table:table-cell office:value-type="float" office:value="14541" calcext:value-type="float">
            <text:p>14541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0</text:p>
          </table:table-cell>
          <table:table-cell office:value-type="float" office:value="59438768" calcext:value-type="float">
            <text:p>59438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86616" calcext:value-type="float">
            <text:p>186616</text:p>
          </table:table-cell>
          <table:table-cell office:value-type="float" office:value="149632" calcext:value-type="float">
            <text:p>149632</text:p>
          </table:table-cell>
          <table:table-cell office:value-type="float" office:value="36984" calcext:value-type="float">
            <text:p>36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4976" calcext:value-type="float">
            <text:p>14976</text:p>
          </table:table-cell>
          <table:table-cell office:value-type="float" office:value="14544" calcext:value-type="float">
            <text:p>14544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1</text:p>
          </table:table-cell>
          <table:table-cell office:value-type="float" office:value="59450120" calcext:value-type="float">
            <text:p>59450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76888" calcext:value-type="float">
            <text:p>176888</text:p>
          </table:table-cell>
          <table:table-cell office:value-type="float" office:value="139904" calcext:value-type="float">
            <text:p>139904</text:p>
          </table:table-cell>
          <table:table-cell office:value-type="float" office:value="36984" calcext:value-type="float">
            <text:p>36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4976" calcext:value-type="float">
            <text:p>14976</text:p>
          </table:table-cell>
          <table:table-cell office:value-type="float" office:value="14545" calcext:value-type="float">
            <text:p>14545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2</text:p>
          </table:table-cell>
          <table:table-cell office:value-type="float" office:value="59450748" calcext:value-type="float">
            <text:p>59450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76888" calcext:value-type="float">
            <text:p>176888</text:p>
          </table:table-cell>
          <table:table-cell office:value-type="float" office:value="139904" calcext:value-type="float">
            <text:p>139904</text:p>
          </table:table-cell>
          <table:table-cell office:value-type="float" office:value="36984" calcext:value-type="float">
            <text:p>36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4976" calcext:value-type="float">
            <text:p>14976</text:p>
          </table:table-cell>
          <table:table-cell office:value-type="float" office:value="14545" calcext:value-type="float">
            <text:p>14545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3</text:p>
          </table:table-cell>
          <table:table-cell office:value-type="float" office:value="59450496" calcext:value-type="float">
            <text:p>59450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76888" calcext:value-type="float">
            <text:p>176888</text:p>
          </table:table-cell>
          <table:table-cell office:value-type="float" office:value="139904" calcext:value-type="float">
            <text:p>139904</text:p>
          </table:table-cell>
          <table:table-cell office:value-type="float" office:value="36984" calcext:value-type="float">
            <text:p>36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4976" calcext:value-type="float">
            <text:p>14976</text:p>
          </table:table-cell>
          <table:table-cell office:value-type="float" office:value="14545" calcext:value-type="float">
            <text:p>14545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4</text:p>
          </table:table-cell>
          <table:table-cell office:value-type="float" office:value="59450436" calcext:value-type="float">
            <text:p>59450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76888" calcext:value-type="float">
            <text:p>176888</text:p>
          </table:table-cell>
          <table:table-cell office:value-type="float" office:value="139904" calcext:value-type="float">
            <text:p>139904</text:p>
          </table:table-cell>
          <table:table-cell office:value-type="float" office:value="36984" calcext:value-type="float">
            <text:p>36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4976" calcext:value-type="float">
            <text:p>14976</text:p>
          </table:table-cell>
          <table:table-cell office:value-type="float" office:value="14545" calcext:value-type="float">
            <text:p>14545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5</text:p>
          </table:table-cell>
          <table:table-cell office:value-type="float" office:value="59449756" calcext:value-type="float">
            <text:p>59449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76888" calcext:value-type="float">
            <text:p>176888</text:p>
          </table:table-cell>
          <table:table-cell office:value-type="float" office:value="139904" calcext:value-type="float">
            <text:p>139904</text:p>
          </table:table-cell>
          <table:table-cell office:value-type="float" office:value="36984" calcext:value-type="float">
            <text:p>36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4" calcext:value-type="float">
            <text:p>6434</text:p>
          </table:table-cell>
          <table:table-cell office:value-type="float" office:value="14976" calcext:value-type="float">
            <text:p>14976</text:p>
          </table:table-cell>
          <table:table-cell office:value-type="float" office:value="14545" calcext:value-type="float">
            <text:p>14545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4960" calcext:value-type="float">
            <text:p>249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6</text:p>
          </table:table-cell>
          <table:table-cell office:value-type="float" office:value="59122428" calcext:value-type="float">
            <text:p>59122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0044" calcext:value-type="float">
            <text:p>4120044</text:p>
          </table:table-cell>
          <table:table-cell office:value-type="float" office:value="269516" calcext:value-type="float">
            <text:p>269516</text:p>
          </table:table-cell>
          <table:table-cell office:value-type="float" office:value="232492" calcext:value-type="float">
            <text:p>232492</text:p>
          </table:table-cell>
          <table:table-cell office:value-type="float" office:value="37024" calcext:value-type="float">
            <text:p>3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794" calcext:value-type="float">
            <text:p>15794</text:p>
          </table:table-cell>
          <table:table-cell office:value-type="float" office:value="74136" calcext:value-type="float">
            <text:p>74136</text:p>
          </table:table-cell>
          <table:table-cell office:value-type="float" office:value="55897" calcext:value-type="float">
            <text:p>55897</text:p>
          </table:table-cell>
          <table:table-cell office:value-type="float" office:value="10136" calcext:value-type="float">
            <text:p>10136</text:p>
          </table:table-cell>
          <table:table-cell office:value-type="float" office:value="4641" calcext:value-type="float">
            <text:p>4641</text:p>
          </table:table-cell>
          <table:table-cell office:value-type="float" office:value="122000" calcext:value-type="float">
            <text:p>122000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920" calcext:value-type="float">
            <text:p>35920</text:p>
          </table:table-cell>
          <table:table-cell office:value-type="float" office:value="4282" calcext:value-type="float">
            <text:p>4282</text:p>
          </table:table-cell>
          <table:table-cell office:value-type="float" office:value="36" calcext:value-type="float">
            <text:p>36</text:p>
          </table:table-cell>
          <table:table-cell office:value-type="float" office:value="7681" calcext:value-type="float">
            <text:p>7681</text:p>
          </table:table-cell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7</text:p>
          </table:table-cell>
          <table:table-cell office:value-type="float" office:value="58444096" calcext:value-type="float">
            <text:p>5844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2852" calcext:value-type="float">
            <text:p>4962852</text:p>
          </table:table-cell>
          <table:table-cell office:value-type="float" office:value="438792" calcext:value-type="float">
            <text:p>438792</text:p>
          </table:table-cell>
          <table:table-cell office:value-type="float" office:value="401768" calcext:value-type="float">
            <text:p>401768</text:p>
          </table:table-cell>
          <table:table-cell office:value-type="float" office:value="37024" calcext:value-type="float">
            <text:p>3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978" calcext:value-type="float">
            <text:p>33978</text:p>
          </table:table-cell>
          <table:table-cell office:value-type="float" office:value="527840" calcext:value-type="float">
            <text:p>527840</text:p>
          </table:table-cell>
          <table:table-cell office:value-type="float" office:value="178868" calcext:value-type="float">
            <text:p>178868</text:p>
          </table:table-cell>
          <table:table-cell office:value-type="float" office:value="21648" calcext:value-type="float">
            <text:p>21648</text:p>
          </table:table-cell>
          <table:table-cell office:value-type="float" office:value="13081" calcext:value-type="float">
            <text:p>13081</text:p>
          </table:table-cell>
          <table:table-cell office:value-type="float" office:value="581068" calcext:value-type="float">
            <text:p>58106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60" calcext:value-type="float">
            <text:p>4206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18955" calcext:value-type="float">
            <text:p>18955</text:p>
          </table:table-cell>
          <table:table-cell office:value-type="float" office:value="11274" calcext:value-type="float">
            <text:p>1127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8</text:p>
          </table:table-cell>
          <table:table-cell office:value-type="float" office:value="58154796" calcext:value-type="float">
            <text:p>58154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505944" calcext:value-type="float">
            <text:p>505944</text:p>
          </table:table-cell>
          <table:table-cell office:value-type="float" office:value="468920" calcext:value-type="float">
            <text:p>468920</text:p>
          </table:table-cell>
          <table:table-cell office:value-type="float" office:value="37024" calcext:value-type="float">
            <text:p>3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76" calcext:value-type="float">
            <text:p>38976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office:value-type="float" office:value="4502" calcext:value-type="float">
            <text:p>450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09</text:p>
          </table:table-cell>
          <table:table-cell office:value-type="float" office:value="58108644" calcext:value-type="float">
            <text:p>58108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505944" calcext:value-type="float">
            <text:p>505944</text:p>
          </table:table-cell>
          <table:table-cell office:value-type="float" office:value="468920" calcext:value-type="float">
            <text:p>468920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76" calcext:value-type="float">
            <text:p>38976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0</text:p>
          </table:table-cell>
          <table:table-cell office:value-type="float" office:value="58109296" calcext:value-type="float">
            <text:p>58109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506080" calcext:value-type="float">
            <text:p>506080</text:p>
          </table:table-cell>
          <table:table-cell office:value-type="float" office:value="469056" calcext:value-type="float">
            <text:p>46905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20" calcext:value-type="float">
            <text:p>3692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1</text:p>
          </table:table-cell>
          <table:table-cell office:value-type="float" office:value="58126128" calcext:value-type="float">
            <text:p>58126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336" calcext:value-type="float">
            <text:p>498336</text:p>
          </table:table-cell>
          <table:table-cell office:value-type="float" office:value="461312" calcext:value-type="float">
            <text:p>461312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20" calcext:value-type="float">
            <text:p>3692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2</text:p>
          </table:table-cell>
          <table:table-cell office:value-type="float" office:value="58126056" calcext:value-type="float">
            <text:p>58126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336" calcext:value-type="float">
            <text:p>498336</text:p>
          </table:table-cell>
          <table:table-cell office:value-type="float" office:value="461312" calcext:value-type="float">
            <text:p>461312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20" calcext:value-type="float">
            <text:p>3692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3</text:p>
          </table:table-cell>
          <table:table-cell office:value-type="float" office:value="58125860" calcext:value-type="float">
            <text:p>58125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336" calcext:value-type="float">
            <text:p>498336</text:p>
          </table:table-cell>
          <table:table-cell office:value-type="float" office:value="461312" calcext:value-type="float">
            <text:p>461312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20" calcext:value-type="float">
            <text:p>3692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4</text:p>
          </table:table-cell>
          <table:table-cell office:value-type="float" office:value="58125608" calcext:value-type="float">
            <text:p>58125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336" calcext:value-type="float">
            <text:p>498336</text:p>
          </table:table-cell>
          <table:table-cell office:value-type="float" office:value="461312" calcext:value-type="float">
            <text:p>461312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20" calcext:value-type="float">
            <text:p>3692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5</text:p>
          </table:table-cell>
          <table:table-cell office:value-type="float" office:value="58124852" calcext:value-type="float">
            <text:p>58124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368" calcext:value-type="float">
            <text:p>498368</text:p>
          </table:table-cell>
          <table:table-cell office:value-type="float" office:value="461344" calcext:value-type="float">
            <text:p>46134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6</text:p>
          </table:table-cell>
          <table:table-cell office:value-type="float" office:value="58124852" calcext:value-type="float">
            <text:p>58124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368" calcext:value-type="float">
            <text:p>498368</text:p>
          </table:table-cell>
          <table:table-cell office:value-type="float" office:value="461344" calcext:value-type="float">
            <text:p>46134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7</text:p>
          </table:table-cell>
          <table:table-cell office:value-type="float" office:value="58124872" calcext:value-type="float">
            <text:p>58124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368" calcext:value-type="float">
            <text:p>498368</text:p>
          </table:table-cell>
          <table:table-cell office:value-type="float" office:value="461344" calcext:value-type="float">
            <text:p>46134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6" calcext:value-type="float">
            <text:p>19696</text:p>
          </table:table-cell>
          <table:table-cell office:value-type="float" office:value="835012" calcext:value-type="float">
            <text:p>835012</text:p>
          </table:table-cell>
          <table:table-cell office:value-type="float" office:value="233566" calcext:value-type="float">
            <text:p>233566</text:p>
          </table:table-cell>
          <table:table-cell office:value-type="float" office:value="21648" calcext:value-type="float">
            <text:p>21648</text:p>
          </table:table-cell>
          <table:table-cell office:value-type="float" office:value="16572" calcext:value-type="float">
            <text:p>16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57" calcext:value-type="float">
            <text:p>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8</text:p>
          </table:table-cell>
          <table:table-cell office:value-type="float" office:value="58123612" calcext:value-type="float">
            <text:p>58123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863" calcext:value-type="float">
            <text:p>17863</text:p>
          </table:table-cell>
          <table:table-cell office:value-type="float" office:value="835012" calcext:value-type="float">
            <text:p>835012</text:p>
          </table:table-cell>
          <table:table-cell office:value-type="float" office:value="211668" calcext:value-type="float">
            <text:p>211668</text:p>
          </table:table-cell>
          <table:table-cell office:value-type="float" office:value="21648" calcext:value-type="float">
            <text:p>21648</text:p>
          </table:table-cell>
          <table:table-cell office:value-type="float" office:value="15072" calcext:value-type="float">
            <text:p>15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9058" calcext:value-type="float">
            <text:p>9058</text:p>
          </table:table-cell>
          <table:table-cell office:value-type="float" office:value="36" calcext:value-type="float">
            <text:p>36</text:p>
          </table:table-cell>
          <table:table-cell office:value-type="float" office:value="21457" calcext:value-type="float">
            <text:p>21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19</text:p>
          </table:table-cell>
          <table:table-cell office:value-type="float" office:value="58121872" calcext:value-type="float">
            <text:p>58121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369" calcext:value-type="float">
            <text:p>18369</text:p>
          </table:table-cell>
          <table:table-cell office:value-type="float" office:value="835012" calcext:value-type="float">
            <text:p>835012</text:p>
          </table:table-cell>
          <table:table-cell office:value-type="float" office:value="211668" calcext:value-type="float">
            <text:p>211668</text:p>
          </table:table-cell>
          <table:table-cell office:value-type="float" office:value="21648" calcext:value-type="float">
            <text:p>21648</text:p>
          </table:table-cell>
          <table:table-cell office:value-type="float" office:value="15072" calcext:value-type="float">
            <text:p>15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9058" calcext:value-type="float">
            <text:p>9058</text:p>
          </table:table-cell>
          <table:table-cell office:value-type="float" office:value="36" calcext:value-type="float">
            <text:p>36</text:p>
          </table:table-cell>
          <table:table-cell office:value-type="float" office:value="21457" calcext:value-type="float">
            <text:p>21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0</text:p>
          </table:table-cell>
          <table:table-cell office:value-type="float" office:value="58121196" calcext:value-type="float">
            <text:p>58121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369" calcext:value-type="float">
            <text:p>18369</text:p>
          </table:table-cell>
          <table:table-cell office:value-type="float" office:value="835012" calcext:value-type="float">
            <text:p>835012</text:p>
          </table:table-cell>
          <table:table-cell office:value-type="float" office:value="211668" calcext:value-type="float">
            <text:p>211668</text:p>
          </table:table-cell>
          <table:table-cell office:value-type="float" office:value="21648" calcext:value-type="float">
            <text:p>21648</text:p>
          </table:table-cell>
          <table:table-cell office:value-type="float" office:value="15072" calcext:value-type="float">
            <text:p>15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9058" calcext:value-type="float">
            <text:p>9058</text:p>
          </table:table-cell>
          <table:table-cell office:value-type="float" office:value="36" calcext:value-type="float">
            <text:p>36</text:p>
          </table:table-cell>
          <table:table-cell office:value-type="float" office:value="21457" calcext:value-type="float">
            <text:p>21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1</text:p>
          </table:table-cell>
          <table:table-cell office:value-type="float" office:value="58120140" calcext:value-type="float">
            <text:p>58120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35" calcext:value-type="float">
            <text:p>16535</text:p>
          </table:table-cell>
          <table:table-cell office:value-type="float" office:value="835012" calcext:value-type="float">
            <text:p>835012</text:p>
          </table:table-cell>
          <table:table-cell office:value-type="float" office:value="189770" calcext:value-type="float">
            <text:p>189770</text:p>
          </table:table-cell>
          <table:table-cell office:value-type="float" office:value="21648" calcext:value-type="float">
            <text:p>21648</text:p>
          </table:table-cell>
          <table:table-cell office:value-type="float" office:value="13572" calcext:value-type="float">
            <text:p>13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8058" calcext:value-type="float">
            <text:p>8058</text:p>
          </table:table-cell>
          <table:table-cell office:value-type="float" office:value="36" calcext:value-type="float">
            <text:p>36</text:p>
          </table:table-cell>
          <table:table-cell office:value-type="float" office:value="19457" calcext:value-type="float">
            <text:p>19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2</text:p>
          </table:table-cell>
          <table:table-cell office:value-type="float" office:value="58119268" calcext:value-type="float">
            <text:p>58119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041" calcext:value-type="float">
            <text:p>17041</text:p>
          </table:table-cell>
          <table:table-cell office:value-type="float" office:value="835012" calcext:value-type="float">
            <text:p>835012</text:p>
          </table:table-cell>
          <table:table-cell office:value-type="float" office:value="189770" calcext:value-type="float">
            <text:p>189770</text:p>
          </table:table-cell>
          <table:table-cell office:value-type="float" office:value="21648" calcext:value-type="float">
            <text:p>21648</text:p>
          </table:table-cell>
          <table:table-cell office:value-type="float" office:value="13572" calcext:value-type="float">
            <text:p>13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8058" calcext:value-type="float">
            <text:p>8058</text:p>
          </table:table-cell>
          <table:table-cell office:value-type="float" office:value="36" calcext:value-type="float">
            <text:p>36</text:p>
          </table:table-cell>
          <table:table-cell office:value-type="float" office:value="19457" calcext:value-type="float">
            <text:p>19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3</text:p>
          </table:table-cell>
          <table:table-cell office:value-type="float" office:value="58119296" calcext:value-type="float">
            <text:p>58119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041" calcext:value-type="float">
            <text:p>17041</text:p>
          </table:table-cell>
          <table:table-cell office:value-type="float" office:value="835012" calcext:value-type="float">
            <text:p>835012</text:p>
          </table:table-cell>
          <table:table-cell office:value-type="float" office:value="189770" calcext:value-type="float">
            <text:p>189770</text:p>
          </table:table-cell>
          <table:table-cell office:value-type="float" office:value="21648" calcext:value-type="float">
            <text:p>21648</text:p>
          </table:table-cell>
          <table:table-cell office:value-type="float" office:value="13572" calcext:value-type="float">
            <text:p>13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8058" calcext:value-type="float">
            <text:p>8058</text:p>
          </table:table-cell>
          <table:table-cell office:value-type="float" office:value="36" calcext:value-type="float">
            <text:p>36</text:p>
          </table:table-cell>
          <table:table-cell office:value-type="float" office:value="19457" calcext:value-type="float">
            <text:p>19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4</text:p>
          </table:table-cell>
          <table:table-cell office:value-type="float" office:value="58119304" calcext:value-type="float">
            <text:p>58119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207" calcext:value-type="float">
            <text:p>15207</text:p>
          </table:table-cell>
          <table:table-cell office:value-type="float" office:value="835012" calcext:value-type="float">
            <text:p>835012</text:p>
          </table:table-cell>
          <table:table-cell office:value-type="float" office:value="167872" calcext:value-type="float">
            <text:p>167872</text:p>
          </table:table-cell>
          <table:table-cell office:value-type="float" office:value="21648" calcext:value-type="float">
            <text:p>21648</text:p>
          </table:table-cell>
          <table:table-cell office:value-type="float" office:value="12072" calcext:value-type="float">
            <text:p>12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7058" calcext:value-type="float">
            <text:p>7058</text:p>
          </table:table-cell>
          <table:table-cell office:value-type="float" office:value="36" calcext:value-type="float">
            <text:p>36</text:p>
          </table:table-cell>
          <table:table-cell office:value-type="float" office:value="17457" calcext:value-type="float">
            <text:p>17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5</text:p>
          </table:table-cell>
          <table:table-cell office:value-type="float" office:value="58118208" calcext:value-type="float">
            <text:p>58118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713" calcext:value-type="float">
            <text:p>15713</text:p>
          </table:table-cell>
          <table:table-cell office:value-type="float" office:value="835012" calcext:value-type="float">
            <text:p>835012</text:p>
          </table:table-cell>
          <table:table-cell office:value-type="float" office:value="167872" calcext:value-type="float">
            <text:p>167872</text:p>
          </table:table-cell>
          <table:table-cell office:value-type="float" office:value="21648" calcext:value-type="float">
            <text:p>21648</text:p>
          </table:table-cell>
          <table:table-cell office:value-type="float" office:value="12072" calcext:value-type="float">
            <text:p>12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7058" calcext:value-type="float">
            <text:p>7058</text:p>
          </table:table-cell>
          <table:table-cell office:value-type="float" office:value="36" calcext:value-type="float">
            <text:p>36</text:p>
          </table:table-cell>
          <table:table-cell office:value-type="float" office:value="17457" calcext:value-type="float">
            <text:p>17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6</text:p>
          </table:table-cell>
          <table:table-cell office:value-type="float" office:value="58118168" calcext:value-type="float">
            <text:p>58118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713" calcext:value-type="float">
            <text:p>15713</text:p>
          </table:table-cell>
          <table:table-cell office:value-type="float" office:value="835012" calcext:value-type="float">
            <text:p>835012</text:p>
          </table:table-cell>
          <table:table-cell office:value-type="float" office:value="167872" calcext:value-type="float">
            <text:p>167872</text:p>
          </table:table-cell>
          <table:table-cell office:value-type="float" office:value="21648" calcext:value-type="float">
            <text:p>21648</text:p>
          </table:table-cell>
          <table:table-cell office:value-type="float" office:value="12072" calcext:value-type="float">
            <text:p>12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7058" calcext:value-type="float">
            <text:p>7058</text:p>
          </table:table-cell>
          <table:table-cell office:value-type="float" office:value="36" calcext:value-type="float">
            <text:p>36</text:p>
          </table:table-cell>
          <table:table-cell office:value-type="float" office:value="17457" calcext:value-type="float">
            <text:p>17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7</text:p>
          </table:table-cell>
          <table:table-cell office:value-type="float" office:value="58117372" calcext:value-type="float">
            <text:p>5811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879" calcext:value-type="float">
            <text:p>13879</text:p>
          </table:table-cell>
          <table:table-cell office:value-type="float" office:value="835012" calcext:value-type="float">
            <text:p>835012</text:p>
          </table:table-cell>
          <table:table-cell office:value-type="float" office:value="145975" calcext:value-type="float">
            <text:p>145975</text:p>
          </table:table-cell>
          <table:table-cell office:value-type="float" office:value="21648" calcext:value-type="float">
            <text:p>21648</text:p>
          </table:table-cell>
          <table:table-cell office:value-type="float" office:value="10572" calcext:value-type="float">
            <text:p>10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6058" calcext:value-type="float">
            <text:p>6058</text:p>
          </table:table-cell>
          <table:table-cell office:value-type="float" office:value="36" calcext:value-type="float">
            <text:p>36</text:p>
          </table:table-cell>
          <table:table-cell office:value-type="float" office:value="15457" calcext:value-type="float">
            <text:p>15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8</text:p>
          </table:table-cell>
          <table:table-cell office:value-type="float" office:value="58117108" calcext:value-type="float">
            <text:p>58117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384" calcext:value-type="float">
            <text:p>14384</text:p>
          </table:table-cell>
          <table:table-cell office:value-type="float" office:value="835012" calcext:value-type="float">
            <text:p>835012</text:p>
          </table:table-cell>
          <table:table-cell office:value-type="float" office:value="145975" calcext:value-type="float">
            <text:p>145975</text:p>
          </table:table-cell>
          <table:table-cell office:value-type="float" office:value="21648" calcext:value-type="float">
            <text:p>21648</text:p>
          </table:table-cell>
          <table:table-cell office:value-type="float" office:value="10572" calcext:value-type="float">
            <text:p>10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6058" calcext:value-type="float">
            <text:p>6058</text:p>
          </table:table-cell>
          <table:table-cell office:value-type="float" office:value="36" calcext:value-type="float">
            <text:p>36</text:p>
          </table:table-cell>
          <table:table-cell office:value-type="float" office:value="15457" calcext:value-type="float">
            <text:p>1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29</text:p>
          </table:table-cell>
          <table:table-cell office:value-type="float" office:value="58117876" calcext:value-type="float">
            <text:p>58117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384" calcext:value-type="float">
            <text:p>14384</text:p>
          </table:table-cell>
          <table:table-cell office:value-type="float" office:value="835012" calcext:value-type="float">
            <text:p>835012</text:p>
          </table:table-cell>
          <table:table-cell office:value-type="float" office:value="145975" calcext:value-type="float">
            <text:p>145975</text:p>
          </table:table-cell>
          <table:table-cell office:value-type="float" office:value="21648" calcext:value-type="float">
            <text:p>21648</text:p>
          </table:table-cell>
          <table:table-cell office:value-type="float" office:value="10572" calcext:value-type="float">
            <text:p>10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6058" calcext:value-type="float">
            <text:p>6058</text:p>
          </table:table-cell>
          <table:table-cell office:value-type="float" office:value="36" calcext:value-type="float">
            <text:p>36</text:p>
          </table:table-cell>
          <table:table-cell office:value-type="float" office:value="15457" calcext:value-type="float">
            <text:p>1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0</text:p>
          </table:table-cell>
          <table:table-cell office:value-type="float" office:value="58118396" calcext:value-type="float">
            <text:p>58118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056" calcext:value-type="float">
            <text:p>13056</text:p>
          </table:table-cell>
          <table:table-cell office:value-type="float" office:value="835012" calcext:value-type="float">
            <text:p>835012</text:p>
          </table:table-cell>
          <table:table-cell office:value-type="float" office:value="124076" calcext:value-type="float">
            <text:p>124076</text:p>
          </table:table-cell>
          <table:table-cell office:value-type="float" office:value="21648" calcext:value-type="float">
            <text:p>21648</text:p>
          </table:table-cell>
          <table:table-cell office:value-type="float" office:value="9072" calcext:value-type="float">
            <text:p>9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13457" calcext:value-type="float">
            <text:p>13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1</text:p>
          </table:table-cell>
          <table:table-cell office:value-type="float" office:value="58118428" calcext:value-type="float">
            <text:p>58118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056" calcext:value-type="float">
            <text:p>13056</text:p>
          </table:table-cell>
          <table:table-cell office:value-type="float" office:value="835012" calcext:value-type="float">
            <text:p>835012</text:p>
          </table:table-cell>
          <table:table-cell office:value-type="float" office:value="124076" calcext:value-type="float">
            <text:p>124076</text:p>
          </table:table-cell>
          <table:table-cell office:value-type="float" office:value="21648" calcext:value-type="float">
            <text:p>21648</text:p>
          </table:table-cell>
          <table:table-cell office:value-type="float" office:value="9072" calcext:value-type="float">
            <text:p>9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13457" calcext:value-type="float">
            <text:p>1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2</text:p>
          </table:table-cell>
          <table:table-cell office:value-type="float" office:value="58117892" calcext:value-type="float">
            <text:p>58117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056" calcext:value-type="float">
            <text:p>13056</text:p>
          </table:table-cell>
          <table:table-cell office:value-type="float" office:value="835012" calcext:value-type="float">
            <text:p>835012</text:p>
          </table:table-cell>
          <table:table-cell office:value-type="float" office:value="124076" calcext:value-type="float">
            <text:p>124076</text:p>
          </table:table-cell>
          <table:table-cell office:value-type="float" office:value="21648" calcext:value-type="float">
            <text:p>21648</text:p>
          </table:table-cell>
          <table:table-cell office:value-type="float" office:value="9072" calcext:value-type="float">
            <text:p>9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13457" calcext:value-type="float">
            <text:p>1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3</text:p>
          </table:table-cell>
          <table:table-cell office:value-type="float" office:value="58148732" calcext:value-type="float">
            <text:p>5814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3" calcext:value-type="float">
            <text:p>11223</text:p>
          </table:table-cell>
          <table:table-cell office:value-type="float" office:value="835012" calcext:value-type="float">
            <text:p>835012</text:p>
          </table:table-cell>
          <table:table-cell office:value-type="float" office:value="102178" calcext:value-type="float">
            <text:p>102178</text:p>
          </table:table-cell>
          <table:table-cell office:value-type="float" office:value="21648" calcext:value-type="float">
            <text:p>21648</text:p>
          </table:table-cell>
          <table:table-cell office:value-type="float" office:value="7572" calcext:value-type="float">
            <text:p>7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1457" calcext:value-type="float">
            <text:p>11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4</text:p>
          </table:table-cell>
          <table:table-cell office:value-type="float" office:value="58148752" calcext:value-type="float">
            <text:p>5814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728" calcext:value-type="float">
            <text:p>11728</text:p>
          </table:table-cell>
          <table:table-cell office:value-type="float" office:value="835012" calcext:value-type="float">
            <text:p>835012</text:p>
          </table:table-cell>
          <table:table-cell office:value-type="float" office:value="102178" calcext:value-type="float">
            <text:p>102178</text:p>
          </table:table-cell>
          <table:table-cell office:value-type="float" office:value="21648" calcext:value-type="float">
            <text:p>21648</text:p>
          </table:table-cell>
          <table:table-cell office:value-type="float" office:value="7572" calcext:value-type="float">
            <text:p>7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1457" calcext:value-type="float">
            <text:p>11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5</text:p>
          </table:table-cell>
          <table:table-cell office:value-type="float" office:value="58148632" calcext:value-type="float">
            <text:p>58148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632" calcext:value-type="float">
            <text:p>498632</text:p>
          </table:table-cell>
          <table:table-cell office:value-type="float" office:value="461608" calcext:value-type="float">
            <text:p>461608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728" calcext:value-type="float">
            <text:p>11728</text:p>
          </table:table-cell>
          <table:table-cell office:value-type="float" office:value="835012" calcext:value-type="float">
            <text:p>835012</text:p>
          </table:table-cell>
          <table:table-cell office:value-type="float" office:value="102178" calcext:value-type="float">
            <text:p>102178</text:p>
          </table:table-cell>
          <table:table-cell office:value-type="float" office:value="21648" calcext:value-type="float">
            <text:p>21648</text:p>
          </table:table-cell>
          <table:table-cell office:value-type="float" office:value="7572" calcext:value-type="float">
            <text:p>7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1457" calcext:value-type="float">
            <text:p>11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6</text:p>
          </table:table-cell>
          <table:table-cell office:value-type="float" office:value="58148196" calcext:value-type="float">
            <text:p>58148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94" calcext:value-type="float">
            <text:p>9894</text:p>
          </table:table-cell>
          <table:table-cell office:value-type="float" office:value="835012" calcext:value-type="float">
            <text:p>835012</text:p>
          </table:table-cell>
          <table:table-cell office:value-type="float" office:value="80284" calcext:value-type="float">
            <text:p>80284</text:p>
          </table:table-cell>
          <table:table-cell office:value-type="float" office:value="21648" calcext:value-type="float">
            <text:p>21648</text:p>
          </table:table-cell>
          <table:table-cell office:value-type="float" office:value="6072" calcext:value-type="float">
            <text:p>6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9457" calcext:value-type="float">
            <text:p>9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7</text:p>
          </table:table-cell>
          <table:table-cell office:value-type="float" office:value="58148788" calcext:value-type="float">
            <text:p>58148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00" calcext:value-type="float">
            <text:p>10400</text:p>
          </table:table-cell>
          <table:table-cell office:value-type="float" office:value="835012" calcext:value-type="float">
            <text:p>835012</text:p>
          </table:table-cell>
          <table:table-cell office:value-type="float" office:value="80284" calcext:value-type="float">
            <text:p>80284</text:p>
          </table:table-cell>
          <table:table-cell office:value-type="float" office:value="21648" calcext:value-type="float">
            <text:p>21648</text:p>
          </table:table-cell>
          <table:table-cell office:value-type="float" office:value="6072" calcext:value-type="float">
            <text:p>6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9457" calcext:value-type="float">
            <text:p>9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8</text:p>
          </table:table-cell>
          <table:table-cell office:value-type="float" office:value="58148568" calcext:value-type="float">
            <text:p>58148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00" calcext:value-type="float">
            <text:p>10400</text:p>
          </table:table-cell>
          <table:table-cell office:value-type="float" office:value="835012" calcext:value-type="float">
            <text:p>835012</text:p>
          </table:table-cell>
          <table:table-cell office:value-type="float" office:value="80284" calcext:value-type="float">
            <text:p>80284</text:p>
          </table:table-cell>
          <table:table-cell office:value-type="float" office:value="21648" calcext:value-type="float">
            <text:p>21648</text:p>
          </table:table-cell>
          <table:table-cell office:value-type="float" office:value="6072" calcext:value-type="float">
            <text:p>6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9457" calcext:value-type="float">
            <text:p>9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39</text:p>
          </table:table-cell>
          <table:table-cell office:value-type="float" office:value="58186412" calcext:value-type="float">
            <text:p>58186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566" calcext:value-type="float">
            <text:p>8566</text:p>
          </table:table-cell>
          <table:table-cell office:value-type="float" office:value="835012" calcext:value-type="float">
            <text:p>835012</text:p>
          </table:table-cell>
          <table:table-cell office:value-type="float" office:value="58387" calcext:value-type="float">
            <text:p>58387</text:p>
          </table:table-cell>
          <table:table-cell office:value-type="float" office:value="21648" calcext:value-type="float">
            <text:p>21648</text:p>
          </table:table-cell>
          <table:table-cell office:value-type="float" office:value="4572" calcext:value-type="float">
            <text:p>4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7457" calcext:value-type="float">
            <text:p>7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0</text:p>
          </table:table-cell>
          <table:table-cell office:value-type="float" office:value="58186032" calcext:value-type="float">
            <text:p>58186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72" calcext:value-type="float">
            <text:p>9072</text:p>
          </table:table-cell>
          <table:table-cell office:value-type="float" office:value="835012" calcext:value-type="float">
            <text:p>835012</text:p>
          </table:table-cell>
          <table:table-cell office:value-type="float" office:value="58387" calcext:value-type="float">
            <text:p>58387</text:p>
          </table:table-cell>
          <table:table-cell office:value-type="float" office:value="21648" calcext:value-type="float">
            <text:p>21648</text:p>
          </table:table-cell>
          <table:table-cell office:value-type="float" office:value="4572" calcext:value-type="float">
            <text:p>4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7457" calcext:value-type="float">
            <text:p>7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1</text:p>
          </table:table-cell>
          <table:table-cell office:value-type="float" office:value="58186336" calcext:value-type="float">
            <text:p>58186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72" calcext:value-type="float">
            <text:p>9072</text:p>
          </table:table-cell>
          <table:table-cell office:value-type="float" office:value="835012" calcext:value-type="float">
            <text:p>835012</text:p>
          </table:table-cell>
          <table:table-cell office:value-type="float" office:value="58387" calcext:value-type="float">
            <text:p>58387</text:p>
          </table:table-cell>
          <table:table-cell office:value-type="float" office:value="21648" calcext:value-type="float">
            <text:p>21648</text:p>
          </table:table-cell>
          <table:table-cell office:value-type="float" office:value="4572" calcext:value-type="float">
            <text:p>4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7457" calcext:value-type="float">
            <text:p>7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2</text:p>
          </table:table-cell>
          <table:table-cell office:value-type="float" office:value="58185676" calcext:value-type="float">
            <text:p>58185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38" calcext:value-type="float">
            <text:p>7238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3</text:p>
          </table:table-cell>
          <table:table-cell office:value-type="float" office:value="58186184" calcext:value-type="float">
            <text:p>58186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4</text:p>
          </table:table-cell>
          <table:table-cell office:value-type="float" office:value="58186544" calcext:value-type="float">
            <text:p>58186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5</text:p>
          </table:table-cell>
          <table:table-cell office:value-type="float" office:value="58187048" calcext:value-type="float">
            <text:p>58187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6</text:p>
          </table:table-cell>
          <table:table-cell office:value-type="float" office:value="58186832" calcext:value-type="float">
            <text:p>58186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7</text:p>
          </table:table-cell>
          <table:table-cell office:value-type="float" office:value="58187224" calcext:value-type="float">
            <text:p>58187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8</text:p>
          </table:table-cell>
          <table:table-cell office:value-type="float" office:value="58187080" calcext:value-type="float">
            <text:p>58187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49</text:p>
          </table:table-cell>
          <table:table-cell office:value-type="float" office:value="58186892" calcext:value-type="float">
            <text:p>5818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0</text:p>
          </table:table-cell>
          <table:table-cell office:value-type="float" office:value="58186652" calcext:value-type="float">
            <text:p>58186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1</text:p>
          </table:table-cell>
          <table:table-cell office:value-type="float" office:value="58186492" calcext:value-type="float">
            <text:p>58186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2</text:p>
          </table:table-cell>
          <table:table-cell office:value-type="float" office:value="58186724" calcext:value-type="float">
            <text:p>58186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3</text:p>
          </table:table-cell>
          <table:table-cell office:value-type="float" office:value="58186840" calcext:value-type="float">
            <text:p>58186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4</text:p>
          </table:table-cell>
          <table:table-cell office:value-type="float" office:value="58186936" calcext:value-type="float">
            <text:p>5818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5</text:p>
          </table:table-cell>
          <table:table-cell office:value-type="float" office:value="58187152" calcext:value-type="float">
            <text:p>58187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6</text:p>
          </table:table-cell>
          <table:table-cell office:value-type="float" office:value="58187328" calcext:value-type="float">
            <text:p>58187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7</text:p>
          </table:table-cell>
          <table:table-cell office:value-type="float" office:value="58186756" calcext:value-type="float">
            <text:p>58186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8</text:p>
          </table:table-cell>
          <table:table-cell office:value-type="float" office:value="58186820" calcext:value-type="float">
            <text:p>58186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7:59</text:p>
          </table:table-cell>
          <table:table-cell office:value-type="float" office:value="58185548" calcext:value-type="float">
            <text:p>58185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0</text:p>
          </table:table-cell>
          <table:table-cell office:value-type="float" office:value="58185868" calcext:value-type="float">
            <text:p>58185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1</text:p>
          </table:table-cell>
          <table:table-cell office:value-type="float" office:value="58185616" calcext:value-type="float">
            <text:p>58185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2</text:p>
          </table:table-cell>
          <table:table-cell office:value-type="float" office:value="58185724" calcext:value-type="float">
            <text:p>58185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3</text:p>
          </table:table-cell>
          <table:table-cell office:value-type="float" office:value="58185364" calcext:value-type="float">
            <text:p>58185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4</text:p>
          </table:table-cell>
          <table:table-cell office:value-type="float" office:value="58185912" calcext:value-type="float">
            <text:p>58185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5</text:p>
          </table:table-cell>
          <table:table-cell office:value-type="float" office:value="58185888" calcext:value-type="float">
            <text:p>58185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6</text:p>
          </table:table-cell>
          <table:table-cell office:value-type="float" office:value="58185364" calcext:value-type="float">
            <text:p>58185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7</text:p>
          </table:table-cell>
          <table:table-cell office:value-type="float" office:value="58186248" calcext:value-type="float">
            <text:p>58186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8</text:p>
          </table:table-cell>
          <table:table-cell office:value-type="float" office:value="58185868" calcext:value-type="float">
            <text:p>58185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09</text:p>
          </table:table-cell>
          <table:table-cell office:value-type="float" office:value="58185812" calcext:value-type="float">
            <text:p>58185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0</text:p>
          </table:table-cell>
          <table:table-cell office:value-type="float" office:value="58185868" calcext:value-type="float">
            <text:p>58185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1</text:p>
          </table:table-cell>
          <table:table-cell office:value-type="float" office:value="58185868" calcext:value-type="float">
            <text:p>58185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2</text:p>
          </table:table-cell>
          <table:table-cell office:value-type="float" office:value="58185336" calcext:value-type="float">
            <text:p>58185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3</text:p>
          </table:table-cell>
          <table:table-cell office:value-type="float" office:value="58185364" calcext:value-type="float">
            <text:p>58185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4</text:p>
          </table:table-cell>
          <table:table-cell office:value-type="float" office:value="58184848" calcext:value-type="float">
            <text:p>5818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5</text:p>
          </table:table-cell>
          <table:table-cell office:value-type="float" office:value="58184456" calcext:value-type="float">
            <text:p>58184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6</text:p>
          </table:table-cell>
          <table:table-cell office:value-type="float" office:value="58184156" calcext:value-type="float">
            <text:p>58184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7</text:p>
          </table:table-cell>
          <table:table-cell office:value-type="float" office:value="58184444" calcext:value-type="float">
            <text:p>58184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8</text:p>
          </table:table-cell>
          <table:table-cell office:value-type="float" office:value="58184464" calcext:value-type="float">
            <text:p>58184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19</text:p>
          </table:table-cell>
          <table:table-cell office:value-type="float" office:value="58184708" calcext:value-type="float">
            <text:p>58184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0</text:p>
          </table:table-cell>
          <table:table-cell office:value-type="float" office:value="58184708" calcext:value-type="float">
            <text:p>58184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1</text:p>
          </table:table-cell>
          <table:table-cell office:value-type="float" office:value="58184708" calcext:value-type="float">
            <text:p>58184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2</text:p>
          </table:table-cell>
          <table:table-cell office:value-type="float" office:value="58186088" calcext:value-type="float">
            <text:p>5818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3</text:p>
          </table:table-cell>
          <table:table-cell office:value-type="float" office:value="58185976" calcext:value-type="float">
            <text:p>58185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4</text:p>
          </table:table-cell>
          <table:table-cell office:value-type="float" office:value="58185412" calcext:value-type="float">
            <text:p>58185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5</text:p>
          </table:table-cell>
          <table:table-cell office:value-type="float" office:value="58185956" calcext:value-type="float">
            <text:p>58185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6</text:p>
          </table:table-cell>
          <table:table-cell office:value-type="float" office:value="58185976" calcext:value-type="float">
            <text:p>58185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7</text:p>
          </table:table-cell>
          <table:table-cell office:value-type="float" office:value="58185976" calcext:value-type="float">
            <text:p>58185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8</text:p>
          </table:table-cell>
          <table:table-cell office:value-type="float" office:value="58186280" calcext:value-type="float">
            <text:p>58186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29</text:p>
          </table:table-cell>
          <table:table-cell office:value-type="float" office:value="58186028" calcext:value-type="float">
            <text:p>58186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0</text:p>
          </table:table-cell>
          <table:table-cell office:value-type="float" office:value="58186124" calcext:value-type="float">
            <text:p>58186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88" calcext:value-type="float">
            <text:p>36488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1</text:p>
          </table:table-cell>
          <table:table-cell office:value-type="float" office:value="58185948" calcext:value-type="float">
            <text:p>58185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2</text:p>
          </table:table-cell>
          <table:table-cell office:value-type="float" office:value="58185520" calcext:value-type="float">
            <text:p>58185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3</text:p>
          </table:table-cell>
          <table:table-cell office:value-type="float" office:value="58186200" calcext:value-type="float">
            <text:p>58186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4</text:p>
          </table:table-cell>
          <table:table-cell office:value-type="float" office:value="58185716" calcext:value-type="float">
            <text:p>58185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5</text:p>
          </table:table-cell>
          <table:table-cell office:value-type="float" office:value="58186220" calcext:value-type="float">
            <text:p>58186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6</text:p>
          </table:table-cell>
          <table:table-cell office:value-type="float" office:value="58186208" calcext:value-type="float">
            <text:p>58186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7</text:p>
          </table:table-cell>
          <table:table-cell office:value-type="float" office:value="58186404" calcext:value-type="float">
            <text:p>58186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8</text:p>
          </table:table-cell>
          <table:table-cell office:value-type="float" office:value="58186432" calcext:value-type="float">
            <text:p>58186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39</text:p>
          </table:table-cell>
          <table:table-cell office:value-type="float" office:value="58187500" calcext:value-type="float">
            <text:p>58187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0</text:p>
          </table:table-cell>
          <table:table-cell office:value-type="float" office:value="58187188" calcext:value-type="float">
            <text:p>58187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1</text:p>
          </table:table-cell>
          <table:table-cell office:value-type="float" office:value="58187700" calcext:value-type="float">
            <text:p>58187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2</text:p>
          </table:table-cell>
          <table:table-cell office:value-type="float" office:value="58187636" calcext:value-type="float">
            <text:p>58187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3</text:p>
          </table:table-cell>
          <table:table-cell office:value-type="float" office:value="58187464" calcext:value-type="float">
            <text:p>58187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4</text:p>
          </table:table-cell>
          <table:table-cell office:value-type="float" office:value="58187496" calcext:value-type="float">
            <text:p>58187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0052" calcext:value-type="float">
            <text:p>5270052</text:p>
          </table:table-cell>
          <table:table-cell office:value-type="float" office:value="498740" calcext:value-type="float">
            <text:p>498740</text:p>
          </table:table-cell>
          <table:table-cell office:value-type="float" office:value="461716" calcext:value-type="float">
            <text:p>461716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44" calcext:value-type="float">
            <text:p>7744</text:p>
          </table:table-cell>
          <table:table-cell office:value-type="float" office:value="835012" calcext:value-type="float">
            <text:p>835012</text:p>
          </table:table-cell>
          <table:table-cell office:value-type="float" office:value="36493" calcext:value-type="float">
            <text:p>36493</text:p>
          </table:table-cell>
          <table:table-cell office:value-type="float" office:value="21648" calcext:value-type="float">
            <text:p>21648</text:p>
          </table:table-cell>
          <table:table-cell office:value-type="float" office:value="3072" calcext:value-type="float">
            <text:p>30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57" calcext:value-type="float">
            <text:p>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5</text:p>
          </table:table-cell>
          <table:table-cell office:value-type="float" office:value="58815944" calcext:value-type="float">
            <text:p>58815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6</text:p>
          </table:table-cell>
          <table:table-cell office:value-type="float" office:value="59095824" calcext:value-type="float">
            <text:p>59095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7</text:p>
          </table:table-cell>
          <table:table-cell office:value-type="float" office:value="59095828" calcext:value-type="float">
            <text:p>59095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8</text:p>
          </table:table-cell>
          <table:table-cell office:value-type="float" office:value="59096032" calcext:value-type="float">
            <text:p>59096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49</text:p>
          </table:table-cell>
          <table:table-cell office:value-type="float" office:value="59095536" calcext:value-type="float">
            <text:p>59095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50</text:p>
          </table:table-cell>
          <table:table-cell office:value-type="float" office:value="59095788" calcext:value-type="float">
            <text:p>59095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51</text:p>
          </table:table-cell>
          <table:table-cell office:value-type="float" office:value="59096112" calcext:value-type="float">
            <text:p>59096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52</text:p>
          </table:table-cell>
          <table:table-cell office:value-type="float" office:value="59096804" calcext:value-type="float">
            <text:p>59096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53</text:p>
          </table:table-cell>
          <table:table-cell office:value-type="float" office:value="59096824" calcext:value-type="float">
            <text:p>59096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2021-04-05 15:58:54</text:p>
          </table:table-cell>
          <table:table-cell office:value-type="float" office:value="59096264" calcext:value-type="float">
            <text:p>59096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332" calcext:value-type="float">
            <text:p>4471332</text:p>
          </table:table-cell>
          <table:table-cell office:value-type="float" office:value="259988" calcext:value-type="float">
            <text:p>259988</text:p>
          </table:table-cell>
          <table:table-cell office:value-type="float" office:value="222964" calcext:value-type="float">
            <text:p>222964</text:p>
          </table:table-cell>
          <table:table-cell office:value-type="float" office:value="37024" calcext:value-type="float">
            <text:p>3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6" calcext:value-type="float">
            <text:p>6416</text:p>
          </table:table-cell>
          <table:table-cell office:value-type="float" office:value="36496" calcext:value-type="float">
            <text:p>36496</text:p>
          </table:table-cell>
          <table:table-cell office:value-type="float" office:value="14595" calcext:value-type="float">
            <text:p>14595</text:p>
          </table:table-cell>
          <table:table-cell office:value-type="float" office:value="21648" calcext:value-type="float">
            <text:p>21648</text:p>
          </table:table-cell>
          <table:table-cell office:value-type="float" office:value="1572" calcext:value-type="float">
            <text:p>1572</text:p>
          </table:table-cell>
          <table:table-cell office:value-type="float" office:value="1391688" calcext:value-type="float">
            <text:p>1391688</text:p>
          </table:table-cell>
          <table:table-cell office:value-type="float" office:value="11904" calcext:value-type="float">
            <text:p>119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7" calcext:value-type="float">
            <text:p>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117">
          <table:table-cell table:style-name="ce4"/>
          <table:table-cell table:number-columns-repeated="63"/>
        </table:table-row>
        <table:table-row table:style-name="ro1" table:number-rows-repeated="10483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shapes>
          <draw:frame draw:z-index="0" draw:style-name="gr1" draw:text-style-name="P1" svg:width="10.1335in" svg:height="6.013in" svg:x="4.8016in" svg:y="0.3972in">
            <draw:object draw:notify-on-update-of-ranges="Sheet4.A1:Sheet4.A1 Sheet4.A2:Sheet4.A250 Sheet4.B1:Sheet4.B1 Sheet4.B2:Sheet4.B250 Sheet4.C1:Sheet4.C1 Sheet4.C2:Sheet4.C250 Sheet4.D1:Sheet4.D1 Sheet4.D2:Sheet4.D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0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250-8</text:p>
          </table:table-cell>
          <table:table-cell office:value-type="string" calcext:value-type="string">
            <text:p>500-4</text:p>
          </table:table-cell>
          <table:table-cell office:value-type="string" calcext:value-type="string">
            <text:p>1000-2</text:p>
          </table:table-cell>
        </table:table-row>
        <table:table-row table:style-name="ro1">
          <table:table-cell table:formula="of:=[$'sapmachine15-many-loaders-250-8-sanitized'.AC2]" office:value-type="float" office:value="3834" calcext:value-type="float">
            <text:p>3834</text:p>
          </table:table-cell>
          <table:table-cell table:formula="of:=[$'sapmachine15-many-loaders-250-8-sanitized'.AB2]" office:value-type="float" office:value="4864" calcext:value-type="float">
            <text:p>4864</text:p>
          </table:table-cell>
          <table:table-cell table:formula="of:=[$'sapmachine15-many-loaders-500-4-sanitized'.AB2]" office:value-type="float" office:value="4864" calcext:value-type="float">
            <text:p>4864</text:p>
          </table:table-cell>
          <table:table-cell table:formula="of:=[$'sapmachine15-many-loaders-1000-2-sanitized'.AB2]" office:value-type="float" office:value="4864" calcext:value-type="float">
            <text:p>4864</text:p>
          </table:table-cell>
        </table:table-row>
        <table:table-row table:style-name="ro1">
          <table:table-cell table:formula="of:=[$'sapmachine15-many-loaders-250-8-sanitized'.AC3]" office:value-type="float" office:value="15164" calcext:value-type="float">
            <text:p>15164</text:p>
          </table:table-cell>
          <table:table-cell table:formula="of:=[$'sapmachine15-many-loaders-250-8-sanitized'.AB3]" office:value-type="float" office:value="15488" calcext:value-type="float">
            <text:p>15488</text:p>
          </table:table-cell>
          <table:table-cell table:formula="of:=[$'sapmachine15-many-loaders-500-4-sanitized'.AB3]" office:value-type="float" office:value="15232" calcext:value-type="float">
            <text:p>15232</text:p>
          </table:table-cell>
          <table:table-cell table:formula="of:=[$'sapmachine15-many-loaders-1000-2-sanitized'.AB3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4]" office:value-type="float" office:value="15164" calcext:value-type="float">
            <text:p>15164</text:p>
          </table:table-cell>
          <table:table-cell table:formula="of:=[$'sapmachine15-many-loaders-250-8-sanitized'.AB4]" office:value-type="float" office:value="15488" calcext:value-type="float">
            <text:p>15488</text:p>
          </table:table-cell>
          <table:table-cell table:formula="of:=[$'sapmachine15-many-loaders-500-4-sanitized'.AB4]" office:value-type="float" office:value="15232" calcext:value-type="float">
            <text:p>15232</text:p>
          </table:table-cell>
          <table:table-cell table:formula="of:=[$'sapmachine15-many-loaders-1000-2-sanitized'.AB4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5]" office:value-type="float" office:value="15164" calcext:value-type="float">
            <text:p>15164</text:p>
          </table:table-cell>
          <table:table-cell table:formula="of:=[$'sapmachine15-many-loaders-250-8-sanitized'.AB5]" office:value-type="float" office:value="15488" calcext:value-type="float">
            <text:p>15488</text:p>
          </table:table-cell>
          <table:table-cell table:formula="of:=[$'sapmachine15-many-loaders-500-4-sanitized'.AB5]" office:value-type="float" office:value="15232" calcext:value-type="float">
            <text:p>15232</text:p>
          </table:table-cell>
          <table:table-cell table:formula="of:=[$'sapmachine15-many-loaders-1000-2-sanitized'.AB5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6]" office:value-type="float" office:value="15164" calcext:value-type="float">
            <text:p>15164</text:p>
          </table:table-cell>
          <table:table-cell table:formula="of:=[$'sapmachine15-many-loaders-250-8-sanitized'.AB6]" office:value-type="float" office:value="15488" calcext:value-type="float">
            <text:p>15488</text:p>
          </table:table-cell>
          <table:table-cell table:formula="of:=[$'sapmachine15-many-loaders-500-4-sanitized'.AB6]" office:value-type="float" office:value="15232" calcext:value-type="float">
            <text:p>15232</text:p>
          </table:table-cell>
          <table:table-cell table:formula="of:=[$'sapmachine15-many-loaders-1000-2-sanitized'.AB6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7]" office:value-type="float" office:value="15165" calcext:value-type="float">
            <text:p>15165</text:p>
          </table:table-cell>
          <table:table-cell table:formula="of:=[$'sapmachine15-many-loaders-250-8-sanitized'.AB7]" office:value-type="float" office:value="15488" calcext:value-type="float">
            <text:p>15488</text:p>
          </table:table-cell>
          <table:table-cell table:formula="of:=[$'sapmachine15-many-loaders-500-4-sanitized'.AB7]" office:value-type="float" office:value="15232" calcext:value-type="float">
            <text:p>15232</text:p>
          </table:table-cell>
          <table:table-cell table:formula="of:=[$'sapmachine15-many-loaders-1000-2-sanitized'.AB7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8]" office:value-type="float" office:value="15166" calcext:value-type="float">
            <text:p>15166</text:p>
          </table:table-cell>
          <table:table-cell table:formula="of:=[$'sapmachine15-many-loaders-250-8-sanitized'.AB8]" office:value-type="float" office:value="15488" calcext:value-type="float">
            <text:p>15488</text:p>
          </table:table-cell>
          <table:table-cell table:formula="of:=[$'sapmachine15-many-loaders-500-4-sanitized'.AB8]" office:value-type="float" office:value="15232" calcext:value-type="float">
            <text:p>15232</text:p>
          </table:table-cell>
          <table:table-cell table:formula="of:=[$'sapmachine15-many-loaders-1000-2-sanitized'.AB8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9]" office:value-type="float" office:value="15166" calcext:value-type="float">
            <text:p>15166</text:p>
          </table:table-cell>
          <table:table-cell table:formula="of:=[$'sapmachine15-many-loaders-250-8-sanitized'.AB9]" office:value-type="float" office:value="15488" calcext:value-type="float">
            <text:p>15488</text:p>
          </table:table-cell>
          <table:table-cell table:formula="of:=[$'sapmachine15-many-loaders-500-4-sanitized'.AB9]" office:value-type="float" office:value="15232" calcext:value-type="float">
            <text:p>15232</text:p>
          </table:table-cell>
          <table:table-cell table:formula="of:=[$'sapmachine15-many-loaders-1000-2-sanitized'.AB9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10]" office:value-type="float" office:value="15166" calcext:value-type="float">
            <text:p>15166</text:p>
          </table:table-cell>
          <table:table-cell table:formula="of:=[$'sapmachine15-many-loaders-250-8-sanitized'.AB10]" office:value-type="float" office:value="15488" calcext:value-type="float">
            <text:p>15488</text:p>
          </table:table-cell>
          <table:table-cell table:formula="of:=[$'sapmachine15-many-loaders-500-4-sanitized'.AB10]" office:value-type="float" office:value="15232" calcext:value-type="float">
            <text:p>15232</text:p>
          </table:table-cell>
          <table:table-cell table:formula="of:=[$'sapmachine15-many-loaders-1000-2-sanitized'.AB10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11]" office:value-type="float" office:value="15166" calcext:value-type="float">
            <text:p>15166</text:p>
          </table:table-cell>
          <table:table-cell table:formula="of:=[$'sapmachine15-many-loaders-250-8-sanitized'.AB11]" office:value-type="float" office:value="15488" calcext:value-type="float">
            <text:p>15488</text:p>
          </table:table-cell>
          <table:table-cell table:formula="of:=[$'sapmachine15-many-loaders-500-4-sanitized'.AB11]" office:value-type="float" office:value="15232" calcext:value-type="float">
            <text:p>15232</text:p>
          </table:table-cell>
          <table:table-cell table:formula="of:=[$'sapmachine15-many-loaders-1000-2-sanitized'.AB11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12]" office:value-type="float" office:value="15166" calcext:value-type="float">
            <text:p>15166</text:p>
          </table:table-cell>
          <table:table-cell table:formula="of:=[$'sapmachine15-many-loaders-250-8-sanitized'.AB12]" office:value-type="float" office:value="15488" calcext:value-type="float">
            <text:p>15488</text:p>
          </table:table-cell>
          <table:table-cell table:formula="of:=[$'sapmachine15-many-loaders-500-4-sanitized'.AB12]" office:value-type="float" office:value="15232" calcext:value-type="float">
            <text:p>15232</text:p>
          </table:table-cell>
          <table:table-cell table:formula="of:=[$'sapmachine15-many-loaders-1000-2-sanitized'.AB12]" office:value-type="float" office:value="14976" calcext:value-type="float">
            <text:p>14976</text:p>
          </table:table-cell>
        </table:table-row>
        <table:table-row table:style-name="ro1">
          <table:table-cell table:formula="of:=[$'sapmachine15-many-loaders-250-8-sanitized'.AC13]" office:value-type="float" office:value="24863" calcext:value-type="float">
            <text:p>24863</text:p>
          </table:table-cell>
          <table:table-cell table:formula="of:=[$'sapmachine15-many-loaders-250-8-sanitized'.AB13]" office:value-type="float" office:value="40100" calcext:value-type="float">
            <text:p>40100</text:p>
          </table:table-cell>
          <table:table-cell table:formula="of:=[$'sapmachine15-many-loaders-500-4-sanitized'.AB13]" office:value-type="float" office:value="64332" calcext:value-type="float">
            <text:p>64332</text:p>
          </table:table-cell>
          <table:table-cell table:formula="of:=[$'sapmachine15-many-loaders-1000-2-sanitized'.AB13]" office:value-type="float" office:value="74136" calcext:value-type="float">
            <text:p>74136</text:p>
          </table:table-cell>
        </table:table-row>
        <table:table-row table:style-name="ro1">
          <table:table-cell table:formula="of:=[$'sapmachine15-many-loaders-250-8-sanitized'.AC14]" office:value-type="float" office:value="161152" calcext:value-type="float">
            <text:p>161152</text:p>
          </table:table-cell>
          <table:table-cell table:formula="of:=[$'sapmachine15-many-loaders-250-8-sanitized'.AB14]" office:value-type="float" office:value="229280" calcext:value-type="float">
            <text:p>229280</text:p>
          </table:table-cell>
          <table:table-cell table:formula="of:=[$'sapmachine15-many-loaders-500-4-sanitized'.AB14]" office:value-type="float" office:value="435048" calcext:value-type="float">
            <text:p>435048</text:p>
          </table:table-cell>
          <table:table-cell table:formula="of:=[$'sapmachine15-many-loaders-1000-2-sanitized'.AB14]" office:value-type="float" office:value="527840" calcext:value-type="float">
            <text:p>527840</text:p>
          </table:table-cell>
        </table:table-row>
        <table:table-row table:style-name="ro1">
          <table:table-cell table:formula="of:=[$'sapmachine15-many-loaders-250-8-sanitized'.AC15]" office:value-type="float" office:value="256271" calcext:value-type="float">
            <text:p>256271</text:p>
          </table:table-cell>
          <table:table-cell table:formula="of:=[$'sapmachine15-many-loaders-250-8-sanitized'.AB15]" office:value-type="float" office:value="400928" calcext:value-type="float">
            <text:p>400928</text:p>
          </table:table-cell>
          <table:table-cell table:formula="of:=[$'sapmachine15-many-loaders-500-4-sanitized'.AB15]" office:value-type="float" office:value="435048" calcext:value-type="float">
            <text:p>435048</text:p>
          </table:table-cell>
          <table:table-cell table:formula="of:=[$'sapmachine15-many-loaders-1000-2-sanitized'.AB1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6]" office:value-type="float" office:value="256271" calcext:value-type="float">
            <text:p>256271</text:p>
          </table:table-cell>
          <table:table-cell table:formula="of:=[$'sapmachine15-many-loaders-250-8-sanitized'.AB16]" office:value-type="float" office:value="400928" calcext:value-type="float">
            <text:p>400928</text:p>
          </table:table-cell>
          <table:table-cell table:formula="of:=[$'sapmachine15-many-loaders-500-4-sanitized'.AB16]" office:value-type="float" office:value="435048" calcext:value-type="float">
            <text:p>435048</text:p>
          </table:table-cell>
          <table:table-cell table:formula="of:=[$'sapmachine15-many-loaders-1000-2-sanitized'.AB1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7]" office:value-type="float" office:value="256271" calcext:value-type="float">
            <text:p>256271</text:p>
          </table:table-cell>
          <table:table-cell table:formula="of:=[$'sapmachine15-many-loaders-250-8-sanitized'.AB17]" office:value-type="float" office:value="400928" calcext:value-type="float">
            <text:p>400928</text:p>
          </table:table-cell>
          <table:table-cell table:formula="of:=[$'sapmachine15-many-loaders-500-4-sanitized'.AB17]" office:value-type="float" office:value="435048" calcext:value-type="float">
            <text:p>435048</text:p>
          </table:table-cell>
          <table:table-cell table:formula="of:=[$'sapmachine15-many-loaders-1000-2-sanitized'.AB1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8]" office:value-type="float" office:value="256271" calcext:value-type="float">
            <text:p>256271</text:p>
          </table:table-cell>
          <table:table-cell table:formula="of:=[$'sapmachine15-many-loaders-250-8-sanitized'.AB18]" office:value-type="float" office:value="400928" calcext:value-type="float">
            <text:p>400928</text:p>
          </table:table-cell>
          <table:table-cell table:formula="of:=[$'sapmachine15-many-loaders-500-4-sanitized'.AB18]" office:value-type="float" office:value="435048" calcext:value-type="float">
            <text:p>435048</text:p>
          </table:table-cell>
          <table:table-cell table:formula="of:=[$'sapmachine15-many-loaders-1000-2-sanitized'.AB1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9]" office:value-type="float" office:value="256271" calcext:value-type="float">
            <text:p>256271</text:p>
          </table:table-cell>
          <table:table-cell table:formula="of:=[$'sapmachine15-many-loaders-250-8-sanitized'.AB19]" office:value-type="float" office:value="400928" calcext:value-type="float">
            <text:p>400928</text:p>
          </table:table-cell>
          <table:table-cell table:formula="of:=[$'sapmachine15-many-loaders-500-4-sanitized'.AB19]" office:value-type="float" office:value="435048" calcext:value-type="float">
            <text:p>435048</text:p>
          </table:table-cell>
          <table:table-cell table:formula="of:=[$'sapmachine15-many-loaders-1000-2-sanitized'.AB1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0]" office:value-type="float" office:value="256271" calcext:value-type="float">
            <text:p>256271</text:p>
          </table:table-cell>
          <table:table-cell table:formula="of:=[$'sapmachine15-many-loaders-250-8-sanitized'.AB20]" office:value-type="float" office:value="400928" calcext:value-type="float">
            <text:p>400928</text:p>
          </table:table-cell>
          <table:table-cell table:formula="of:=[$'sapmachine15-many-loaders-500-4-sanitized'.AB20]" office:value-type="float" office:value="435048" calcext:value-type="float">
            <text:p>435048</text:p>
          </table:table-cell>
          <table:table-cell table:formula="of:=[$'sapmachine15-many-loaders-1000-2-sanitized'.AB2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1]" office:value-type="float" office:value="256271" calcext:value-type="float">
            <text:p>256271</text:p>
          </table:table-cell>
          <table:table-cell table:formula="of:=[$'sapmachine15-many-loaders-250-8-sanitized'.AB21]" office:value-type="float" office:value="400928" calcext:value-type="float">
            <text:p>400928</text:p>
          </table:table-cell>
          <table:table-cell table:formula="of:=[$'sapmachine15-many-loaders-500-4-sanitized'.AB21]" office:value-type="float" office:value="435048" calcext:value-type="float">
            <text:p>435048</text:p>
          </table:table-cell>
          <table:table-cell table:formula="of:=[$'sapmachine15-many-loaders-1000-2-sanitized'.AB2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2]" office:value-type="float" office:value="256271" calcext:value-type="float">
            <text:p>256271</text:p>
          </table:table-cell>
          <table:table-cell table:formula="of:=[$'sapmachine15-many-loaders-250-8-sanitized'.AB22]" office:value-type="float" office:value="400928" calcext:value-type="float">
            <text:p>400928</text:p>
          </table:table-cell>
          <table:table-cell table:formula="of:=[$'sapmachine15-many-loaders-500-4-sanitized'.AB22]" office:value-type="float" office:value="435048" calcext:value-type="float">
            <text:p>435048</text:p>
          </table:table-cell>
          <table:table-cell table:formula="of:=[$'sapmachine15-many-loaders-1000-2-sanitized'.AB22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3]" office:value-type="float" office:value="256271" calcext:value-type="float">
            <text:p>256271</text:p>
          </table:table-cell>
          <table:table-cell table:formula="of:=[$'sapmachine15-many-loaders-250-8-sanitized'.AB23]" office:value-type="float" office:value="400928" calcext:value-type="float">
            <text:p>400928</text:p>
          </table:table-cell>
          <table:table-cell table:formula="of:=[$'sapmachine15-many-loaders-500-4-sanitized'.AB23]" office:value-type="float" office:value="435048" calcext:value-type="float">
            <text:p>435048</text:p>
          </table:table-cell>
          <table:table-cell table:formula="of:=[$'sapmachine15-many-loaders-1000-2-sanitized'.AB23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4]" office:value-type="float" office:value="256271" calcext:value-type="float">
            <text:p>256271</text:p>
          </table:table-cell>
          <table:table-cell table:formula="of:=[$'sapmachine15-many-loaders-250-8-sanitized'.AB24]" office:value-type="float" office:value="400928" calcext:value-type="float">
            <text:p>400928</text:p>
          </table:table-cell>
          <table:table-cell table:formula="of:=[$'sapmachine15-many-loaders-500-4-sanitized'.AB24]" office:value-type="float" office:value="435048" calcext:value-type="float">
            <text:p>435048</text:p>
          </table:table-cell>
          <table:table-cell table:formula="of:=[$'sapmachine15-many-loaders-1000-2-sanitized'.AB24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5]" office:value-type="float" office:value="232164" calcext:value-type="float">
            <text:p>232164</text:p>
          </table:table-cell>
          <table:table-cell table:formula="of:=[$'sapmachine15-many-loaders-250-8-sanitized'.AB25]" office:value-type="float" office:value="400928" calcext:value-type="float">
            <text:p>400928</text:p>
          </table:table-cell>
          <table:table-cell table:formula="of:=[$'sapmachine15-many-loaders-500-4-sanitized'.AB25]" office:value-type="float" office:value="435048" calcext:value-type="float">
            <text:p>435048</text:p>
          </table:table-cell>
          <table:table-cell table:formula="of:=[$'sapmachine15-many-loaders-1000-2-sanitized'.AB2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6]" office:value-type="float" office:value="232164" calcext:value-type="float">
            <text:p>232164</text:p>
          </table:table-cell>
          <table:table-cell table:formula="of:=[$'sapmachine15-many-loaders-250-8-sanitized'.AB26]" office:value-type="float" office:value="400928" calcext:value-type="float">
            <text:p>400928</text:p>
          </table:table-cell>
          <table:table-cell table:formula="of:=[$'sapmachine15-many-loaders-500-4-sanitized'.AB26]" office:value-type="float" office:value="435048" calcext:value-type="float">
            <text:p>435048</text:p>
          </table:table-cell>
          <table:table-cell table:formula="of:=[$'sapmachine15-many-loaders-1000-2-sanitized'.AB2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7]" office:value-type="float" office:value="232164" calcext:value-type="float">
            <text:p>232164</text:p>
          </table:table-cell>
          <table:table-cell table:formula="of:=[$'sapmachine15-many-loaders-250-8-sanitized'.AB27]" office:value-type="float" office:value="400928" calcext:value-type="float">
            <text:p>400928</text:p>
          </table:table-cell>
          <table:table-cell table:formula="of:=[$'sapmachine15-many-loaders-500-4-sanitized'.AB27]" office:value-type="float" office:value="435048" calcext:value-type="float">
            <text:p>435048</text:p>
          </table:table-cell>
          <table:table-cell table:formula="of:=[$'sapmachine15-many-loaders-1000-2-sanitized'.AB2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8]" office:value-type="float" office:value="208057" calcext:value-type="float">
            <text:p>208057</text:p>
          </table:table-cell>
          <table:table-cell table:formula="of:=[$'sapmachine15-many-loaders-250-8-sanitized'.AB28]" office:value-type="float" office:value="400928" calcext:value-type="float">
            <text:p>400928</text:p>
          </table:table-cell>
          <table:table-cell table:formula="of:=[$'sapmachine15-many-loaders-500-4-sanitized'.AB28]" office:value-type="float" office:value="435048" calcext:value-type="float">
            <text:p>435048</text:p>
          </table:table-cell>
          <table:table-cell table:formula="of:=[$'sapmachine15-many-loaders-1000-2-sanitized'.AB2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29]" office:value-type="float" office:value="208057" calcext:value-type="float">
            <text:p>208057</text:p>
          </table:table-cell>
          <table:table-cell table:formula="of:=[$'sapmachine15-many-loaders-250-8-sanitized'.AB29]" office:value-type="float" office:value="400928" calcext:value-type="float">
            <text:p>400928</text:p>
          </table:table-cell>
          <table:table-cell table:formula="of:=[$'sapmachine15-many-loaders-500-4-sanitized'.AB29]" office:value-type="float" office:value="435048" calcext:value-type="float">
            <text:p>435048</text:p>
          </table:table-cell>
          <table:table-cell table:formula="of:=[$'sapmachine15-many-loaders-1000-2-sanitized'.AB2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0]" office:value-type="float" office:value="208057" calcext:value-type="float">
            <text:p>208057</text:p>
          </table:table-cell>
          <table:table-cell table:formula="of:=[$'sapmachine15-many-loaders-250-8-sanitized'.AB30]" office:value-type="float" office:value="400928" calcext:value-type="float">
            <text:p>400928</text:p>
          </table:table-cell>
          <table:table-cell table:formula="of:=[$'sapmachine15-many-loaders-500-4-sanitized'.AB30]" office:value-type="float" office:value="435048" calcext:value-type="float">
            <text:p>435048</text:p>
          </table:table-cell>
          <table:table-cell table:formula="of:=[$'sapmachine15-many-loaders-1000-2-sanitized'.AB3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1]" office:value-type="float" office:value="183949" calcext:value-type="float">
            <text:p>183949</text:p>
          </table:table-cell>
          <table:table-cell table:formula="of:=[$'sapmachine15-many-loaders-250-8-sanitized'.AB31]" office:value-type="float" office:value="400928" calcext:value-type="float">
            <text:p>400928</text:p>
          </table:table-cell>
          <table:table-cell table:formula="of:=[$'sapmachine15-many-loaders-500-4-sanitized'.AB31]" office:value-type="float" office:value="435048" calcext:value-type="float">
            <text:p>435048</text:p>
          </table:table-cell>
          <table:table-cell table:formula="of:=[$'sapmachine15-many-loaders-1000-2-sanitized'.AB3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2]" office:value-type="float" office:value="183949" calcext:value-type="float">
            <text:p>183949</text:p>
          </table:table-cell>
          <table:table-cell table:formula="of:=[$'sapmachine15-many-loaders-250-8-sanitized'.AB32]" office:value-type="float" office:value="400928" calcext:value-type="float">
            <text:p>400928</text:p>
          </table:table-cell>
          <table:table-cell table:formula="of:=[$'sapmachine15-many-loaders-500-4-sanitized'.AB32]" office:value-type="float" office:value="435048" calcext:value-type="float">
            <text:p>435048</text:p>
          </table:table-cell>
          <table:table-cell table:formula="of:=[$'sapmachine15-many-loaders-1000-2-sanitized'.AB32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3]" office:value-type="float" office:value="183949" calcext:value-type="float">
            <text:p>183949</text:p>
          </table:table-cell>
          <table:table-cell table:formula="of:=[$'sapmachine15-many-loaders-250-8-sanitized'.AB33]" office:value-type="float" office:value="400928" calcext:value-type="float">
            <text:p>400928</text:p>
          </table:table-cell>
          <table:table-cell table:formula="of:=[$'sapmachine15-many-loaders-500-4-sanitized'.AB33]" office:value-type="float" office:value="435048" calcext:value-type="float">
            <text:p>435048</text:p>
          </table:table-cell>
          <table:table-cell table:formula="of:=[$'sapmachine15-many-loaders-1000-2-sanitized'.AB33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4]" office:value-type="float" office:value="159846" calcext:value-type="float">
            <text:p>159846</text:p>
          </table:table-cell>
          <table:table-cell table:formula="of:=[$'sapmachine15-many-loaders-250-8-sanitized'.AB34]" office:value-type="float" office:value="400928" calcext:value-type="float">
            <text:p>400928</text:p>
          </table:table-cell>
          <table:table-cell table:formula="of:=[$'sapmachine15-many-loaders-500-4-sanitized'.AB34]" office:value-type="float" office:value="435048" calcext:value-type="float">
            <text:p>435048</text:p>
          </table:table-cell>
          <table:table-cell table:formula="of:=[$'sapmachine15-many-loaders-1000-2-sanitized'.AB34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5]" office:value-type="float" office:value="159846" calcext:value-type="float">
            <text:p>159846</text:p>
          </table:table-cell>
          <table:table-cell table:formula="of:=[$'sapmachine15-many-loaders-250-8-sanitized'.AB35]" office:value-type="float" office:value="400928" calcext:value-type="float">
            <text:p>400928</text:p>
          </table:table-cell>
          <table:table-cell table:formula="of:=[$'sapmachine15-many-loaders-500-4-sanitized'.AB35]" office:value-type="float" office:value="435048" calcext:value-type="float">
            <text:p>435048</text:p>
          </table:table-cell>
          <table:table-cell table:formula="of:=[$'sapmachine15-many-loaders-1000-2-sanitized'.AB3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6]" office:value-type="float" office:value="159846" calcext:value-type="float">
            <text:p>159846</text:p>
          </table:table-cell>
          <table:table-cell table:formula="of:=[$'sapmachine15-many-loaders-250-8-sanitized'.AB36]" office:value-type="float" office:value="400928" calcext:value-type="float">
            <text:p>400928</text:p>
          </table:table-cell>
          <table:table-cell table:formula="of:=[$'sapmachine15-many-loaders-500-4-sanitized'.AB36]" office:value-type="float" office:value="435048" calcext:value-type="float">
            <text:p>435048</text:p>
          </table:table-cell>
          <table:table-cell table:formula="of:=[$'sapmachine15-many-loaders-1000-2-sanitized'.AB3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7]" office:value-type="float" office:value="135739" calcext:value-type="float">
            <text:p>135739</text:p>
          </table:table-cell>
          <table:table-cell table:formula="of:=[$'sapmachine15-many-loaders-250-8-sanitized'.AB37]" office:value-type="float" office:value="400928" calcext:value-type="float">
            <text:p>400928</text:p>
          </table:table-cell>
          <table:table-cell table:formula="of:=[$'sapmachine15-many-loaders-500-4-sanitized'.AB37]" office:value-type="float" office:value="435048" calcext:value-type="float">
            <text:p>435048</text:p>
          </table:table-cell>
          <table:table-cell table:formula="of:=[$'sapmachine15-many-loaders-1000-2-sanitized'.AB3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8]" office:value-type="float" office:value="135739" calcext:value-type="float">
            <text:p>135739</text:p>
          </table:table-cell>
          <table:table-cell table:formula="of:=[$'sapmachine15-many-loaders-250-8-sanitized'.AB38]" office:value-type="float" office:value="400928" calcext:value-type="float">
            <text:p>400928</text:p>
          </table:table-cell>
          <table:table-cell table:formula="of:=[$'sapmachine15-many-loaders-500-4-sanitized'.AB38]" office:value-type="float" office:value="435048" calcext:value-type="float">
            <text:p>435048</text:p>
          </table:table-cell>
          <table:table-cell table:formula="of:=[$'sapmachine15-many-loaders-1000-2-sanitized'.AB3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39]" office:value-type="float" office:value="135739" calcext:value-type="float">
            <text:p>135739</text:p>
          </table:table-cell>
          <table:table-cell table:formula="of:=[$'sapmachine15-many-loaders-250-8-sanitized'.AB39]" office:value-type="float" office:value="400928" calcext:value-type="float">
            <text:p>400928</text:p>
          </table:table-cell>
          <table:table-cell table:formula="of:=[$'sapmachine15-many-loaders-500-4-sanitized'.AB39]" office:value-type="float" office:value="435048" calcext:value-type="float">
            <text:p>435048</text:p>
          </table:table-cell>
          <table:table-cell table:formula="of:=[$'sapmachine15-many-loaders-1000-2-sanitized'.AB3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0]" office:value-type="float" office:value="111632" calcext:value-type="float">
            <text:p>111632</text:p>
          </table:table-cell>
          <table:table-cell table:formula="of:=[$'sapmachine15-many-loaders-250-8-sanitized'.AB40]" office:value-type="float" office:value="400928" calcext:value-type="float">
            <text:p>400928</text:p>
          </table:table-cell>
          <table:table-cell table:formula="of:=[$'sapmachine15-many-loaders-500-4-sanitized'.AB40]" office:value-type="float" office:value="435048" calcext:value-type="float">
            <text:p>435048</text:p>
          </table:table-cell>
          <table:table-cell table:formula="of:=[$'sapmachine15-many-loaders-1000-2-sanitized'.AB4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1]" office:value-type="float" office:value="111632" calcext:value-type="float">
            <text:p>111632</text:p>
          </table:table-cell>
          <table:table-cell table:formula="of:=[$'sapmachine15-many-loaders-250-8-sanitized'.AB41]" office:value-type="float" office:value="400928" calcext:value-type="float">
            <text:p>400928</text:p>
          </table:table-cell>
          <table:table-cell table:formula="of:=[$'sapmachine15-many-loaders-500-4-sanitized'.AB41]" office:value-type="float" office:value="435048" calcext:value-type="float">
            <text:p>435048</text:p>
          </table:table-cell>
          <table:table-cell table:formula="of:=[$'sapmachine15-many-loaders-1000-2-sanitized'.AB4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2]" office:value-type="float" office:value="111632" calcext:value-type="float">
            <text:p>111632</text:p>
          </table:table-cell>
          <table:table-cell table:formula="of:=[$'sapmachine15-many-loaders-250-8-sanitized'.AB42]" office:value-type="float" office:value="400928" calcext:value-type="float">
            <text:p>400928</text:p>
          </table:table-cell>
          <table:table-cell table:formula="of:=[$'sapmachine15-many-loaders-500-4-sanitized'.AB42]" office:value-type="float" office:value="435048" calcext:value-type="float">
            <text:p>435048</text:p>
          </table:table-cell>
          <table:table-cell table:formula="of:=[$'sapmachine15-many-loaders-1000-2-sanitized'.AB42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3]" office:value-type="float" office:value="87525" calcext:value-type="float">
            <text:p>87525</text:p>
          </table:table-cell>
          <table:table-cell table:formula="of:=[$'sapmachine15-many-loaders-250-8-sanitized'.AB43]" office:value-type="float" office:value="400928" calcext:value-type="float">
            <text:p>400928</text:p>
          </table:table-cell>
          <table:table-cell table:formula="of:=[$'sapmachine15-many-loaders-500-4-sanitized'.AB43]" office:value-type="float" office:value="435048" calcext:value-type="float">
            <text:p>435048</text:p>
          </table:table-cell>
          <table:table-cell table:formula="of:=[$'sapmachine15-many-loaders-1000-2-sanitized'.AB43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4]" office:value-type="float" office:value="87525" calcext:value-type="float">
            <text:p>87525</text:p>
          </table:table-cell>
          <table:table-cell table:formula="of:=[$'sapmachine15-many-loaders-250-8-sanitized'.AB44]" office:value-type="float" office:value="400928" calcext:value-type="float">
            <text:p>400928</text:p>
          </table:table-cell>
          <table:table-cell table:formula="of:=[$'sapmachine15-many-loaders-500-4-sanitized'.AB44]" office:value-type="float" office:value="435048" calcext:value-type="float">
            <text:p>435048</text:p>
          </table:table-cell>
          <table:table-cell table:formula="of:=[$'sapmachine15-many-loaders-1000-2-sanitized'.AB44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5]" office:value-type="float" office:value="87525" calcext:value-type="float">
            <text:p>87525</text:p>
          </table:table-cell>
          <table:table-cell table:formula="of:=[$'sapmachine15-many-loaders-250-8-sanitized'.AB45]" office:value-type="float" office:value="400928" calcext:value-type="float">
            <text:p>400928</text:p>
          </table:table-cell>
          <table:table-cell table:formula="of:=[$'sapmachine15-many-loaders-500-4-sanitized'.AB45]" office:value-type="float" office:value="435048" calcext:value-type="float">
            <text:p>435048</text:p>
          </table:table-cell>
          <table:table-cell table:formula="of:=[$'sapmachine15-many-loaders-1000-2-sanitized'.AB4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6]" office:value-type="float" office:value="63418" calcext:value-type="float">
            <text:p>63418</text:p>
          </table:table-cell>
          <table:table-cell table:formula="of:=[$'sapmachine15-many-loaders-250-8-sanitized'.AB46]" office:value-type="float" office:value="400928" calcext:value-type="float">
            <text:p>400928</text:p>
          </table:table-cell>
          <table:table-cell table:formula="of:=[$'sapmachine15-many-loaders-500-4-sanitized'.AB46]" office:value-type="float" office:value="435048" calcext:value-type="float">
            <text:p>435048</text:p>
          </table:table-cell>
          <table:table-cell table:formula="of:=[$'sapmachine15-many-loaders-1000-2-sanitized'.AB4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7]" office:value-type="float" office:value="63418" calcext:value-type="float">
            <text:p>63418</text:p>
          </table:table-cell>
          <table:table-cell table:formula="of:=[$'sapmachine15-many-loaders-250-8-sanitized'.AB47]" office:value-type="float" office:value="400928" calcext:value-type="float">
            <text:p>400928</text:p>
          </table:table-cell>
          <table:table-cell table:formula="of:=[$'sapmachine15-many-loaders-500-4-sanitized'.AB47]" office:value-type="float" office:value="435048" calcext:value-type="float">
            <text:p>435048</text:p>
          </table:table-cell>
          <table:table-cell table:formula="of:=[$'sapmachine15-many-loaders-1000-2-sanitized'.AB4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8]" office:value-type="float" office:value="63418" calcext:value-type="float">
            <text:p>63418</text:p>
          </table:table-cell>
          <table:table-cell table:formula="of:=[$'sapmachine15-many-loaders-250-8-sanitized'.AB48]" office:value-type="float" office:value="400928" calcext:value-type="float">
            <text:p>400928</text:p>
          </table:table-cell>
          <table:table-cell table:formula="of:=[$'sapmachine15-many-loaders-500-4-sanitized'.AB48]" office:value-type="float" office:value="435048" calcext:value-type="float">
            <text:p>435048</text:p>
          </table:table-cell>
          <table:table-cell table:formula="of:=[$'sapmachine15-many-loaders-1000-2-sanitized'.AB4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49]" office:value-type="float" office:value="39310" calcext:value-type="float">
            <text:p>39310</text:p>
          </table:table-cell>
          <table:table-cell table:formula="of:=[$'sapmachine15-many-loaders-250-8-sanitized'.AB49]" office:value-type="float" office:value="400928" calcext:value-type="float">
            <text:p>400928</text:p>
          </table:table-cell>
          <table:table-cell table:formula="of:=[$'sapmachine15-many-loaders-500-4-sanitized'.AB49]" office:value-type="float" office:value="435048" calcext:value-type="float">
            <text:p>435048</text:p>
          </table:table-cell>
          <table:table-cell table:formula="of:=[$'sapmachine15-many-loaders-1000-2-sanitized'.AB4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0]" office:value-type="float" office:value="39310" calcext:value-type="float">
            <text:p>39310</text:p>
          </table:table-cell>
          <table:table-cell table:formula="of:=[$'sapmachine15-many-loaders-250-8-sanitized'.AB50]" office:value-type="float" office:value="400928" calcext:value-type="float">
            <text:p>400928</text:p>
          </table:table-cell>
          <table:table-cell table:formula="of:=[$'sapmachine15-many-loaders-500-4-sanitized'.AB50]" office:value-type="float" office:value="435048" calcext:value-type="float">
            <text:p>435048</text:p>
          </table:table-cell>
          <table:table-cell table:formula="of:=[$'sapmachine15-many-loaders-1000-2-sanitized'.AB5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1]" office:value-type="float" office:value="39310" calcext:value-type="float">
            <text:p>39310</text:p>
          </table:table-cell>
          <table:table-cell table:formula="of:=[$'sapmachine15-many-loaders-250-8-sanitized'.AB51]" office:value-type="float" office:value="400928" calcext:value-type="float">
            <text:p>400928</text:p>
          </table:table-cell>
          <table:table-cell table:formula="of:=[$'sapmachine15-many-loaders-500-4-sanitized'.AB51]" office:value-type="float" office:value="435048" calcext:value-type="float">
            <text:p>435048</text:p>
          </table:table-cell>
          <table:table-cell table:formula="of:=[$'sapmachine15-many-loaders-1000-2-sanitized'.AB5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2]" office:value-type="float" office:value="39311" calcext:value-type="float">
            <text:p>39311</text:p>
          </table:table-cell>
          <table:table-cell table:formula="of:=[$'sapmachine15-many-loaders-250-8-sanitized'.AB52]" office:value-type="float" office:value="400928" calcext:value-type="float">
            <text:p>400928</text:p>
          </table:table-cell>
          <table:table-cell table:formula="of:=[$'sapmachine15-many-loaders-500-4-sanitized'.AB52]" office:value-type="float" office:value="435048" calcext:value-type="float">
            <text:p>435048</text:p>
          </table:table-cell>
          <table:table-cell table:formula="of:=[$'sapmachine15-many-loaders-1000-2-sanitized'.AB52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3]" office:value-type="float" office:value="39311" calcext:value-type="float">
            <text:p>39311</text:p>
          </table:table-cell>
          <table:table-cell table:formula="of:=[$'sapmachine15-many-loaders-250-8-sanitized'.AB53]" office:value-type="float" office:value="400928" calcext:value-type="float">
            <text:p>400928</text:p>
          </table:table-cell>
          <table:table-cell table:formula="of:=[$'sapmachine15-many-loaders-500-4-sanitized'.AB53]" office:value-type="float" office:value="435048" calcext:value-type="float">
            <text:p>435048</text:p>
          </table:table-cell>
          <table:table-cell table:formula="of:=[$'sapmachine15-many-loaders-1000-2-sanitized'.AB53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4]" office:value-type="float" office:value="39311" calcext:value-type="float">
            <text:p>39311</text:p>
          </table:table-cell>
          <table:table-cell table:formula="of:=[$'sapmachine15-many-loaders-250-8-sanitized'.AB54]" office:value-type="float" office:value="400928" calcext:value-type="float">
            <text:p>400928</text:p>
          </table:table-cell>
          <table:table-cell table:formula="of:=[$'sapmachine15-many-loaders-500-4-sanitized'.AB54]" office:value-type="float" office:value="435048" calcext:value-type="float">
            <text:p>435048</text:p>
          </table:table-cell>
          <table:table-cell table:formula="of:=[$'sapmachine15-many-loaders-1000-2-sanitized'.AB54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5]" office:value-type="float" office:value="39311" calcext:value-type="float">
            <text:p>39311</text:p>
          </table:table-cell>
          <table:table-cell table:formula="of:=[$'sapmachine15-many-loaders-250-8-sanitized'.AB55]" office:value-type="float" office:value="400928" calcext:value-type="float">
            <text:p>400928</text:p>
          </table:table-cell>
          <table:table-cell table:formula="of:=[$'sapmachine15-many-loaders-500-4-sanitized'.AB55]" office:value-type="float" office:value="435048" calcext:value-type="float">
            <text:p>435048</text:p>
          </table:table-cell>
          <table:table-cell table:formula="of:=[$'sapmachine15-many-loaders-1000-2-sanitized'.AB5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6]" office:value-type="float" office:value="39311" calcext:value-type="float">
            <text:p>39311</text:p>
          </table:table-cell>
          <table:table-cell table:formula="of:=[$'sapmachine15-many-loaders-250-8-sanitized'.AB56]" office:value-type="float" office:value="400928" calcext:value-type="float">
            <text:p>400928</text:p>
          </table:table-cell>
          <table:table-cell table:formula="of:=[$'sapmachine15-many-loaders-500-4-sanitized'.AB56]" office:value-type="float" office:value="435048" calcext:value-type="float">
            <text:p>435048</text:p>
          </table:table-cell>
          <table:table-cell table:formula="of:=[$'sapmachine15-many-loaders-1000-2-sanitized'.AB5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7]" office:value-type="float" office:value="39311" calcext:value-type="float">
            <text:p>39311</text:p>
          </table:table-cell>
          <table:table-cell table:formula="of:=[$'sapmachine15-many-loaders-250-8-sanitized'.AB57]" office:value-type="float" office:value="400928" calcext:value-type="float">
            <text:p>400928</text:p>
          </table:table-cell>
          <table:table-cell table:formula="of:=[$'sapmachine15-many-loaders-500-4-sanitized'.AB57]" office:value-type="float" office:value="435048" calcext:value-type="float">
            <text:p>435048</text:p>
          </table:table-cell>
          <table:table-cell table:formula="of:=[$'sapmachine15-many-loaders-1000-2-sanitized'.AB5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8]" office:value-type="float" office:value="39311" calcext:value-type="float">
            <text:p>39311</text:p>
          </table:table-cell>
          <table:table-cell table:formula="of:=[$'sapmachine15-many-loaders-250-8-sanitized'.AB58]" office:value-type="float" office:value="400928" calcext:value-type="float">
            <text:p>400928</text:p>
          </table:table-cell>
          <table:table-cell table:formula="of:=[$'sapmachine15-many-loaders-500-4-sanitized'.AB58]" office:value-type="float" office:value="435048" calcext:value-type="float">
            <text:p>435048</text:p>
          </table:table-cell>
          <table:table-cell table:formula="of:=[$'sapmachine15-many-loaders-1000-2-sanitized'.AB5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59]" office:value-type="float" office:value="39311" calcext:value-type="float">
            <text:p>39311</text:p>
          </table:table-cell>
          <table:table-cell table:formula="of:=[$'sapmachine15-many-loaders-250-8-sanitized'.AB59]" office:value-type="float" office:value="400928" calcext:value-type="float">
            <text:p>400928</text:p>
          </table:table-cell>
          <table:table-cell table:formula="of:=[$'sapmachine15-many-loaders-500-4-sanitized'.AB59]" office:value-type="float" office:value="435048" calcext:value-type="float">
            <text:p>435048</text:p>
          </table:table-cell>
          <table:table-cell table:formula="of:=[$'sapmachine15-many-loaders-1000-2-sanitized'.AB5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0]" office:value-type="float" office:value="39311" calcext:value-type="float">
            <text:p>39311</text:p>
          </table:table-cell>
          <table:table-cell table:formula="of:=[$'sapmachine15-many-loaders-250-8-sanitized'.AB60]" office:value-type="float" office:value="400928" calcext:value-type="float">
            <text:p>400928</text:p>
          </table:table-cell>
          <table:table-cell table:formula="of:=[$'sapmachine15-many-loaders-500-4-sanitized'.AB60]" office:value-type="float" office:value="435048" calcext:value-type="float">
            <text:p>435048</text:p>
          </table:table-cell>
          <table:table-cell table:formula="of:=[$'sapmachine15-many-loaders-1000-2-sanitized'.AB6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1]" office:value-type="float" office:value="39311" calcext:value-type="float">
            <text:p>39311</text:p>
          </table:table-cell>
          <table:table-cell table:formula="of:=[$'sapmachine15-many-loaders-250-8-sanitized'.AB61]" office:value-type="float" office:value="400928" calcext:value-type="float">
            <text:p>400928</text:p>
          </table:table-cell>
          <table:table-cell table:formula="of:=[$'sapmachine15-many-loaders-500-4-sanitized'.AB61]" office:value-type="float" office:value="435048" calcext:value-type="float">
            <text:p>435048</text:p>
          </table:table-cell>
          <table:table-cell table:formula="of:=[$'sapmachine15-many-loaders-1000-2-sanitized'.AB6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2]" office:value-type="float" office:value="39311" calcext:value-type="float">
            <text:p>39311</text:p>
          </table:table-cell>
          <table:table-cell table:formula="of:=[$'sapmachine15-many-loaders-250-8-sanitized'.AB62]" office:value-type="float" office:value="400928" calcext:value-type="float">
            <text:p>400928</text:p>
          </table:table-cell>
          <table:table-cell table:formula="of:=[$'sapmachine15-many-loaders-500-4-sanitized'.AB62]" office:value-type="float" office:value="435048" calcext:value-type="float">
            <text:p>435048</text:p>
          </table:table-cell>
          <table:table-cell table:formula="of:=[$'sapmachine15-many-loaders-1000-2-sanitized'.AB62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3]" office:value-type="float" office:value="39311" calcext:value-type="float">
            <text:p>39311</text:p>
          </table:table-cell>
          <table:table-cell table:formula="of:=[$'sapmachine15-many-loaders-250-8-sanitized'.AB63]" office:value-type="float" office:value="400928" calcext:value-type="float">
            <text:p>400928</text:p>
          </table:table-cell>
          <table:table-cell table:formula="of:=[$'sapmachine15-many-loaders-500-4-sanitized'.AB63]" office:value-type="float" office:value="435048" calcext:value-type="float">
            <text:p>435048</text:p>
          </table:table-cell>
          <table:table-cell table:formula="of:=[$'sapmachine15-many-loaders-1000-2-sanitized'.AB63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4]" office:value-type="float" office:value="39311" calcext:value-type="float">
            <text:p>39311</text:p>
          </table:table-cell>
          <table:table-cell table:formula="of:=[$'sapmachine15-many-loaders-250-8-sanitized'.AB64]" office:value-type="float" office:value="400928" calcext:value-type="float">
            <text:p>400928</text:p>
          </table:table-cell>
          <table:table-cell table:formula="of:=[$'sapmachine15-many-loaders-500-4-sanitized'.AB64]" office:value-type="float" office:value="435048" calcext:value-type="float">
            <text:p>435048</text:p>
          </table:table-cell>
          <table:table-cell table:formula="of:=[$'sapmachine15-many-loaders-1000-2-sanitized'.AB64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5]" office:value-type="float" office:value="39311" calcext:value-type="float">
            <text:p>39311</text:p>
          </table:table-cell>
          <table:table-cell table:formula="of:=[$'sapmachine15-many-loaders-250-8-sanitized'.AB65]" office:value-type="float" office:value="400928" calcext:value-type="float">
            <text:p>400928</text:p>
          </table:table-cell>
          <table:table-cell table:formula="of:=[$'sapmachine15-many-loaders-500-4-sanitized'.AB65]" office:value-type="float" office:value="435048" calcext:value-type="float">
            <text:p>435048</text:p>
          </table:table-cell>
          <table:table-cell table:formula="of:=[$'sapmachine15-many-loaders-1000-2-sanitized'.AB6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6]" office:value-type="float" office:value="39311" calcext:value-type="float">
            <text:p>39311</text:p>
          </table:table-cell>
          <table:table-cell table:formula="of:=[$'sapmachine15-many-loaders-250-8-sanitized'.AB66]" office:value-type="float" office:value="400928" calcext:value-type="float">
            <text:p>400928</text:p>
          </table:table-cell>
          <table:table-cell table:formula="of:=[$'sapmachine15-many-loaders-500-4-sanitized'.AB66]" office:value-type="float" office:value="435048" calcext:value-type="float">
            <text:p>435048</text:p>
          </table:table-cell>
          <table:table-cell table:formula="of:=[$'sapmachine15-many-loaders-1000-2-sanitized'.AB6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7]" office:value-type="float" office:value="39311" calcext:value-type="float">
            <text:p>39311</text:p>
          </table:table-cell>
          <table:table-cell table:formula="of:=[$'sapmachine15-many-loaders-250-8-sanitized'.AB67]" office:value-type="float" office:value="400928" calcext:value-type="float">
            <text:p>400928</text:p>
          </table:table-cell>
          <table:table-cell table:formula="of:=[$'sapmachine15-many-loaders-500-4-sanitized'.AB67]" office:value-type="float" office:value="435048" calcext:value-type="float">
            <text:p>435048</text:p>
          </table:table-cell>
          <table:table-cell table:formula="of:=[$'sapmachine15-many-loaders-1000-2-sanitized'.AB6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8]" office:value-type="float" office:value="39311" calcext:value-type="float">
            <text:p>39311</text:p>
          </table:table-cell>
          <table:table-cell table:formula="of:=[$'sapmachine15-many-loaders-250-8-sanitized'.AB68]" office:value-type="float" office:value="400928" calcext:value-type="float">
            <text:p>400928</text:p>
          </table:table-cell>
          <table:table-cell table:formula="of:=[$'sapmachine15-many-loaders-500-4-sanitized'.AB68]" office:value-type="float" office:value="435048" calcext:value-type="float">
            <text:p>435048</text:p>
          </table:table-cell>
          <table:table-cell table:formula="of:=[$'sapmachine15-many-loaders-1000-2-sanitized'.AB6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69]" office:value-type="float" office:value="39311" calcext:value-type="float">
            <text:p>39311</text:p>
          </table:table-cell>
          <table:table-cell table:formula="of:=[$'sapmachine15-many-loaders-250-8-sanitized'.AB69]" office:value-type="float" office:value="400928" calcext:value-type="float">
            <text:p>400928</text:p>
          </table:table-cell>
          <table:table-cell table:formula="of:=[$'sapmachine15-many-loaders-500-4-sanitized'.AB69]" office:value-type="float" office:value="435048" calcext:value-type="float">
            <text:p>435048</text:p>
          </table:table-cell>
          <table:table-cell table:formula="of:=[$'sapmachine15-many-loaders-1000-2-sanitized'.AB6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0]" office:value-type="float" office:value="39311" calcext:value-type="float">
            <text:p>39311</text:p>
          </table:table-cell>
          <table:table-cell table:formula="of:=[$'sapmachine15-many-loaders-250-8-sanitized'.AB70]" office:value-type="float" office:value="400928" calcext:value-type="float">
            <text:p>400928</text:p>
          </table:table-cell>
          <table:table-cell table:formula="of:=[$'sapmachine15-many-loaders-500-4-sanitized'.AB70]" office:value-type="float" office:value="435048" calcext:value-type="float">
            <text:p>435048</text:p>
          </table:table-cell>
          <table:table-cell table:formula="of:=[$'sapmachine15-many-loaders-1000-2-sanitized'.AB7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1]" office:value-type="float" office:value="39311" calcext:value-type="float">
            <text:p>39311</text:p>
          </table:table-cell>
          <table:table-cell table:formula="of:=[$'sapmachine15-many-loaders-250-8-sanitized'.AB71]" office:value-type="float" office:value="400928" calcext:value-type="float">
            <text:p>400928</text:p>
          </table:table-cell>
          <table:table-cell table:formula="of:=[$'sapmachine15-many-loaders-500-4-sanitized'.AB71]" office:value-type="float" office:value="435048" calcext:value-type="float">
            <text:p>435048</text:p>
          </table:table-cell>
          <table:table-cell table:formula="of:=[$'sapmachine15-many-loaders-1000-2-sanitized'.AB7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2]" office:value-type="float" office:value="39311" calcext:value-type="float">
            <text:p>39311</text:p>
          </table:table-cell>
          <table:table-cell table:formula="of:=[$'sapmachine15-many-loaders-250-8-sanitized'.AB72]" office:value-type="float" office:value="400928" calcext:value-type="float">
            <text:p>400928</text:p>
          </table:table-cell>
          <table:table-cell table:formula="of:=[$'sapmachine15-many-loaders-500-4-sanitized'.AB72]" office:value-type="float" office:value="435048" calcext:value-type="float">
            <text:p>435048</text:p>
          </table:table-cell>
          <table:table-cell table:formula="of:=[$'sapmachine15-many-loaders-1000-2-sanitized'.AB72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3]" office:value-type="float" office:value="39311" calcext:value-type="float">
            <text:p>39311</text:p>
          </table:table-cell>
          <table:table-cell table:formula="of:=[$'sapmachine15-many-loaders-250-8-sanitized'.AB73]" office:value-type="float" office:value="400928" calcext:value-type="float">
            <text:p>400928</text:p>
          </table:table-cell>
          <table:table-cell table:formula="of:=[$'sapmachine15-many-loaders-500-4-sanitized'.AB73]" office:value-type="float" office:value="435048" calcext:value-type="float">
            <text:p>435048</text:p>
          </table:table-cell>
          <table:table-cell table:formula="of:=[$'sapmachine15-many-loaders-1000-2-sanitized'.AB73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4]" office:value-type="float" office:value="39311" calcext:value-type="float">
            <text:p>39311</text:p>
          </table:table-cell>
          <table:table-cell table:formula="of:=[$'sapmachine15-many-loaders-250-8-sanitized'.AB74]" office:value-type="float" office:value="400928" calcext:value-type="float">
            <text:p>400928</text:p>
          </table:table-cell>
          <table:table-cell table:formula="of:=[$'sapmachine15-many-loaders-500-4-sanitized'.AB74]" office:value-type="float" office:value="435048" calcext:value-type="float">
            <text:p>435048</text:p>
          </table:table-cell>
          <table:table-cell table:formula="of:=[$'sapmachine15-many-loaders-1000-2-sanitized'.AB74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5]" office:value-type="float" office:value="39311" calcext:value-type="float">
            <text:p>39311</text:p>
          </table:table-cell>
          <table:table-cell table:formula="of:=[$'sapmachine15-many-loaders-250-8-sanitized'.AB75]" office:value-type="float" office:value="400928" calcext:value-type="float">
            <text:p>400928</text:p>
          </table:table-cell>
          <table:table-cell table:formula="of:=[$'sapmachine15-many-loaders-500-4-sanitized'.AB75]" office:value-type="float" office:value="435048" calcext:value-type="float">
            <text:p>435048</text:p>
          </table:table-cell>
          <table:table-cell table:formula="of:=[$'sapmachine15-many-loaders-1000-2-sanitized'.AB7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6]" office:value-type="float" office:value="39311" calcext:value-type="float">
            <text:p>39311</text:p>
          </table:table-cell>
          <table:table-cell table:formula="of:=[$'sapmachine15-many-loaders-250-8-sanitized'.AB76]" office:value-type="float" office:value="400928" calcext:value-type="float">
            <text:p>400928</text:p>
          </table:table-cell>
          <table:table-cell table:formula="of:=[$'sapmachine15-many-loaders-500-4-sanitized'.AB76]" office:value-type="float" office:value="435048" calcext:value-type="float">
            <text:p>435048</text:p>
          </table:table-cell>
          <table:table-cell table:formula="of:=[$'sapmachine15-many-loaders-1000-2-sanitized'.AB7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7]" office:value-type="float" office:value="39311" calcext:value-type="float">
            <text:p>39311</text:p>
          </table:table-cell>
          <table:table-cell table:formula="of:=[$'sapmachine15-many-loaders-250-8-sanitized'.AB77]" office:value-type="float" office:value="400928" calcext:value-type="float">
            <text:p>400928</text:p>
          </table:table-cell>
          <table:table-cell table:formula="of:=[$'sapmachine15-many-loaders-500-4-sanitized'.AB77]" office:value-type="float" office:value="435048" calcext:value-type="float">
            <text:p>435048</text:p>
          </table:table-cell>
          <table:table-cell table:formula="of:=[$'sapmachine15-many-loaders-1000-2-sanitized'.AB7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8]" office:value-type="float" office:value="39311" calcext:value-type="float">
            <text:p>39311</text:p>
          </table:table-cell>
          <table:table-cell table:formula="of:=[$'sapmachine15-many-loaders-250-8-sanitized'.AB78]" office:value-type="float" office:value="400928" calcext:value-type="float">
            <text:p>400928</text:p>
          </table:table-cell>
          <table:table-cell table:formula="of:=[$'sapmachine15-many-loaders-500-4-sanitized'.AB78]" office:value-type="float" office:value="435048" calcext:value-type="float">
            <text:p>435048</text:p>
          </table:table-cell>
          <table:table-cell table:formula="of:=[$'sapmachine15-many-loaders-1000-2-sanitized'.AB7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79]" office:value-type="float" office:value="39311" calcext:value-type="float">
            <text:p>39311</text:p>
          </table:table-cell>
          <table:table-cell table:formula="of:=[$'sapmachine15-many-loaders-250-8-sanitized'.AB79]" office:value-type="float" office:value="400928" calcext:value-type="float">
            <text:p>400928</text:p>
          </table:table-cell>
          <table:table-cell table:formula="of:=[$'sapmachine15-many-loaders-500-4-sanitized'.AB79]" office:value-type="float" office:value="435048" calcext:value-type="float">
            <text:p>435048</text:p>
          </table:table-cell>
          <table:table-cell table:formula="of:=[$'sapmachine15-many-loaders-1000-2-sanitized'.AB7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0]" office:value-type="float" office:value="39311" calcext:value-type="float">
            <text:p>39311</text:p>
          </table:table-cell>
          <table:table-cell table:formula="of:=[$'sapmachine15-many-loaders-250-8-sanitized'.AB80]" office:value-type="float" office:value="400928" calcext:value-type="float">
            <text:p>400928</text:p>
          </table:table-cell>
          <table:table-cell table:formula="of:=[$'sapmachine15-many-loaders-500-4-sanitized'.AB80]" office:value-type="float" office:value="435048" calcext:value-type="float">
            <text:p>435048</text:p>
          </table:table-cell>
          <table:table-cell table:formula="of:=[$'sapmachine15-many-loaders-1000-2-sanitized'.AB8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1]" office:value-type="float" office:value="39311" calcext:value-type="float">
            <text:p>39311</text:p>
          </table:table-cell>
          <table:table-cell table:formula="of:=[$'sapmachine15-many-loaders-250-8-sanitized'.AB81]" office:value-type="float" office:value="400928" calcext:value-type="float">
            <text:p>400928</text:p>
          </table:table-cell>
          <table:table-cell table:formula="of:=[$'sapmachine15-many-loaders-500-4-sanitized'.AB81]" office:value-type="float" office:value="435048" calcext:value-type="float">
            <text:p>435048</text:p>
          </table:table-cell>
          <table:table-cell table:formula="of:=[$'sapmachine15-many-loaders-1000-2-sanitized'.AB8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2]" office:value-type="float" office:value="39311" calcext:value-type="float">
            <text:p>39311</text:p>
          </table:table-cell>
          <table:table-cell table:formula="of:=[$'sapmachine15-many-loaders-250-8-sanitized'.AB82]" office:value-type="float" office:value="400928" calcext:value-type="float">
            <text:p>400928</text:p>
          </table:table-cell>
          <table:table-cell table:formula="of:=[$'sapmachine15-many-loaders-500-4-sanitized'.AB82]" office:value-type="float" office:value="435048" calcext:value-type="float">
            <text:p>435048</text:p>
          </table:table-cell>
          <table:table-cell table:formula="of:=[$'sapmachine15-many-loaders-1000-2-sanitized'.AB82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3]" office:value-type="float" office:value="39311" calcext:value-type="float">
            <text:p>39311</text:p>
          </table:table-cell>
          <table:table-cell table:formula="of:=[$'sapmachine15-many-loaders-250-8-sanitized'.AB83]" office:value-type="float" office:value="400928" calcext:value-type="float">
            <text:p>400928</text:p>
          </table:table-cell>
          <table:table-cell table:formula="of:=[$'sapmachine15-many-loaders-500-4-sanitized'.AB83]" office:value-type="float" office:value="435048" calcext:value-type="float">
            <text:p>435048</text:p>
          </table:table-cell>
          <table:table-cell table:formula="of:=[$'sapmachine15-many-loaders-1000-2-sanitized'.AB83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4]" office:value-type="float" office:value="39311" calcext:value-type="float">
            <text:p>39311</text:p>
          </table:table-cell>
          <table:table-cell table:formula="of:=[$'sapmachine15-many-loaders-250-8-sanitized'.AB84]" office:value-type="float" office:value="400928" calcext:value-type="float">
            <text:p>400928</text:p>
          </table:table-cell>
          <table:table-cell table:formula="of:=[$'sapmachine15-many-loaders-500-4-sanitized'.AB84]" office:value-type="float" office:value="435048" calcext:value-type="float">
            <text:p>435048</text:p>
          </table:table-cell>
          <table:table-cell table:formula="of:=[$'sapmachine15-many-loaders-1000-2-sanitized'.AB84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5]" office:value-type="float" office:value="39311" calcext:value-type="float">
            <text:p>39311</text:p>
          </table:table-cell>
          <table:table-cell table:formula="of:=[$'sapmachine15-many-loaders-250-8-sanitized'.AB85]" office:value-type="float" office:value="400928" calcext:value-type="float">
            <text:p>400928</text:p>
          </table:table-cell>
          <table:table-cell table:formula="of:=[$'sapmachine15-many-loaders-500-4-sanitized'.AB85]" office:value-type="float" office:value="435048" calcext:value-type="float">
            <text:p>435048</text:p>
          </table:table-cell>
          <table:table-cell table:formula="of:=[$'sapmachine15-many-loaders-1000-2-sanitized'.AB8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6]" office:value-type="float" office:value="39311" calcext:value-type="float">
            <text:p>39311</text:p>
          </table:table-cell>
          <table:table-cell table:formula="of:=[$'sapmachine15-many-loaders-250-8-sanitized'.AB86]" office:value-type="float" office:value="400928" calcext:value-type="float">
            <text:p>400928</text:p>
          </table:table-cell>
          <table:table-cell table:formula="of:=[$'sapmachine15-many-loaders-500-4-sanitized'.AB86]" office:value-type="float" office:value="435048" calcext:value-type="float">
            <text:p>435048</text:p>
          </table:table-cell>
          <table:table-cell table:formula="of:=[$'sapmachine15-many-loaders-1000-2-sanitized'.AB8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7]" office:value-type="float" office:value="39311" calcext:value-type="float">
            <text:p>39311</text:p>
          </table:table-cell>
          <table:table-cell table:formula="of:=[$'sapmachine15-many-loaders-250-8-sanitized'.AB87]" office:value-type="float" office:value="400928" calcext:value-type="float">
            <text:p>400928</text:p>
          </table:table-cell>
          <table:table-cell table:formula="of:=[$'sapmachine15-many-loaders-500-4-sanitized'.AB87]" office:value-type="float" office:value="435048" calcext:value-type="float">
            <text:p>435048</text:p>
          </table:table-cell>
          <table:table-cell table:formula="of:=[$'sapmachine15-many-loaders-1000-2-sanitized'.AB8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8]" office:value-type="float" office:value="39311" calcext:value-type="float">
            <text:p>39311</text:p>
          </table:table-cell>
          <table:table-cell table:formula="of:=[$'sapmachine15-many-loaders-250-8-sanitized'.AB88]" office:value-type="float" office:value="400928" calcext:value-type="float">
            <text:p>400928</text:p>
          </table:table-cell>
          <table:table-cell table:formula="of:=[$'sapmachine15-many-loaders-500-4-sanitized'.AB88]" office:value-type="float" office:value="435048" calcext:value-type="float">
            <text:p>435048</text:p>
          </table:table-cell>
          <table:table-cell table:formula="of:=[$'sapmachine15-many-loaders-1000-2-sanitized'.AB8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89]" office:value-type="float" office:value="39311" calcext:value-type="float">
            <text:p>39311</text:p>
          </table:table-cell>
          <table:table-cell table:formula="of:=[$'sapmachine15-many-loaders-250-8-sanitized'.AB89]" office:value-type="float" office:value="400928" calcext:value-type="float">
            <text:p>400928</text:p>
          </table:table-cell>
          <table:table-cell table:formula="of:=[$'sapmachine15-many-loaders-500-4-sanitized'.AB89]" office:value-type="float" office:value="435048" calcext:value-type="float">
            <text:p>435048</text:p>
          </table:table-cell>
          <table:table-cell table:formula="of:=[$'sapmachine15-many-loaders-1000-2-sanitized'.AB8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0]" office:value-type="float" office:value="39311" calcext:value-type="float">
            <text:p>39311</text:p>
          </table:table-cell>
          <table:table-cell table:formula="of:=[$'sapmachine15-many-loaders-250-8-sanitized'.AB90]" office:value-type="float" office:value="400928" calcext:value-type="float">
            <text:p>400928</text:p>
          </table:table-cell>
          <table:table-cell table:formula="of:=[$'sapmachine15-many-loaders-500-4-sanitized'.AB90]" office:value-type="float" office:value="435048" calcext:value-type="float">
            <text:p>435048</text:p>
          </table:table-cell>
          <table:table-cell table:formula="of:=[$'sapmachine15-many-loaders-1000-2-sanitized'.AB9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1]" office:value-type="float" office:value="39311" calcext:value-type="float">
            <text:p>39311</text:p>
          </table:table-cell>
          <table:table-cell table:formula="of:=[$'sapmachine15-many-loaders-250-8-sanitized'.AB91]" office:value-type="float" office:value="400928" calcext:value-type="float">
            <text:p>400928</text:p>
          </table:table-cell>
          <table:table-cell table:formula="of:=[$'sapmachine15-many-loaders-500-4-sanitized'.AB91]" office:value-type="float" office:value="435048" calcext:value-type="float">
            <text:p>435048</text:p>
          </table:table-cell>
          <table:table-cell table:formula="of:=[$'sapmachine15-many-loaders-1000-2-sanitized'.AB9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2]" office:value-type="float" office:value="39311" calcext:value-type="float">
            <text:p>39311</text:p>
          </table:table-cell>
          <table:table-cell table:formula="of:=[$'sapmachine15-many-loaders-250-8-sanitized'.AB92]" office:value-type="float" office:value="400928" calcext:value-type="float">
            <text:p>400928</text:p>
          </table:table-cell>
          <table:table-cell table:formula="of:=[$'sapmachine15-many-loaders-500-4-sanitized'.AB92]" office:value-type="float" office:value="435048" calcext:value-type="float">
            <text:p>435048</text:p>
          </table:table-cell>
          <table:table-cell table:formula="of:=[$'sapmachine15-many-loaders-1000-2-sanitized'.AB92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3]" office:value-type="float" office:value="39311" calcext:value-type="float">
            <text:p>39311</text:p>
          </table:table-cell>
          <table:table-cell table:formula="of:=[$'sapmachine15-many-loaders-250-8-sanitized'.AB93]" office:value-type="float" office:value="400928" calcext:value-type="float">
            <text:p>400928</text:p>
          </table:table-cell>
          <table:table-cell table:formula="of:=[$'sapmachine15-many-loaders-500-4-sanitized'.AB93]" office:value-type="float" office:value="435048" calcext:value-type="float">
            <text:p>435048</text:p>
          </table:table-cell>
          <table:table-cell table:formula="of:=[$'sapmachine15-many-loaders-1000-2-sanitized'.AB93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4]" office:value-type="float" office:value="39311" calcext:value-type="float">
            <text:p>39311</text:p>
          </table:table-cell>
          <table:table-cell table:formula="of:=[$'sapmachine15-many-loaders-250-8-sanitized'.AB94]" office:value-type="float" office:value="400928" calcext:value-type="float">
            <text:p>400928</text:p>
          </table:table-cell>
          <table:table-cell table:formula="of:=[$'sapmachine15-many-loaders-500-4-sanitized'.AB94]" office:value-type="float" office:value="435048" calcext:value-type="float">
            <text:p>435048</text:p>
          </table:table-cell>
          <table:table-cell table:formula="of:=[$'sapmachine15-many-loaders-1000-2-sanitized'.AB94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5]" office:value-type="float" office:value="39311" calcext:value-type="float">
            <text:p>39311</text:p>
          </table:table-cell>
          <table:table-cell table:formula="of:=[$'sapmachine15-many-loaders-250-8-sanitized'.AB95]" office:value-type="float" office:value="400928" calcext:value-type="float">
            <text:p>400928</text:p>
          </table:table-cell>
          <table:table-cell table:formula="of:=[$'sapmachine15-many-loaders-500-4-sanitized'.AB95]" office:value-type="float" office:value="435048" calcext:value-type="float">
            <text:p>435048</text:p>
          </table:table-cell>
          <table:table-cell table:formula="of:=[$'sapmachine15-many-loaders-1000-2-sanitized'.AB9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6]" office:value-type="float" office:value="39311" calcext:value-type="float">
            <text:p>39311</text:p>
          </table:table-cell>
          <table:table-cell table:formula="of:=[$'sapmachine15-many-loaders-250-8-sanitized'.AB96]" office:value-type="float" office:value="400928" calcext:value-type="float">
            <text:p>400928</text:p>
          </table:table-cell>
          <table:table-cell table:formula="of:=[$'sapmachine15-many-loaders-500-4-sanitized'.AB96]" office:value-type="float" office:value="435048" calcext:value-type="float">
            <text:p>435048</text:p>
          </table:table-cell>
          <table:table-cell table:formula="of:=[$'sapmachine15-many-loaders-1000-2-sanitized'.AB9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7]" office:value-type="float" office:value="39311" calcext:value-type="float">
            <text:p>39311</text:p>
          </table:table-cell>
          <table:table-cell table:formula="of:=[$'sapmachine15-many-loaders-250-8-sanitized'.AB97]" office:value-type="float" office:value="400928" calcext:value-type="float">
            <text:p>400928</text:p>
          </table:table-cell>
          <table:table-cell table:formula="of:=[$'sapmachine15-many-loaders-500-4-sanitized'.AB97]" office:value-type="float" office:value="435048" calcext:value-type="float">
            <text:p>435048</text:p>
          </table:table-cell>
          <table:table-cell table:formula="of:=[$'sapmachine15-many-loaders-1000-2-sanitized'.AB9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8]" office:value-type="float" office:value="39311" calcext:value-type="float">
            <text:p>39311</text:p>
          </table:table-cell>
          <table:table-cell table:formula="of:=[$'sapmachine15-many-loaders-250-8-sanitized'.AB98]" office:value-type="float" office:value="400928" calcext:value-type="float">
            <text:p>400928</text:p>
          </table:table-cell>
          <table:table-cell table:formula="of:=[$'sapmachine15-many-loaders-500-4-sanitized'.AB98]" office:value-type="float" office:value="435048" calcext:value-type="float">
            <text:p>435048</text:p>
          </table:table-cell>
          <table:table-cell table:formula="of:=[$'sapmachine15-many-loaders-1000-2-sanitized'.AB9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99]" office:value-type="float" office:value="39311" calcext:value-type="float">
            <text:p>39311</text:p>
          </table:table-cell>
          <table:table-cell table:formula="of:=[$'sapmachine15-many-loaders-250-8-sanitized'.AB99]" office:value-type="float" office:value="400928" calcext:value-type="float">
            <text:p>400928</text:p>
          </table:table-cell>
          <table:table-cell table:formula="of:=[$'sapmachine15-many-loaders-500-4-sanitized'.AB99]" office:value-type="float" office:value="435048" calcext:value-type="float">
            <text:p>435048</text:p>
          </table:table-cell>
          <table:table-cell table:formula="of:=[$'sapmachine15-many-loaders-1000-2-sanitized'.AB9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0]" office:value-type="float" office:value="39311" calcext:value-type="float">
            <text:p>39311</text:p>
          </table:table-cell>
          <table:table-cell table:formula="of:=[$'sapmachine15-many-loaders-250-8-sanitized'.AB100]" office:value-type="float" office:value="400928" calcext:value-type="float">
            <text:p>400928</text:p>
          </table:table-cell>
          <table:table-cell table:formula="of:=[$'sapmachine15-many-loaders-500-4-sanitized'.AB100]" office:value-type="float" office:value="435048" calcext:value-type="float">
            <text:p>435048</text:p>
          </table:table-cell>
          <table:table-cell table:formula="of:=[$'sapmachine15-many-loaders-1000-2-sanitized'.AB10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1]" office:value-type="float" office:value="39311" calcext:value-type="float">
            <text:p>39311</text:p>
          </table:table-cell>
          <table:table-cell table:formula="of:=[$'sapmachine15-many-loaders-250-8-sanitized'.AB101]" office:value-type="float" office:value="400928" calcext:value-type="float">
            <text:p>400928</text:p>
          </table:table-cell>
          <table:table-cell table:formula="of:=[$'sapmachine15-many-loaders-500-4-sanitized'.AB101]" office:value-type="float" office:value="435048" calcext:value-type="float">
            <text:p>435048</text:p>
          </table:table-cell>
          <table:table-cell table:formula="of:=[$'sapmachine15-many-loaders-1000-2-sanitized'.AB10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2]" office:value-type="float" office:value="39311" calcext:value-type="float">
            <text:p>39311</text:p>
          </table:table-cell>
          <table:table-cell table:formula="of:=[$'sapmachine15-many-loaders-250-8-sanitized'.AB102]" office:value-type="float" office:value="400928" calcext:value-type="float">
            <text:p>400928</text:p>
          </table:table-cell>
          <table:table-cell table:formula="of:=[$'sapmachine15-many-loaders-500-4-sanitized'.AB102]" office:value-type="float" office:value="435048" calcext:value-type="float">
            <text:p>435048</text:p>
          </table:table-cell>
          <table:table-cell table:formula="of:=[$'sapmachine15-many-loaders-1000-2-sanitized'.AB102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3]" office:value-type="float" office:value="39311" calcext:value-type="float">
            <text:p>39311</text:p>
          </table:table-cell>
          <table:table-cell table:formula="of:=[$'sapmachine15-many-loaders-250-8-sanitized'.AB103]" office:value-type="float" office:value="400928" calcext:value-type="float">
            <text:p>400928</text:p>
          </table:table-cell>
          <table:table-cell table:formula="of:=[$'sapmachine15-many-loaders-500-4-sanitized'.AB103]" office:value-type="float" office:value="435048" calcext:value-type="float">
            <text:p>435048</text:p>
          </table:table-cell>
          <table:table-cell table:formula="of:=[$'sapmachine15-many-loaders-1000-2-sanitized'.AB103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4]" office:value-type="float" office:value="39311" calcext:value-type="float">
            <text:p>39311</text:p>
          </table:table-cell>
          <table:table-cell table:formula="of:=[$'sapmachine15-many-loaders-250-8-sanitized'.AB104]" office:value-type="float" office:value="400928" calcext:value-type="float">
            <text:p>400928</text:p>
          </table:table-cell>
          <table:table-cell table:formula="of:=[$'sapmachine15-many-loaders-500-4-sanitized'.AB104]" office:value-type="float" office:value="435048" calcext:value-type="float">
            <text:p>435048</text:p>
          </table:table-cell>
          <table:table-cell table:formula="of:=[$'sapmachine15-many-loaders-1000-2-sanitized'.AB104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5]" office:value-type="float" office:value="39311" calcext:value-type="float">
            <text:p>39311</text:p>
          </table:table-cell>
          <table:table-cell table:formula="of:=[$'sapmachine15-many-loaders-250-8-sanitized'.AB105]" office:value-type="float" office:value="400928" calcext:value-type="float">
            <text:p>400928</text:p>
          </table:table-cell>
          <table:table-cell table:formula="of:=[$'sapmachine15-many-loaders-500-4-sanitized'.AB105]" office:value-type="float" office:value="435048" calcext:value-type="float">
            <text:p>435048</text:p>
          </table:table-cell>
          <table:table-cell table:formula="of:=[$'sapmachine15-many-loaders-1000-2-sanitized'.AB105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6]" office:value-type="float" office:value="39311" calcext:value-type="float">
            <text:p>39311</text:p>
          </table:table-cell>
          <table:table-cell table:formula="of:=[$'sapmachine15-many-loaders-250-8-sanitized'.AB106]" office:value-type="float" office:value="400928" calcext:value-type="float">
            <text:p>400928</text:p>
          </table:table-cell>
          <table:table-cell table:formula="of:=[$'sapmachine15-many-loaders-500-4-sanitized'.AB106]" office:value-type="float" office:value="435048" calcext:value-type="float">
            <text:p>435048</text:p>
          </table:table-cell>
          <table:table-cell table:formula="of:=[$'sapmachine15-many-loaders-1000-2-sanitized'.AB106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7]" office:value-type="float" office:value="39311" calcext:value-type="float">
            <text:p>39311</text:p>
          </table:table-cell>
          <table:table-cell table:formula="of:=[$'sapmachine15-many-loaders-250-8-sanitized'.AB107]" office:value-type="float" office:value="400928" calcext:value-type="float">
            <text:p>400928</text:p>
          </table:table-cell>
          <table:table-cell table:formula="of:=[$'sapmachine15-many-loaders-500-4-sanitized'.AB107]" office:value-type="float" office:value="435048" calcext:value-type="float">
            <text:p>435048</text:p>
          </table:table-cell>
          <table:table-cell table:formula="of:=[$'sapmachine15-many-loaders-1000-2-sanitized'.AB107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8]" office:value-type="float" office:value="39311" calcext:value-type="float">
            <text:p>39311</text:p>
          </table:table-cell>
          <table:table-cell table:formula="of:=[$'sapmachine15-many-loaders-250-8-sanitized'.AB108]" office:value-type="float" office:value="400928" calcext:value-type="float">
            <text:p>400928</text:p>
          </table:table-cell>
          <table:table-cell table:formula="of:=[$'sapmachine15-many-loaders-500-4-sanitized'.AB108]" office:value-type="float" office:value="435048" calcext:value-type="float">
            <text:p>435048</text:p>
          </table:table-cell>
          <table:table-cell table:formula="of:=[$'sapmachine15-many-loaders-1000-2-sanitized'.AB108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09]" office:value-type="float" office:value="39311" calcext:value-type="float">
            <text:p>39311</text:p>
          </table:table-cell>
          <table:table-cell table:formula="of:=[$'sapmachine15-many-loaders-250-8-sanitized'.AB109]" office:value-type="float" office:value="400928" calcext:value-type="float">
            <text:p>400928</text:p>
          </table:table-cell>
          <table:table-cell table:formula="of:=[$'sapmachine15-many-loaders-500-4-sanitized'.AB109]" office:value-type="float" office:value="435048" calcext:value-type="float">
            <text:p>435048</text:p>
          </table:table-cell>
          <table:table-cell table:formula="of:=[$'sapmachine15-many-loaders-1000-2-sanitized'.AB109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10]" office:value-type="float" office:value="39311" calcext:value-type="float">
            <text:p>39311</text:p>
          </table:table-cell>
          <table:table-cell table:formula="of:=[$'sapmachine15-many-loaders-250-8-sanitized'.AB110]" office:value-type="float" office:value="400928" calcext:value-type="float">
            <text:p>400928</text:p>
          </table:table-cell>
          <table:table-cell table:formula="of:=[$'sapmachine15-many-loaders-500-4-sanitized'.AB110]" office:value-type="float" office:value="435048" calcext:value-type="float">
            <text:p>435048</text:p>
          </table:table-cell>
          <table:table-cell table:formula="of:=[$'sapmachine15-many-loaders-1000-2-sanitized'.AB110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11]" office:value-type="float" office:value="39311" calcext:value-type="float">
            <text:p>39311</text:p>
          </table:table-cell>
          <table:table-cell table:formula="of:=[$'sapmachine15-many-loaders-250-8-sanitized'.AB111]" office:value-type="float" office:value="400928" calcext:value-type="float">
            <text:p>400928</text:p>
          </table:table-cell>
          <table:table-cell table:formula="of:=[$'sapmachine15-many-loaders-500-4-sanitized'.AB111]" office:value-type="float" office:value="435048" calcext:value-type="float">
            <text:p>435048</text:p>
          </table:table-cell>
          <table:table-cell table:formula="of:=[$'sapmachine15-many-loaders-1000-2-sanitized'.AB111]" office:value-type="float" office:value="835012" calcext:value-type="float">
            <text:p>835012</text:p>
          </table:table-cell>
        </table:table-row>
        <table:table-row table:style-name="ro1">
          <table:table-cell table:formula="of:=[$'sapmachine15-many-loaders-250-8-sanitized'.AC112]" office:value-type="float" office:value="15204" calcext:value-type="float">
            <text:p>15204</text:p>
          </table:table-cell>
          <table:table-cell table:formula="of:=[$'sapmachine15-many-loaders-250-8-sanitized'.AB112]" office:value-type="float" office:value="38656" calcext:value-type="float">
            <text:p>38656</text:p>
          </table:table-cell>
          <table:table-cell table:formula="of:=[$'sapmachine15-many-loaders-500-4-sanitized'.AB112]" office:value-type="float" office:value="38092" calcext:value-type="float">
            <text:p>38092</text:p>
          </table:table-cell>
          <table:table-cell table:formula="of:=[$'sapmachine15-many-loaders-1000-2-sanitized'.AB112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13]" office:value-type="float" office:value="15204" calcext:value-type="float">
            <text:p>15204</text:p>
          </table:table-cell>
          <table:table-cell table:formula="of:=[$'sapmachine15-many-loaders-250-8-sanitized'.AB113]" office:value-type="float" office:value="38656" calcext:value-type="float">
            <text:p>38656</text:p>
          </table:table-cell>
          <table:table-cell table:formula="of:=[$'sapmachine15-many-loaders-500-4-sanitized'.AB113]" office:value-type="float" office:value="38092" calcext:value-type="float">
            <text:p>38092</text:p>
          </table:table-cell>
          <table:table-cell table:formula="of:=[$'sapmachine15-many-loaders-1000-2-sanitized'.AB113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14]" office:value-type="float" office:value="15204" calcext:value-type="float">
            <text:p>15204</text:p>
          </table:table-cell>
          <table:table-cell table:formula="of:=[$'sapmachine15-many-loaders-250-8-sanitized'.AB114]" office:value-type="float" office:value="38656" calcext:value-type="float">
            <text:p>38656</text:p>
          </table:table-cell>
          <table:table-cell table:formula="of:=[$'sapmachine15-many-loaders-500-4-sanitized'.AB114]" office:value-type="float" office:value="38092" calcext:value-type="float">
            <text:p>38092</text:p>
          </table:table-cell>
          <table:table-cell table:formula="of:=[$'sapmachine15-many-loaders-1000-2-sanitized'.AB114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15]" office:value-type="float" office:value="15204" calcext:value-type="float">
            <text:p>15204</text:p>
          </table:table-cell>
          <table:table-cell table:formula="of:=[$'sapmachine15-many-loaders-250-8-sanitized'.AB115]" office:value-type="float" office:value="38656" calcext:value-type="float">
            <text:p>38656</text:p>
          </table:table-cell>
          <table:table-cell table:formula="of:=[$'sapmachine15-many-loaders-500-4-sanitized'.AB115]" office:value-type="float" office:value="38092" calcext:value-type="float">
            <text:p>38092</text:p>
          </table:table-cell>
          <table:table-cell table:formula="of:=[$'sapmachine15-many-loaders-1000-2-sanitized'.AB115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16]" office:value-type="float" office:value="15204" calcext:value-type="float">
            <text:p>15204</text:p>
          </table:table-cell>
          <table:table-cell table:formula="of:=[$'sapmachine15-many-loaders-250-8-sanitized'.AB116]" office:value-type="float" office:value="38656" calcext:value-type="float">
            <text:p>38656</text:p>
          </table:table-cell>
          <table:table-cell table:formula="of:=[$'sapmachine15-many-loaders-500-4-sanitized'.AB116]" office:value-type="float" office:value="38092" calcext:value-type="float">
            <text:p>38092</text:p>
          </table:table-cell>
          <table:table-cell table:formula="of:=[$'sapmachine15-many-loaders-1000-2-sanitized'.AB116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17]" office:value-type="float" office:value="15204" calcext:value-type="float">
            <text:p>15204</text:p>
          </table:table-cell>
          <table:table-cell table:formula="of:=[$'sapmachine15-many-loaders-250-8-sanitized'.AB117]" office:value-type="float" office:value="38656" calcext:value-type="float">
            <text:p>38656</text:p>
          </table:table-cell>
          <table:table-cell table:formula="of:=[$'sapmachine15-many-loaders-500-4-sanitized'.AB117]" office:value-type="float" office:value="38092" calcext:value-type="float">
            <text:p>38092</text:p>
          </table:table-cell>
          <table:table-cell table:formula="of:=[$'sapmachine15-many-loaders-1000-2-sanitized'.AB117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18]" office:value-type="float" office:value="15204" calcext:value-type="float">
            <text:p>15204</text:p>
          </table:table-cell>
          <table:table-cell table:formula="of:=[$'sapmachine15-many-loaders-250-8-sanitized'.AB118]" office:value-type="float" office:value="38656" calcext:value-type="float">
            <text:p>38656</text:p>
          </table:table-cell>
          <table:table-cell table:formula="of:=[$'sapmachine15-many-loaders-500-4-sanitized'.AB118]" office:value-type="float" office:value="38092" calcext:value-type="float">
            <text:p>38092</text:p>
          </table:table-cell>
          <table:table-cell table:formula="of:=[$'sapmachine15-many-loaders-1000-2-sanitized'.AB118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19]" office:value-type="float" office:value="15204" calcext:value-type="float">
            <text:p>15204</text:p>
          </table:table-cell>
          <table:table-cell table:formula="of:=[$'sapmachine15-many-loaders-250-8-sanitized'.AB119]" office:value-type="float" office:value="38656" calcext:value-type="float">
            <text:p>38656</text:p>
          </table:table-cell>
          <table:table-cell table:formula="of:=[$'sapmachine15-many-loaders-500-4-sanitized'.AB119]" office:value-type="float" office:value="38092" calcext:value-type="float">
            <text:p>38092</text:p>
          </table:table-cell>
          <table:table-cell table:formula="of:=[$'sapmachine15-many-loaders-1000-2-sanitized'.AB119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20]" office:value-type="float" office:value="15204" calcext:value-type="float">
            <text:p>15204</text:p>
          </table:table-cell>
          <table:table-cell table:formula="of:=[$'sapmachine15-many-loaders-250-8-sanitized'.AB120]" office:value-type="float" office:value="38656" calcext:value-type="float">
            <text:p>38656</text:p>
          </table:table-cell>
          <table:table-cell table:formula="of:=[$'sapmachine15-many-loaders-500-4-sanitized'.AB120]" office:value-type="float" office:value="38092" calcext:value-type="float">
            <text:p>38092</text:p>
          </table:table-cell>
          <table:table-cell table:formula="of:=[$'sapmachine15-many-loaders-1000-2-sanitized'.AB120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21]" office:value-type="float" office:value="15204" calcext:value-type="float">
            <text:p>15204</text:p>
          </table:table-cell>
          <table:table-cell table:formula="of:=[$'sapmachine15-many-loaders-250-8-sanitized'.AB121]" office:value-type="float" office:value="38656" calcext:value-type="float">
            <text:p>38656</text:p>
          </table:table-cell>
          <table:table-cell table:formula="of:=[$'sapmachine15-many-loaders-500-4-sanitized'.AB121]" office:value-type="float" office:value="38092" calcext:value-type="float">
            <text:p>38092</text:p>
          </table:table-cell>
          <table:table-cell table:formula="of:=[$'sapmachine15-many-loaders-1000-2-sanitized'.AB121]" office:value-type="float" office:value="36496" calcext:value-type="float">
            <text:p>36496</text:p>
          </table:table-cell>
        </table:table-row>
        <table:table-row table:style-name="ro1">
          <table:table-cell table:formula="of:=[$'sapmachine15-many-loaders-250-8-sanitized'.AC122]" office:value-type="float" office:value="0" calcext:value-type="float">
            <text:p>0</text:p>
          </table:table-cell>
          <table:table-cell table:formula="of:=[$'sapmachine15-many-loaders-250-8-sanitized'.AB122]" office:value-type="float" office:value="0" calcext:value-type="float">
            <text:p>0</text:p>
          </table:table-cell>
          <table:table-cell table:formula="of:=[$'sapmachine15-many-loaders-500-4-sanitized'.AB122]" office:value-type="float" office:value="0" calcext:value-type="float">
            <text:p>0</text:p>
          </table:table-cell>
          <table:table-cell table:formula="of:=[$'sapmachine15-many-loaders-1000-2-sanitized'.AB12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23]" office:value-type="float" office:value="0" calcext:value-type="float">
            <text:p>0</text:p>
          </table:table-cell>
          <table:table-cell table:formula="of:=[$'sapmachine15-many-loaders-250-8-sanitized'.AB123]" office:value-type="float" office:value="0" calcext:value-type="float">
            <text:p>0</text:p>
          </table:table-cell>
          <table:table-cell table:formula="of:=[$'sapmachine15-many-loaders-500-4-sanitized'.AB123]" office:value-type="float" office:value="0" calcext:value-type="float">
            <text:p>0</text:p>
          </table:table-cell>
          <table:table-cell table:formula="of:=[$'sapmachine15-many-loaders-1000-2-sanitized'.AB12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24]" office:value-type="float" office:value="0" calcext:value-type="float">
            <text:p>0</text:p>
          </table:table-cell>
          <table:table-cell table:formula="of:=[$'sapmachine15-many-loaders-250-8-sanitized'.AB124]" office:value-type="float" office:value="0" calcext:value-type="float">
            <text:p>0</text:p>
          </table:table-cell>
          <table:table-cell table:formula="of:=[$'sapmachine15-many-loaders-500-4-sanitized'.AB124]" office:value-type="float" office:value="0" calcext:value-type="float">
            <text:p>0</text:p>
          </table:table-cell>
          <table:table-cell table:formula="of:=[$'sapmachine15-many-loaders-1000-2-sanitized'.AB12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25]" office:value-type="float" office:value="0" calcext:value-type="float">
            <text:p>0</text:p>
          </table:table-cell>
          <table:table-cell table:formula="of:=[$'sapmachine15-many-loaders-250-8-sanitized'.AB125]" office:value-type="float" office:value="0" calcext:value-type="float">
            <text:p>0</text:p>
          </table:table-cell>
          <table:table-cell table:formula="of:=[$'sapmachine15-many-loaders-500-4-sanitized'.AB125]" office:value-type="float" office:value="0" calcext:value-type="float">
            <text:p>0</text:p>
          </table:table-cell>
          <table:table-cell table:formula="of:=[$'sapmachine15-many-loaders-1000-2-sanitized'.AB12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26]" office:value-type="float" office:value="0" calcext:value-type="float">
            <text:p>0</text:p>
          </table:table-cell>
          <table:table-cell table:formula="of:=[$'sapmachine15-many-loaders-250-8-sanitized'.AB126]" office:value-type="float" office:value="0" calcext:value-type="float">
            <text:p>0</text:p>
          </table:table-cell>
          <table:table-cell table:formula="of:=[$'sapmachine15-many-loaders-500-4-sanitized'.AB126]" office:value-type="float" office:value="0" calcext:value-type="float">
            <text:p>0</text:p>
          </table:table-cell>
          <table:table-cell table:formula="of:=[$'sapmachine15-many-loaders-1000-2-sanitized'.AB12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27]" office:value-type="float" office:value="0" calcext:value-type="float">
            <text:p>0</text:p>
          </table:table-cell>
          <table:table-cell table:formula="of:=[$'sapmachine15-many-loaders-250-8-sanitized'.AB127]" office:value-type="float" office:value="0" calcext:value-type="float">
            <text:p>0</text:p>
          </table:table-cell>
          <table:table-cell table:formula="of:=[$'sapmachine15-many-loaders-500-4-sanitized'.AB127]" office:value-type="float" office:value="0" calcext:value-type="float">
            <text:p>0</text:p>
          </table:table-cell>
          <table:table-cell table:formula="of:=[$'sapmachine15-many-loaders-1000-2-sanitized'.AB12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28]" office:value-type="float" office:value="0" calcext:value-type="float">
            <text:p>0</text:p>
          </table:table-cell>
          <table:table-cell table:formula="of:=[$'sapmachine15-many-loaders-250-8-sanitized'.AB128]" office:value-type="float" office:value="0" calcext:value-type="float">
            <text:p>0</text:p>
          </table:table-cell>
          <table:table-cell table:formula="of:=[$'sapmachine15-many-loaders-500-4-sanitized'.AB128]" office:value-type="float" office:value="0" calcext:value-type="float">
            <text:p>0</text:p>
          </table:table-cell>
          <table:table-cell table:formula="of:=[$'sapmachine15-many-loaders-1000-2-sanitized'.AB12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29]" office:value-type="float" office:value="0" calcext:value-type="float">
            <text:p>0</text:p>
          </table:table-cell>
          <table:table-cell table:formula="of:=[$'sapmachine15-many-loaders-250-8-sanitized'.AB129]" office:value-type="float" office:value="0" calcext:value-type="float">
            <text:p>0</text:p>
          </table:table-cell>
          <table:table-cell table:formula="of:=[$'sapmachine15-many-loaders-500-4-sanitized'.AB129]" office:value-type="float" office:value="0" calcext:value-type="float">
            <text:p>0</text:p>
          </table:table-cell>
          <table:table-cell table:formula="of:=[$'sapmachine15-many-loaders-1000-2-sanitized'.AB12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0]" office:value-type="float" office:value="0" calcext:value-type="float">
            <text:p>0</text:p>
          </table:table-cell>
          <table:table-cell table:formula="of:=[$'sapmachine15-many-loaders-250-8-sanitized'.AB130]" office:value-type="float" office:value="0" calcext:value-type="float">
            <text:p>0</text:p>
          </table:table-cell>
          <table:table-cell table:formula="of:=[$'sapmachine15-many-loaders-500-4-sanitized'.AB130]" office:value-type="float" office:value="0" calcext:value-type="float">
            <text:p>0</text:p>
          </table:table-cell>
          <table:table-cell table:formula="of:=[$'sapmachine15-many-loaders-1000-2-sanitized'.AB13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1]" office:value-type="float" office:value="0" calcext:value-type="float">
            <text:p>0</text:p>
          </table:table-cell>
          <table:table-cell table:formula="of:=[$'sapmachine15-many-loaders-250-8-sanitized'.AB131]" office:value-type="float" office:value="0" calcext:value-type="float">
            <text:p>0</text:p>
          </table:table-cell>
          <table:table-cell table:formula="of:=[$'sapmachine15-many-loaders-500-4-sanitized'.AB131]" office:value-type="float" office:value="0" calcext:value-type="float">
            <text:p>0</text:p>
          </table:table-cell>
          <table:table-cell table:formula="of:=[$'sapmachine15-many-loaders-1000-2-sanitized'.AB13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2]" office:value-type="float" office:value="0" calcext:value-type="float">
            <text:p>0</text:p>
          </table:table-cell>
          <table:table-cell table:formula="of:=[$'sapmachine15-many-loaders-250-8-sanitized'.AB132]" office:value-type="float" office:value="0" calcext:value-type="float">
            <text:p>0</text:p>
          </table:table-cell>
          <table:table-cell table:formula="of:=[$'sapmachine15-many-loaders-500-4-sanitized'.AB132]" office:value-type="float" office:value="0" calcext:value-type="float">
            <text:p>0</text:p>
          </table:table-cell>
          <table:table-cell table:formula="of:=[$'sapmachine15-many-loaders-1000-2-sanitized'.AB13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3]" office:value-type="float" office:value="0" calcext:value-type="float">
            <text:p>0</text:p>
          </table:table-cell>
          <table:table-cell table:formula="of:=[$'sapmachine15-many-loaders-250-8-sanitized'.AB133]" office:value-type="float" office:value="0" calcext:value-type="float">
            <text:p>0</text:p>
          </table:table-cell>
          <table:table-cell table:formula="of:=[$'sapmachine15-many-loaders-500-4-sanitized'.AB133]" office:value-type="float" office:value="0" calcext:value-type="float">
            <text:p>0</text:p>
          </table:table-cell>
          <table:table-cell table:formula="of:=[$'sapmachine15-many-loaders-1000-2-sanitized'.AB13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4]" office:value-type="float" office:value="0" calcext:value-type="float">
            <text:p>0</text:p>
          </table:table-cell>
          <table:table-cell table:formula="of:=[$'sapmachine15-many-loaders-250-8-sanitized'.AB134]" office:value-type="float" office:value="0" calcext:value-type="float">
            <text:p>0</text:p>
          </table:table-cell>
          <table:table-cell table:formula="of:=[$'sapmachine15-many-loaders-500-4-sanitized'.AB134]" office:value-type="float" office:value="0" calcext:value-type="float">
            <text:p>0</text:p>
          </table:table-cell>
          <table:table-cell table:formula="of:=[$'sapmachine15-many-loaders-1000-2-sanitized'.AB13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5]" office:value-type="float" office:value="0" calcext:value-type="float">
            <text:p>0</text:p>
          </table:table-cell>
          <table:table-cell table:formula="of:=[$'sapmachine15-many-loaders-250-8-sanitized'.AB135]" office:value-type="float" office:value="0" calcext:value-type="float">
            <text:p>0</text:p>
          </table:table-cell>
          <table:table-cell table:formula="of:=[$'sapmachine15-many-loaders-500-4-sanitized'.AB135]" office:value-type="float" office:value="0" calcext:value-type="float">
            <text:p>0</text:p>
          </table:table-cell>
          <table:table-cell table:formula="of:=[$'sapmachine15-many-loaders-1000-2-sanitized'.AB13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6]" office:value-type="float" office:value="0" calcext:value-type="float">
            <text:p>0</text:p>
          </table:table-cell>
          <table:table-cell table:formula="of:=[$'sapmachine15-many-loaders-250-8-sanitized'.AB136]" office:value-type="float" office:value="0" calcext:value-type="float">
            <text:p>0</text:p>
          </table:table-cell>
          <table:table-cell table:formula="of:=[$'sapmachine15-many-loaders-500-4-sanitized'.AB136]" office:value-type="float" office:value="0" calcext:value-type="float">
            <text:p>0</text:p>
          </table:table-cell>
          <table:table-cell table:formula="of:=[$'sapmachine15-many-loaders-1000-2-sanitized'.AB13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7]" office:value-type="float" office:value="0" calcext:value-type="float">
            <text:p>0</text:p>
          </table:table-cell>
          <table:table-cell table:formula="of:=[$'sapmachine15-many-loaders-250-8-sanitized'.AB137]" office:value-type="float" office:value="0" calcext:value-type="float">
            <text:p>0</text:p>
          </table:table-cell>
          <table:table-cell table:formula="of:=[$'sapmachine15-many-loaders-500-4-sanitized'.AB137]" office:value-type="float" office:value="0" calcext:value-type="float">
            <text:p>0</text:p>
          </table:table-cell>
          <table:table-cell table:formula="of:=[$'sapmachine15-many-loaders-1000-2-sanitized'.AB13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8]" office:value-type="float" office:value="0" calcext:value-type="float">
            <text:p>0</text:p>
          </table:table-cell>
          <table:table-cell table:formula="of:=[$'sapmachine15-many-loaders-250-8-sanitized'.AB138]" office:value-type="float" office:value="0" calcext:value-type="float">
            <text:p>0</text:p>
          </table:table-cell>
          <table:table-cell table:formula="of:=[$'sapmachine15-many-loaders-500-4-sanitized'.AB138]" office:value-type="float" office:value="0" calcext:value-type="float">
            <text:p>0</text:p>
          </table:table-cell>
          <table:table-cell table:formula="of:=[$'sapmachine15-many-loaders-1000-2-sanitized'.AB13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39]" office:value-type="float" office:value="0" calcext:value-type="float">
            <text:p>0</text:p>
          </table:table-cell>
          <table:table-cell table:formula="of:=[$'sapmachine15-many-loaders-250-8-sanitized'.AB139]" office:value-type="float" office:value="0" calcext:value-type="float">
            <text:p>0</text:p>
          </table:table-cell>
          <table:table-cell table:formula="of:=[$'sapmachine15-many-loaders-500-4-sanitized'.AB139]" office:value-type="float" office:value="0" calcext:value-type="float">
            <text:p>0</text:p>
          </table:table-cell>
          <table:table-cell table:formula="of:=[$'sapmachine15-many-loaders-1000-2-sanitized'.AB13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0]" office:value-type="float" office:value="0" calcext:value-type="float">
            <text:p>0</text:p>
          </table:table-cell>
          <table:table-cell table:formula="of:=[$'sapmachine15-many-loaders-250-8-sanitized'.AB140]" office:value-type="float" office:value="0" calcext:value-type="float">
            <text:p>0</text:p>
          </table:table-cell>
          <table:table-cell table:formula="of:=[$'sapmachine15-many-loaders-500-4-sanitized'.AB140]" office:value-type="float" office:value="0" calcext:value-type="float">
            <text:p>0</text:p>
          </table:table-cell>
          <table:table-cell table:formula="of:=[$'sapmachine15-many-loaders-1000-2-sanitized'.AB14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1]" office:value-type="float" office:value="0" calcext:value-type="float">
            <text:p>0</text:p>
          </table:table-cell>
          <table:table-cell table:formula="of:=[$'sapmachine15-many-loaders-250-8-sanitized'.AB141]" office:value-type="float" office:value="0" calcext:value-type="float">
            <text:p>0</text:p>
          </table:table-cell>
          <table:table-cell table:formula="of:=[$'sapmachine15-many-loaders-500-4-sanitized'.AB141]" office:value-type="float" office:value="0" calcext:value-type="float">
            <text:p>0</text:p>
          </table:table-cell>
          <table:table-cell table:formula="of:=[$'sapmachine15-many-loaders-1000-2-sanitized'.AB14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2]" office:value-type="float" office:value="0" calcext:value-type="float">
            <text:p>0</text:p>
          </table:table-cell>
          <table:table-cell table:formula="of:=[$'sapmachine15-many-loaders-250-8-sanitized'.AB142]" office:value-type="float" office:value="0" calcext:value-type="float">
            <text:p>0</text:p>
          </table:table-cell>
          <table:table-cell table:formula="of:=[$'sapmachine15-many-loaders-500-4-sanitized'.AB142]" office:value-type="float" office:value="0" calcext:value-type="float">
            <text:p>0</text:p>
          </table:table-cell>
          <table:table-cell table:formula="of:=[$'sapmachine15-many-loaders-1000-2-sanitized'.AB14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3]" office:value-type="float" office:value="0" calcext:value-type="float">
            <text:p>0</text:p>
          </table:table-cell>
          <table:table-cell table:formula="of:=[$'sapmachine15-many-loaders-250-8-sanitized'.AB143]" office:value-type="float" office:value="0" calcext:value-type="float">
            <text:p>0</text:p>
          </table:table-cell>
          <table:table-cell table:formula="of:=[$'sapmachine15-many-loaders-500-4-sanitized'.AB143]" office:value-type="float" office:value="0" calcext:value-type="float">
            <text:p>0</text:p>
          </table:table-cell>
          <table:table-cell table:formula="of:=[$'sapmachine15-many-loaders-1000-2-sanitized'.AB14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4]" office:value-type="float" office:value="0" calcext:value-type="float">
            <text:p>0</text:p>
          </table:table-cell>
          <table:table-cell table:formula="of:=[$'sapmachine15-many-loaders-250-8-sanitized'.AB144]" office:value-type="float" office:value="0" calcext:value-type="float">
            <text:p>0</text:p>
          </table:table-cell>
          <table:table-cell table:formula="of:=[$'sapmachine15-many-loaders-500-4-sanitized'.AB144]" office:value-type="float" office:value="0" calcext:value-type="float">
            <text:p>0</text:p>
          </table:table-cell>
          <table:table-cell table:formula="of:=[$'sapmachine15-many-loaders-1000-2-sanitized'.AB14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5]" office:value-type="float" office:value="0" calcext:value-type="float">
            <text:p>0</text:p>
          </table:table-cell>
          <table:table-cell table:formula="of:=[$'sapmachine15-many-loaders-250-8-sanitized'.AB145]" office:value-type="float" office:value="0" calcext:value-type="float">
            <text:p>0</text:p>
          </table:table-cell>
          <table:table-cell table:formula="of:=[$'sapmachine15-many-loaders-500-4-sanitized'.AB145]" office:value-type="float" office:value="0" calcext:value-type="float">
            <text:p>0</text:p>
          </table:table-cell>
          <table:table-cell table:formula="of:=[$'sapmachine15-many-loaders-1000-2-sanitized'.AB14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6]" office:value-type="float" office:value="0" calcext:value-type="float">
            <text:p>0</text:p>
          </table:table-cell>
          <table:table-cell table:formula="of:=[$'sapmachine15-many-loaders-250-8-sanitized'.AB146]" office:value-type="float" office:value="0" calcext:value-type="float">
            <text:p>0</text:p>
          </table:table-cell>
          <table:table-cell table:formula="of:=[$'sapmachine15-many-loaders-500-4-sanitized'.AB146]" office:value-type="float" office:value="0" calcext:value-type="float">
            <text:p>0</text:p>
          </table:table-cell>
          <table:table-cell table:formula="of:=[$'sapmachine15-many-loaders-1000-2-sanitized'.AB14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7]" office:value-type="float" office:value="0" calcext:value-type="float">
            <text:p>0</text:p>
          </table:table-cell>
          <table:table-cell table:formula="of:=[$'sapmachine15-many-loaders-250-8-sanitized'.AB147]" office:value-type="float" office:value="0" calcext:value-type="float">
            <text:p>0</text:p>
          </table:table-cell>
          <table:table-cell table:formula="of:=[$'sapmachine15-many-loaders-500-4-sanitized'.AB147]" office:value-type="float" office:value="0" calcext:value-type="float">
            <text:p>0</text:p>
          </table:table-cell>
          <table:table-cell table:formula="of:=[$'sapmachine15-many-loaders-1000-2-sanitized'.AB14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8]" office:value-type="float" office:value="0" calcext:value-type="float">
            <text:p>0</text:p>
          </table:table-cell>
          <table:table-cell table:formula="of:=[$'sapmachine15-many-loaders-250-8-sanitized'.AB148]" office:value-type="float" office:value="0" calcext:value-type="float">
            <text:p>0</text:p>
          </table:table-cell>
          <table:table-cell table:formula="of:=[$'sapmachine15-many-loaders-500-4-sanitized'.AB148]" office:value-type="float" office:value="0" calcext:value-type="float">
            <text:p>0</text:p>
          </table:table-cell>
          <table:table-cell table:formula="of:=[$'sapmachine15-many-loaders-1000-2-sanitized'.AB14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49]" office:value-type="float" office:value="0" calcext:value-type="float">
            <text:p>0</text:p>
          </table:table-cell>
          <table:table-cell table:formula="of:=[$'sapmachine15-many-loaders-250-8-sanitized'.AB149]" office:value-type="float" office:value="0" calcext:value-type="float">
            <text:p>0</text:p>
          </table:table-cell>
          <table:table-cell table:formula="of:=[$'sapmachine15-many-loaders-500-4-sanitized'.AB149]" office:value-type="float" office:value="0" calcext:value-type="float">
            <text:p>0</text:p>
          </table:table-cell>
          <table:table-cell table:formula="of:=[$'sapmachine15-many-loaders-1000-2-sanitized'.AB14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0]" office:value-type="float" office:value="0" calcext:value-type="float">
            <text:p>0</text:p>
          </table:table-cell>
          <table:table-cell table:formula="of:=[$'sapmachine15-many-loaders-250-8-sanitized'.AB150]" office:value-type="float" office:value="0" calcext:value-type="float">
            <text:p>0</text:p>
          </table:table-cell>
          <table:table-cell table:formula="of:=[$'sapmachine15-many-loaders-500-4-sanitized'.AB150]" office:value-type="float" office:value="0" calcext:value-type="float">
            <text:p>0</text:p>
          </table:table-cell>
          <table:table-cell table:formula="of:=[$'sapmachine15-many-loaders-1000-2-sanitized'.AB15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1]" office:value-type="float" office:value="0" calcext:value-type="float">
            <text:p>0</text:p>
          </table:table-cell>
          <table:table-cell table:formula="of:=[$'sapmachine15-many-loaders-250-8-sanitized'.AB151]" office:value-type="float" office:value="0" calcext:value-type="float">
            <text:p>0</text:p>
          </table:table-cell>
          <table:table-cell table:formula="of:=[$'sapmachine15-many-loaders-500-4-sanitized'.AB151]" office:value-type="float" office:value="0" calcext:value-type="float">
            <text:p>0</text:p>
          </table:table-cell>
          <table:table-cell table:formula="of:=[$'sapmachine15-many-loaders-1000-2-sanitized'.AB15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2]" office:value-type="float" office:value="0" calcext:value-type="float">
            <text:p>0</text:p>
          </table:table-cell>
          <table:table-cell table:formula="of:=[$'sapmachine15-many-loaders-250-8-sanitized'.AB152]" office:value-type="float" office:value="0" calcext:value-type="float">
            <text:p>0</text:p>
          </table:table-cell>
          <table:table-cell table:formula="of:=[$'sapmachine15-many-loaders-500-4-sanitized'.AB152]" office:value-type="float" office:value="0" calcext:value-type="float">
            <text:p>0</text:p>
          </table:table-cell>
          <table:table-cell table:formula="of:=[$'sapmachine15-many-loaders-1000-2-sanitized'.AB15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3]" office:value-type="float" office:value="0" calcext:value-type="float">
            <text:p>0</text:p>
          </table:table-cell>
          <table:table-cell table:formula="of:=[$'sapmachine15-many-loaders-250-8-sanitized'.AB153]" office:value-type="float" office:value="0" calcext:value-type="float">
            <text:p>0</text:p>
          </table:table-cell>
          <table:table-cell table:formula="of:=[$'sapmachine15-many-loaders-500-4-sanitized'.AB153]" office:value-type="float" office:value="0" calcext:value-type="float">
            <text:p>0</text:p>
          </table:table-cell>
          <table:table-cell table:formula="of:=[$'sapmachine15-many-loaders-1000-2-sanitized'.AB15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4]" office:value-type="float" office:value="0" calcext:value-type="float">
            <text:p>0</text:p>
          </table:table-cell>
          <table:table-cell table:formula="of:=[$'sapmachine15-many-loaders-250-8-sanitized'.AB154]" office:value-type="float" office:value="0" calcext:value-type="float">
            <text:p>0</text:p>
          </table:table-cell>
          <table:table-cell table:formula="of:=[$'sapmachine15-many-loaders-500-4-sanitized'.AB154]" office:value-type="float" office:value="0" calcext:value-type="float">
            <text:p>0</text:p>
          </table:table-cell>
          <table:table-cell table:formula="of:=[$'sapmachine15-many-loaders-1000-2-sanitized'.AB15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5]" office:value-type="float" office:value="0" calcext:value-type="float">
            <text:p>0</text:p>
          </table:table-cell>
          <table:table-cell table:formula="of:=[$'sapmachine15-many-loaders-250-8-sanitized'.AB155]" office:value-type="float" office:value="0" calcext:value-type="float">
            <text:p>0</text:p>
          </table:table-cell>
          <table:table-cell table:formula="of:=[$'sapmachine15-many-loaders-500-4-sanitized'.AB155]" office:value-type="float" office:value="0" calcext:value-type="float">
            <text:p>0</text:p>
          </table:table-cell>
          <table:table-cell table:formula="of:=[$'sapmachine15-many-loaders-1000-2-sanitized'.AB15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6]" office:value-type="float" office:value="0" calcext:value-type="float">
            <text:p>0</text:p>
          </table:table-cell>
          <table:table-cell table:formula="of:=[$'sapmachine15-many-loaders-250-8-sanitized'.AB156]" office:value-type="float" office:value="0" calcext:value-type="float">
            <text:p>0</text:p>
          </table:table-cell>
          <table:table-cell table:formula="of:=[$'sapmachine15-many-loaders-500-4-sanitized'.AB156]" office:value-type="float" office:value="0" calcext:value-type="float">
            <text:p>0</text:p>
          </table:table-cell>
          <table:table-cell table:formula="of:=[$'sapmachine15-many-loaders-1000-2-sanitized'.AB15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7]" office:value-type="float" office:value="0" calcext:value-type="float">
            <text:p>0</text:p>
          </table:table-cell>
          <table:table-cell table:formula="of:=[$'sapmachine15-many-loaders-250-8-sanitized'.AB157]" office:value-type="float" office:value="0" calcext:value-type="float">
            <text:p>0</text:p>
          </table:table-cell>
          <table:table-cell table:formula="of:=[$'sapmachine15-many-loaders-500-4-sanitized'.AB157]" office:value-type="float" office:value="0" calcext:value-type="float">
            <text:p>0</text:p>
          </table:table-cell>
          <table:table-cell table:formula="of:=[$'sapmachine15-many-loaders-1000-2-sanitized'.AB15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8]" office:value-type="float" office:value="0" calcext:value-type="float">
            <text:p>0</text:p>
          </table:table-cell>
          <table:table-cell table:formula="of:=[$'sapmachine15-many-loaders-250-8-sanitized'.AB158]" office:value-type="float" office:value="0" calcext:value-type="float">
            <text:p>0</text:p>
          </table:table-cell>
          <table:table-cell table:formula="of:=[$'sapmachine15-many-loaders-500-4-sanitized'.AB158]" office:value-type="float" office:value="0" calcext:value-type="float">
            <text:p>0</text:p>
          </table:table-cell>
          <table:table-cell table:formula="of:=[$'sapmachine15-many-loaders-1000-2-sanitized'.AB15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59]" office:value-type="float" office:value="0" calcext:value-type="float">
            <text:p>0</text:p>
          </table:table-cell>
          <table:table-cell table:formula="of:=[$'sapmachine15-many-loaders-250-8-sanitized'.AB159]" office:value-type="float" office:value="0" calcext:value-type="float">
            <text:p>0</text:p>
          </table:table-cell>
          <table:table-cell table:formula="of:=[$'sapmachine15-many-loaders-500-4-sanitized'.AB159]" office:value-type="float" office:value="0" calcext:value-type="float">
            <text:p>0</text:p>
          </table:table-cell>
          <table:table-cell table:formula="of:=[$'sapmachine15-many-loaders-1000-2-sanitized'.AB15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0]" office:value-type="float" office:value="0" calcext:value-type="float">
            <text:p>0</text:p>
          </table:table-cell>
          <table:table-cell table:formula="of:=[$'sapmachine15-many-loaders-250-8-sanitized'.AB160]" office:value-type="float" office:value="0" calcext:value-type="float">
            <text:p>0</text:p>
          </table:table-cell>
          <table:table-cell table:formula="of:=[$'sapmachine15-many-loaders-500-4-sanitized'.AB160]" office:value-type="float" office:value="0" calcext:value-type="float">
            <text:p>0</text:p>
          </table:table-cell>
          <table:table-cell table:formula="of:=[$'sapmachine15-many-loaders-1000-2-sanitized'.AB16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1]" office:value-type="float" office:value="0" calcext:value-type="float">
            <text:p>0</text:p>
          </table:table-cell>
          <table:table-cell table:formula="of:=[$'sapmachine15-many-loaders-250-8-sanitized'.AB161]" office:value-type="float" office:value="0" calcext:value-type="float">
            <text:p>0</text:p>
          </table:table-cell>
          <table:table-cell table:formula="of:=[$'sapmachine15-many-loaders-500-4-sanitized'.AB161]" office:value-type="float" office:value="0" calcext:value-type="float">
            <text:p>0</text:p>
          </table:table-cell>
          <table:table-cell table:formula="of:=[$'sapmachine15-many-loaders-1000-2-sanitized'.AB16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2]" office:value-type="float" office:value="0" calcext:value-type="float">
            <text:p>0</text:p>
          </table:table-cell>
          <table:table-cell table:formula="of:=[$'sapmachine15-many-loaders-250-8-sanitized'.AB162]" office:value-type="float" office:value="0" calcext:value-type="float">
            <text:p>0</text:p>
          </table:table-cell>
          <table:table-cell table:formula="of:=[$'sapmachine15-many-loaders-500-4-sanitized'.AB162]" office:value-type="float" office:value="0" calcext:value-type="float">
            <text:p>0</text:p>
          </table:table-cell>
          <table:table-cell table:formula="of:=[$'sapmachine15-many-loaders-1000-2-sanitized'.AB16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3]" office:value-type="float" office:value="0" calcext:value-type="float">
            <text:p>0</text:p>
          </table:table-cell>
          <table:table-cell table:formula="of:=[$'sapmachine15-many-loaders-250-8-sanitized'.AB163]" office:value-type="float" office:value="0" calcext:value-type="float">
            <text:p>0</text:p>
          </table:table-cell>
          <table:table-cell table:formula="of:=[$'sapmachine15-many-loaders-500-4-sanitized'.AB163]" office:value-type="float" office:value="0" calcext:value-type="float">
            <text:p>0</text:p>
          </table:table-cell>
          <table:table-cell table:formula="of:=[$'sapmachine15-many-loaders-1000-2-sanitized'.AB16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4]" office:value-type="float" office:value="0" calcext:value-type="float">
            <text:p>0</text:p>
          </table:table-cell>
          <table:table-cell table:formula="of:=[$'sapmachine15-many-loaders-250-8-sanitized'.AB164]" office:value-type="float" office:value="0" calcext:value-type="float">
            <text:p>0</text:p>
          </table:table-cell>
          <table:table-cell table:formula="of:=[$'sapmachine15-many-loaders-500-4-sanitized'.AB164]" office:value-type="float" office:value="0" calcext:value-type="float">
            <text:p>0</text:p>
          </table:table-cell>
          <table:table-cell table:formula="of:=[$'sapmachine15-many-loaders-1000-2-sanitized'.AB16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5]" office:value-type="float" office:value="0" calcext:value-type="float">
            <text:p>0</text:p>
          </table:table-cell>
          <table:table-cell table:formula="of:=[$'sapmachine15-many-loaders-250-8-sanitized'.AB165]" office:value-type="float" office:value="0" calcext:value-type="float">
            <text:p>0</text:p>
          </table:table-cell>
          <table:table-cell table:formula="of:=[$'sapmachine15-many-loaders-500-4-sanitized'.AB165]" office:value-type="float" office:value="0" calcext:value-type="float">
            <text:p>0</text:p>
          </table:table-cell>
          <table:table-cell table:formula="of:=[$'sapmachine15-many-loaders-1000-2-sanitized'.AB16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6]" office:value-type="float" office:value="0" calcext:value-type="float">
            <text:p>0</text:p>
          </table:table-cell>
          <table:table-cell table:formula="of:=[$'sapmachine15-many-loaders-250-8-sanitized'.AB166]" office:value-type="float" office:value="0" calcext:value-type="float">
            <text:p>0</text:p>
          </table:table-cell>
          <table:table-cell table:formula="of:=[$'sapmachine15-many-loaders-500-4-sanitized'.AB166]" office:value-type="float" office:value="0" calcext:value-type="float">
            <text:p>0</text:p>
          </table:table-cell>
          <table:table-cell table:formula="of:=[$'sapmachine15-many-loaders-1000-2-sanitized'.AB16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7]" office:value-type="float" office:value="0" calcext:value-type="float">
            <text:p>0</text:p>
          </table:table-cell>
          <table:table-cell table:formula="of:=[$'sapmachine15-many-loaders-250-8-sanitized'.AB167]" office:value-type="float" office:value="0" calcext:value-type="float">
            <text:p>0</text:p>
          </table:table-cell>
          <table:table-cell table:formula="of:=[$'sapmachine15-many-loaders-500-4-sanitized'.AB167]" office:value-type="float" office:value="0" calcext:value-type="float">
            <text:p>0</text:p>
          </table:table-cell>
          <table:table-cell table:formula="of:=[$'sapmachine15-many-loaders-1000-2-sanitized'.AB16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8]" office:value-type="float" office:value="0" calcext:value-type="float">
            <text:p>0</text:p>
          </table:table-cell>
          <table:table-cell table:formula="of:=[$'sapmachine15-many-loaders-250-8-sanitized'.AB168]" office:value-type="float" office:value="0" calcext:value-type="float">
            <text:p>0</text:p>
          </table:table-cell>
          <table:table-cell table:formula="of:=[$'sapmachine15-many-loaders-500-4-sanitized'.AB168]" office:value-type="float" office:value="0" calcext:value-type="float">
            <text:p>0</text:p>
          </table:table-cell>
          <table:table-cell table:formula="of:=[$'sapmachine15-many-loaders-1000-2-sanitized'.AB16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69]" office:value-type="float" office:value="0" calcext:value-type="float">
            <text:p>0</text:p>
          </table:table-cell>
          <table:table-cell table:formula="of:=[$'sapmachine15-many-loaders-250-8-sanitized'.AB169]" office:value-type="float" office:value="0" calcext:value-type="float">
            <text:p>0</text:p>
          </table:table-cell>
          <table:table-cell table:formula="of:=[$'sapmachine15-many-loaders-500-4-sanitized'.AB169]" office:value-type="float" office:value="0" calcext:value-type="float">
            <text:p>0</text:p>
          </table:table-cell>
          <table:table-cell table:formula="of:=[$'sapmachine15-many-loaders-1000-2-sanitized'.AB16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0]" office:value-type="float" office:value="0" calcext:value-type="float">
            <text:p>0</text:p>
          </table:table-cell>
          <table:table-cell table:formula="of:=[$'sapmachine15-many-loaders-250-8-sanitized'.AB170]" office:value-type="float" office:value="0" calcext:value-type="float">
            <text:p>0</text:p>
          </table:table-cell>
          <table:table-cell table:formula="of:=[$'sapmachine15-many-loaders-500-4-sanitized'.AB170]" office:value-type="float" office:value="0" calcext:value-type="float">
            <text:p>0</text:p>
          </table:table-cell>
          <table:table-cell table:formula="of:=[$'sapmachine15-many-loaders-1000-2-sanitized'.AB17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1]" office:value-type="float" office:value="0" calcext:value-type="float">
            <text:p>0</text:p>
          </table:table-cell>
          <table:table-cell table:formula="of:=[$'sapmachine15-many-loaders-250-8-sanitized'.AB171]" office:value-type="float" office:value="0" calcext:value-type="float">
            <text:p>0</text:p>
          </table:table-cell>
          <table:table-cell table:formula="of:=[$'sapmachine15-many-loaders-500-4-sanitized'.AB171]" office:value-type="float" office:value="0" calcext:value-type="float">
            <text:p>0</text:p>
          </table:table-cell>
          <table:table-cell table:formula="of:=[$'sapmachine15-many-loaders-1000-2-sanitized'.AB17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2]" office:value-type="float" office:value="0" calcext:value-type="float">
            <text:p>0</text:p>
          </table:table-cell>
          <table:table-cell table:formula="of:=[$'sapmachine15-many-loaders-250-8-sanitized'.AB172]" office:value-type="float" office:value="0" calcext:value-type="float">
            <text:p>0</text:p>
          </table:table-cell>
          <table:table-cell table:formula="of:=[$'sapmachine15-many-loaders-500-4-sanitized'.AB172]" office:value-type="float" office:value="0" calcext:value-type="float">
            <text:p>0</text:p>
          </table:table-cell>
          <table:table-cell table:formula="of:=[$'sapmachine15-many-loaders-1000-2-sanitized'.AB17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3]" office:value-type="float" office:value="0" calcext:value-type="float">
            <text:p>0</text:p>
          </table:table-cell>
          <table:table-cell table:formula="of:=[$'sapmachine15-many-loaders-250-8-sanitized'.AB173]" office:value-type="float" office:value="0" calcext:value-type="float">
            <text:p>0</text:p>
          </table:table-cell>
          <table:table-cell table:formula="of:=[$'sapmachine15-many-loaders-500-4-sanitized'.AB173]" office:value-type="float" office:value="0" calcext:value-type="float">
            <text:p>0</text:p>
          </table:table-cell>
          <table:table-cell table:formula="of:=[$'sapmachine15-many-loaders-1000-2-sanitized'.AB17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4]" office:value-type="float" office:value="0" calcext:value-type="float">
            <text:p>0</text:p>
          </table:table-cell>
          <table:table-cell table:formula="of:=[$'sapmachine15-many-loaders-250-8-sanitized'.AB174]" office:value-type="float" office:value="0" calcext:value-type="float">
            <text:p>0</text:p>
          </table:table-cell>
          <table:table-cell table:formula="of:=[$'sapmachine15-many-loaders-500-4-sanitized'.AB174]" office:value-type="float" office:value="0" calcext:value-type="float">
            <text:p>0</text:p>
          </table:table-cell>
          <table:table-cell table:formula="of:=[$'sapmachine15-many-loaders-1000-2-sanitized'.AB17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5]" office:value-type="float" office:value="0" calcext:value-type="float">
            <text:p>0</text:p>
          </table:table-cell>
          <table:table-cell table:formula="of:=[$'sapmachine15-many-loaders-250-8-sanitized'.AB175]" office:value-type="float" office:value="0" calcext:value-type="float">
            <text:p>0</text:p>
          </table:table-cell>
          <table:table-cell table:formula="of:=[$'sapmachine15-many-loaders-500-4-sanitized'.AB175]" office:value-type="float" office:value="0" calcext:value-type="float">
            <text:p>0</text:p>
          </table:table-cell>
          <table:table-cell table:formula="of:=[$'sapmachine15-many-loaders-1000-2-sanitized'.AB17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6]" office:value-type="float" office:value="0" calcext:value-type="float">
            <text:p>0</text:p>
          </table:table-cell>
          <table:table-cell table:formula="of:=[$'sapmachine15-many-loaders-250-8-sanitized'.AB176]" office:value-type="float" office:value="0" calcext:value-type="float">
            <text:p>0</text:p>
          </table:table-cell>
          <table:table-cell table:formula="of:=[$'sapmachine15-many-loaders-500-4-sanitized'.AB176]" office:value-type="float" office:value="0" calcext:value-type="float">
            <text:p>0</text:p>
          </table:table-cell>
          <table:table-cell table:formula="of:=[$'sapmachine15-many-loaders-1000-2-sanitized'.AB17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7]" office:value-type="float" office:value="0" calcext:value-type="float">
            <text:p>0</text:p>
          </table:table-cell>
          <table:table-cell table:formula="of:=[$'sapmachine15-many-loaders-250-8-sanitized'.AB177]" office:value-type="float" office:value="0" calcext:value-type="float">
            <text:p>0</text:p>
          </table:table-cell>
          <table:table-cell table:formula="of:=[$'sapmachine15-many-loaders-500-4-sanitized'.AB177]" office:value-type="float" office:value="0" calcext:value-type="float">
            <text:p>0</text:p>
          </table:table-cell>
          <table:table-cell table:formula="of:=[$'sapmachine15-many-loaders-1000-2-sanitized'.AB17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8]" office:value-type="float" office:value="0" calcext:value-type="float">
            <text:p>0</text:p>
          </table:table-cell>
          <table:table-cell table:formula="of:=[$'sapmachine15-many-loaders-250-8-sanitized'.AB178]" office:value-type="float" office:value="0" calcext:value-type="float">
            <text:p>0</text:p>
          </table:table-cell>
          <table:table-cell table:formula="of:=[$'sapmachine15-many-loaders-500-4-sanitized'.AB178]" office:value-type="float" office:value="0" calcext:value-type="float">
            <text:p>0</text:p>
          </table:table-cell>
          <table:table-cell table:formula="of:=[$'sapmachine15-many-loaders-1000-2-sanitized'.AB17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79]" office:value-type="float" office:value="0" calcext:value-type="float">
            <text:p>0</text:p>
          </table:table-cell>
          <table:table-cell table:formula="of:=[$'sapmachine15-many-loaders-250-8-sanitized'.AB179]" office:value-type="float" office:value="0" calcext:value-type="float">
            <text:p>0</text:p>
          </table:table-cell>
          <table:table-cell table:formula="of:=[$'sapmachine15-many-loaders-500-4-sanitized'.AB179]" office:value-type="float" office:value="0" calcext:value-type="float">
            <text:p>0</text:p>
          </table:table-cell>
          <table:table-cell table:formula="of:=[$'sapmachine15-many-loaders-1000-2-sanitized'.AB17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0]" office:value-type="float" office:value="0" calcext:value-type="float">
            <text:p>0</text:p>
          </table:table-cell>
          <table:table-cell table:formula="of:=[$'sapmachine15-many-loaders-250-8-sanitized'.AB180]" office:value-type="float" office:value="0" calcext:value-type="float">
            <text:p>0</text:p>
          </table:table-cell>
          <table:table-cell table:formula="of:=[$'sapmachine15-many-loaders-500-4-sanitized'.AB180]" office:value-type="float" office:value="0" calcext:value-type="float">
            <text:p>0</text:p>
          </table:table-cell>
          <table:table-cell table:formula="of:=[$'sapmachine15-many-loaders-1000-2-sanitized'.AB18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1]" office:value-type="float" office:value="0" calcext:value-type="float">
            <text:p>0</text:p>
          </table:table-cell>
          <table:table-cell table:formula="of:=[$'sapmachine15-many-loaders-250-8-sanitized'.AB181]" office:value-type="float" office:value="0" calcext:value-type="float">
            <text:p>0</text:p>
          </table:table-cell>
          <table:table-cell table:formula="of:=[$'sapmachine15-many-loaders-500-4-sanitized'.AB181]" office:value-type="float" office:value="0" calcext:value-type="float">
            <text:p>0</text:p>
          </table:table-cell>
          <table:table-cell table:formula="of:=[$'sapmachine15-many-loaders-1000-2-sanitized'.AB18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2]" office:value-type="float" office:value="0" calcext:value-type="float">
            <text:p>0</text:p>
          </table:table-cell>
          <table:table-cell table:formula="of:=[$'sapmachine15-many-loaders-250-8-sanitized'.AB182]" office:value-type="float" office:value="0" calcext:value-type="float">
            <text:p>0</text:p>
          </table:table-cell>
          <table:table-cell table:formula="of:=[$'sapmachine15-many-loaders-500-4-sanitized'.AB182]" office:value-type="float" office:value="0" calcext:value-type="float">
            <text:p>0</text:p>
          </table:table-cell>
          <table:table-cell table:formula="of:=[$'sapmachine15-many-loaders-1000-2-sanitized'.AB18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3]" office:value-type="float" office:value="0" calcext:value-type="float">
            <text:p>0</text:p>
          </table:table-cell>
          <table:table-cell table:formula="of:=[$'sapmachine15-many-loaders-250-8-sanitized'.AB183]" office:value-type="float" office:value="0" calcext:value-type="float">
            <text:p>0</text:p>
          </table:table-cell>
          <table:table-cell table:formula="of:=[$'sapmachine15-many-loaders-500-4-sanitized'.AB183]" office:value-type="float" office:value="0" calcext:value-type="float">
            <text:p>0</text:p>
          </table:table-cell>
          <table:table-cell table:formula="of:=[$'sapmachine15-many-loaders-1000-2-sanitized'.AB18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4]" office:value-type="float" office:value="0" calcext:value-type="float">
            <text:p>0</text:p>
          </table:table-cell>
          <table:table-cell table:formula="of:=[$'sapmachine15-many-loaders-250-8-sanitized'.AB184]" office:value-type="float" office:value="0" calcext:value-type="float">
            <text:p>0</text:p>
          </table:table-cell>
          <table:table-cell table:formula="of:=[$'sapmachine15-many-loaders-500-4-sanitized'.AB184]" office:value-type="float" office:value="0" calcext:value-type="float">
            <text:p>0</text:p>
          </table:table-cell>
          <table:table-cell table:formula="of:=[$'sapmachine15-many-loaders-1000-2-sanitized'.AB18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5]" office:value-type="float" office:value="0" calcext:value-type="float">
            <text:p>0</text:p>
          </table:table-cell>
          <table:table-cell table:formula="of:=[$'sapmachine15-many-loaders-250-8-sanitized'.AB185]" office:value-type="float" office:value="0" calcext:value-type="float">
            <text:p>0</text:p>
          </table:table-cell>
          <table:table-cell table:formula="of:=[$'sapmachine15-many-loaders-500-4-sanitized'.AB185]" office:value-type="float" office:value="0" calcext:value-type="float">
            <text:p>0</text:p>
          </table:table-cell>
          <table:table-cell table:formula="of:=[$'sapmachine15-many-loaders-1000-2-sanitized'.AB18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6]" office:value-type="float" office:value="0" calcext:value-type="float">
            <text:p>0</text:p>
          </table:table-cell>
          <table:table-cell table:formula="of:=[$'sapmachine15-many-loaders-250-8-sanitized'.AB186]" office:value-type="float" office:value="0" calcext:value-type="float">
            <text:p>0</text:p>
          </table:table-cell>
          <table:table-cell table:formula="of:=[$'sapmachine15-many-loaders-500-4-sanitized'.AB186]" office:value-type="float" office:value="0" calcext:value-type="float">
            <text:p>0</text:p>
          </table:table-cell>
          <table:table-cell table:formula="of:=[$'sapmachine15-many-loaders-1000-2-sanitized'.AB18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7]" office:value-type="float" office:value="0" calcext:value-type="float">
            <text:p>0</text:p>
          </table:table-cell>
          <table:table-cell table:formula="of:=[$'sapmachine15-many-loaders-250-8-sanitized'.AB187]" office:value-type="float" office:value="0" calcext:value-type="float">
            <text:p>0</text:p>
          </table:table-cell>
          <table:table-cell table:formula="of:=[$'sapmachine15-many-loaders-500-4-sanitized'.AB187]" office:value-type="float" office:value="0" calcext:value-type="float">
            <text:p>0</text:p>
          </table:table-cell>
          <table:table-cell table:formula="of:=[$'sapmachine15-many-loaders-1000-2-sanitized'.AB18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8]" office:value-type="float" office:value="0" calcext:value-type="float">
            <text:p>0</text:p>
          </table:table-cell>
          <table:table-cell table:formula="of:=[$'sapmachine15-many-loaders-250-8-sanitized'.AB188]" office:value-type="float" office:value="0" calcext:value-type="float">
            <text:p>0</text:p>
          </table:table-cell>
          <table:table-cell table:formula="of:=[$'sapmachine15-many-loaders-500-4-sanitized'.AB188]" office:value-type="float" office:value="0" calcext:value-type="float">
            <text:p>0</text:p>
          </table:table-cell>
          <table:table-cell table:formula="of:=[$'sapmachine15-many-loaders-1000-2-sanitized'.AB18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89]" office:value-type="float" office:value="0" calcext:value-type="float">
            <text:p>0</text:p>
          </table:table-cell>
          <table:table-cell table:formula="of:=[$'sapmachine15-many-loaders-250-8-sanitized'.AB189]" office:value-type="float" office:value="0" calcext:value-type="float">
            <text:p>0</text:p>
          </table:table-cell>
          <table:table-cell table:formula="of:=[$'sapmachine15-many-loaders-500-4-sanitized'.AB189]" office:value-type="float" office:value="0" calcext:value-type="float">
            <text:p>0</text:p>
          </table:table-cell>
          <table:table-cell table:formula="of:=[$'sapmachine15-many-loaders-1000-2-sanitized'.AB18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0]" office:value-type="float" office:value="0" calcext:value-type="float">
            <text:p>0</text:p>
          </table:table-cell>
          <table:table-cell table:formula="of:=[$'sapmachine15-many-loaders-250-8-sanitized'.AB190]" office:value-type="float" office:value="0" calcext:value-type="float">
            <text:p>0</text:p>
          </table:table-cell>
          <table:table-cell table:formula="of:=[$'sapmachine15-many-loaders-500-4-sanitized'.AB190]" office:value-type="float" office:value="0" calcext:value-type="float">
            <text:p>0</text:p>
          </table:table-cell>
          <table:table-cell table:formula="of:=[$'sapmachine15-many-loaders-1000-2-sanitized'.AB19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1]" office:value-type="float" office:value="0" calcext:value-type="float">
            <text:p>0</text:p>
          </table:table-cell>
          <table:table-cell table:formula="of:=[$'sapmachine15-many-loaders-250-8-sanitized'.AB191]" office:value-type="float" office:value="0" calcext:value-type="float">
            <text:p>0</text:p>
          </table:table-cell>
          <table:table-cell table:formula="of:=[$'sapmachine15-many-loaders-500-4-sanitized'.AB191]" office:value-type="float" office:value="0" calcext:value-type="float">
            <text:p>0</text:p>
          </table:table-cell>
          <table:table-cell table:formula="of:=[$'sapmachine15-many-loaders-1000-2-sanitized'.AB19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2]" office:value-type="float" office:value="0" calcext:value-type="float">
            <text:p>0</text:p>
          </table:table-cell>
          <table:table-cell table:formula="of:=[$'sapmachine15-many-loaders-250-8-sanitized'.AB192]" office:value-type="float" office:value="0" calcext:value-type="float">
            <text:p>0</text:p>
          </table:table-cell>
          <table:table-cell table:formula="of:=[$'sapmachine15-many-loaders-500-4-sanitized'.AB192]" office:value-type="float" office:value="0" calcext:value-type="float">
            <text:p>0</text:p>
          </table:table-cell>
          <table:table-cell table:formula="of:=[$'sapmachine15-many-loaders-1000-2-sanitized'.AB19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3]" office:value-type="float" office:value="0" calcext:value-type="float">
            <text:p>0</text:p>
          </table:table-cell>
          <table:table-cell table:formula="of:=[$'sapmachine15-many-loaders-250-8-sanitized'.AB193]" office:value-type="float" office:value="0" calcext:value-type="float">
            <text:p>0</text:p>
          </table:table-cell>
          <table:table-cell table:formula="of:=[$'sapmachine15-many-loaders-500-4-sanitized'.AB193]" office:value-type="float" office:value="0" calcext:value-type="float">
            <text:p>0</text:p>
          </table:table-cell>
          <table:table-cell table:formula="of:=[$'sapmachine15-many-loaders-1000-2-sanitized'.AB19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4]" office:value-type="float" office:value="0" calcext:value-type="float">
            <text:p>0</text:p>
          </table:table-cell>
          <table:table-cell table:formula="of:=[$'sapmachine15-many-loaders-250-8-sanitized'.AB194]" office:value-type="float" office:value="0" calcext:value-type="float">
            <text:p>0</text:p>
          </table:table-cell>
          <table:table-cell table:formula="of:=[$'sapmachine15-many-loaders-500-4-sanitized'.AB194]" office:value-type="float" office:value="0" calcext:value-type="float">
            <text:p>0</text:p>
          </table:table-cell>
          <table:table-cell table:formula="of:=[$'sapmachine15-many-loaders-1000-2-sanitized'.AB19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5]" office:value-type="float" office:value="0" calcext:value-type="float">
            <text:p>0</text:p>
          </table:table-cell>
          <table:table-cell table:formula="of:=[$'sapmachine15-many-loaders-250-8-sanitized'.AB195]" office:value-type="float" office:value="0" calcext:value-type="float">
            <text:p>0</text:p>
          </table:table-cell>
          <table:table-cell table:formula="of:=[$'sapmachine15-many-loaders-500-4-sanitized'.AB195]" office:value-type="float" office:value="0" calcext:value-type="float">
            <text:p>0</text:p>
          </table:table-cell>
          <table:table-cell table:formula="of:=[$'sapmachine15-many-loaders-1000-2-sanitized'.AB19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6]" office:value-type="float" office:value="0" calcext:value-type="float">
            <text:p>0</text:p>
          </table:table-cell>
          <table:table-cell table:formula="of:=[$'sapmachine15-many-loaders-250-8-sanitized'.AB196]" office:value-type="float" office:value="0" calcext:value-type="float">
            <text:p>0</text:p>
          </table:table-cell>
          <table:table-cell table:formula="of:=[$'sapmachine15-many-loaders-500-4-sanitized'.AB196]" office:value-type="float" office:value="0" calcext:value-type="float">
            <text:p>0</text:p>
          </table:table-cell>
          <table:table-cell table:formula="of:=[$'sapmachine15-many-loaders-1000-2-sanitized'.AB19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7]" office:value-type="float" office:value="0" calcext:value-type="float">
            <text:p>0</text:p>
          </table:table-cell>
          <table:table-cell table:formula="of:=[$'sapmachine15-many-loaders-250-8-sanitized'.AB197]" office:value-type="float" office:value="0" calcext:value-type="float">
            <text:p>0</text:p>
          </table:table-cell>
          <table:table-cell table:formula="of:=[$'sapmachine15-many-loaders-500-4-sanitized'.AB197]" office:value-type="float" office:value="0" calcext:value-type="float">
            <text:p>0</text:p>
          </table:table-cell>
          <table:table-cell table:formula="of:=[$'sapmachine15-many-loaders-1000-2-sanitized'.AB19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8]" office:value-type="float" office:value="0" calcext:value-type="float">
            <text:p>0</text:p>
          </table:table-cell>
          <table:table-cell table:formula="of:=[$'sapmachine15-many-loaders-250-8-sanitized'.AB198]" office:value-type="float" office:value="0" calcext:value-type="float">
            <text:p>0</text:p>
          </table:table-cell>
          <table:table-cell table:formula="of:=[$'sapmachine15-many-loaders-500-4-sanitized'.AB198]" office:value-type="float" office:value="0" calcext:value-type="float">
            <text:p>0</text:p>
          </table:table-cell>
          <table:table-cell table:formula="of:=[$'sapmachine15-many-loaders-1000-2-sanitized'.AB19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199]" office:value-type="float" office:value="0" calcext:value-type="float">
            <text:p>0</text:p>
          </table:table-cell>
          <table:table-cell table:formula="of:=[$'sapmachine15-many-loaders-250-8-sanitized'.AB199]" office:value-type="float" office:value="0" calcext:value-type="float">
            <text:p>0</text:p>
          </table:table-cell>
          <table:table-cell table:formula="of:=[$'sapmachine15-many-loaders-500-4-sanitized'.AB199]" office:value-type="float" office:value="0" calcext:value-type="float">
            <text:p>0</text:p>
          </table:table-cell>
          <table:table-cell table:formula="of:=[$'sapmachine15-many-loaders-1000-2-sanitized'.AB19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0]" office:value-type="float" office:value="0" calcext:value-type="float">
            <text:p>0</text:p>
          </table:table-cell>
          <table:table-cell table:formula="of:=[$'sapmachine15-many-loaders-250-8-sanitized'.AB200]" office:value-type="float" office:value="0" calcext:value-type="float">
            <text:p>0</text:p>
          </table:table-cell>
          <table:table-cell table:formula="of:=[$'sapmachine15-many-loaders-500-4-sanitized'.AB200]" office:value-type="float" office:value="0" calcext:value-type="float">
            <text:p>0</text:p>
          </table:table-cell>
          <table:table-cell table:formula="of:=[$'sapmachine15-many-loaders-1000-2-sanitized'.AB20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1]" office:value-type="float" office:value="0" calcext:value-type="float">
            <text:p>0</text:p>
          </table:table-cell>
          <table:table-cell table:formula="of:=[$'sapmachine15-many-loaders-250-8-sanitized'.AB201]" office:value-type="float" office:value="0" calcext:value-type="float">
            <text:p>0</text:p>
          </table:table-cell>
          <table:table-cell table:formula="of:=[$'sapmachine15-many-loaders-500-4-sanitized'.AB201]" office:value-type="float" office:value="0" calcext:value-type="float">
            <text:p>0</text:p>
          </table:table-cell>
          <table:table-cell table:formula="of:=[$'sapmachine15-many-loaders-1000-2-sanitized'.AB20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2]" office:value-type="float" office:value="0" calcext:value-type="float">
            <text:p>0</text:p>
          </table:table-cell>
          <table:table-cell table:formula="of:=[$'sapmachine15-many-loaders-250-8-sanitized'.AB202]" office:value-type="float" office:value="0" calcext:value-type="float">
            <text:p>0</text:p>
          </table:table-cell>
          <table:table-cell table:formula="of:=[$'sapmachine15-many-loaders-500-4-sanitized'.AB202]" office:value-type="float" office:value="0" calcext:value-type="float">
            <text:p>0</text:p>
          </table:table-cell>
          <table:table-cell table:formula="of:=[$'sapmachine15-many-loaders-1000-2-sanitized'.AB20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3]" office:value-type="float" office:value="0" calcext:value-type="float">
            <text:p>0</text:p>
          </table:table-cell>
          <table:table-cell table:formula="of:=[$'sapmachine15-many-loaders-250-8-sanitized'.AB203]" office:value-type="float" office:value="0" calcext:value-type="float">
            <text:p>0</text:p>
          </table:table-cell>
          <table:table-cell table:formula="of:=[$'sapmachine15-many-loaders-500-4-sanitized'.AB203]" office:value-type="float" office:value="0" calcext:value-type="float">
            <text:p>0</text:p>
          </table:table-cell>
          <table:table-cell table:formula="of:=[$'sapmachine15-many-loaders-1000-2-sanitized'.AB20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4]" office:value-type="float" office:value="0" calcext:value-type="float">
            <text:p>0</text:p>
          </table:table-cell>
          <table:table-cell table:formula="of:=[$'sapmachine15-many-loaders-250-8-sanitized'.AB204]" office:value-type="float" office:value="0" calcext:value-type="float">
            <text:p>0</text:p>
          </table:table-cell>
          <table:table-cell table:formula="of:=[$'sapmachine15-many-loaders-500-4-sanitized'.AB204]" office:value-type="float" office:value="0" calcext:value-type="float">
            <text:p>0</text:p>
          </table:table-cell>
          <table:table-cell table:formula="of:=[$'sapmachine15-many-loaders-1000-2-sanitized'.AB20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5]" office:value-type="float" office:value="0" calcext:value-type="float">
            <text:p>0</text:p>
          </table:table-cell>
          <table:table-cell table:formula="of:=[$'sapmachine15-many-loaders-250-8-sanitized'.AB205]" office:value-type="float" office:value="0" calcext:value-type="float">
            <text:p>0</text:p>
          </table:table-cell>
          <table:table-cell table:formula="of:=[$'sapmachine15-many-loaders-500-4-sanitized'.AB205]" office:value-type="float" office:value="0" calcext:value-type="float">
            <text:p>0</text:p>
          </table:table-cell>
          <table:table-cell table:formula="of:=[$'sapmachine15-many-loaders-1000-2-sanitized'.AB20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6]" office:value-type="float" office:value="0" calcext:value-type="float">
            <text:p>0</text:p>
          </table:table-cell>
          <table:table-cell table:formula="of:=[$'sapmachine15-many-loaders-250-8-sanitized'.AB206]" office:value-type="float" office:value="0" calcext:value-type="float">
            <text:p>0</text:p>
          </table:table-cell>
          <table:table-cell table:formula="of:=[$'sapmachine15-many-loaders-500-4-sanitized'.AB206]" office:value-type="float" office:value="0" calcext:value-type="float">
            <text:p>0</text:p>
          </table:table-cell>
          <table:table-cell table:formula="of:=[$'sapmachine15-many-loaders-1000-2-sanitized'.AB20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7]" office:value-type="float" office:value="0" calcext:value-type="float">
            <text:p>0</text:p>
          </table:table-cell>
          <table:table-cell table:formula="of:=[$'sapmachine15-many-loaders-250-8-sanitized'.AB207]" office:value-type="float" office:value="0" calcext:value-type="float">
            <text:p>0</text:p>
          </table:table-cell>
          <table:table-cell table:formula="of:=[$'sapmachine15-many-loaders-500-4-sanitized'.AB207]" office:value-type="float" office:value="0" calcext:value-type="float">
            <text:p>0</text:p>
          </table:table-cell>
          <table:table-cell table:formula="of:=[$'sapmachine15-many-loaders-1000-2-sanitized'.AB20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8]" office:value-type="float" office:value="0" calcext:value-type="float">
            <text:p>0</text:p>
          </table:table-cell>
          <table:table-cell table:formula="of:=[$'sapmachine15-many-loaders-250-8-sanitized'.AB208]" office:value-type="float" office:value="0" calcext:value-type="float">
            <text:p>0</text:p>
          </table:table-cell>
          <table:table-cell table:formula="of:=[$'sapmachine15-many-loaders-500-4-sanitized'.AB208]" office:value-type="float" office:value="0" calcext:value-type="float">
            <text:p>0</text:p>
          </table:table-cell>
          <table:table-cell table:formula="of:=[$'sapmachine15-many-loaders-1000-2-sanitized'.AB20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09]" office:value-type="float" office:value="0" calcext:value-type="float">
            <text:p>0</text:p>
          </table:table-cell>
          <table:table-cell table:formula="of:=[$'sapmachine15-many-loaders-250-8-sanitized'.AB209]" office:value-type="float" office:value="0" calcext:value-type="float">
            <text:p>0</text:p>
          </table:table-cell>
          <table:table-cell table:formula="of:=[$'sapmachine15-many-loaders-500-4-sanitized'.AB209]" office:value-type="float" office:value="0" calcext:value-type="float">
            <text:p>0</text:p>
          </table:table-cell>
          <table:table-cell table:formula="of:=[$'sapmachine15-many-loaders-1000-2-sanitized'.AB20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0]" office:value-type="float" office:value="0" calcext:value-type="float">
            <text:p>0</text:p>
          </table:table-cell>
          <table:table-cell table:formula="of:=[$'sapmachine15-many-loaders-250-8-sanitized'.AB210]" office:value-type="float" office:value="0" calcext:value-type="float">
            <text:p>0</text:p>
          </table:table-cell>
          <table:table-cell table:formula="of:=[$'sapmachine15-many-loaders-500-4-sanitized'.AB210]" office:value-type="float" office:value="0" calcext:value-type="float">
            <text:p>0</text:p>
          </table:table-cell>
          <table:table-cell table:formula="of:=[$'sapmachine15-many-loaders-1000-2-sanitized'.AB21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1]" office:value-type="float" office:value="0" calcext:value-type="float">
            <text:p>0</text:p>
          </table:table-cell>
          <table:table-cell table:formula="of:=[$'sapmachine15-many-loaders-250-8-sanitized'.AB211]" office:value-type="float" office:value="0" calcext:value-type="float">
            <text:p>0</text:p>
          </table:table-cell>
          <table:table-cell table:formula="of:=[$'sapmachine15-many-loaders-500-4-sanitized'.AB211]" office:value-type="float" office:value="0" calcext:value-type="float">
            <text:p>0</text:p>
          </table:table-cell>
          <table:table-cell table:formula="of:=[$'sapmachine15-many-loaders-1000-2-sanitized'.AB21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2]" office:value-type="float" office:value="0" calcext:value-type="float">
            <text:p>0</text:p>
          </table:table-cell>
          <table:table-cell table:formula="of:=[$'sapmachine15-many-loaders-250-8-sanitized'.AB212]" office:value-type="float" office:value="0" calcext:value-type="float">
            <text:p>0</text:p>
          </table:table-cell>
          <table:table-cell table:formula="of:=[$'sapmachine15-many-loaders-500-4-sanitized'.AB212]" office:value-type="float" office:value="0" calcext:value-type="float">
            <text:p>0</text:p>
          </table:table-cell>
          <table:table-cell table:formula="of:=[$'sapmachine15-many-loaders-1000-2-sanitized'.AB21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3]" office:value-type="float" office:value="0" calcext:value-type="float">
            <text:p>0</text:p>
          </table:table-cell>
          <table:table-cell table:formula="of:=[$'sapmachine15-many-loaders-250-8-sanitized'.AB213]" office:value-type="float" office:value="0" calcext:value-type="float">
            <text:p>0</text:p>
          </table:table-cell>
          <table:table-cell table:formula="of:=[$'sapmachine15-many-loaders-500-4-sanitized'.AB213]" office:value-type="float" office:value="0" calcext:value-type="float">
            <text:p>0</text:p>
          </table:table-cell>
          <table:table-cell table:formula="of:=[$'sapmachine15-many-loaders-1000-2-sanitized'.AB21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4]" office:value-type="float" office:value="0" calcext:value-type="float">
            <text:p>0</text:p>
          </table:table-cell>
          <table:table-cell table:formula="of:=[$'sapmachine15-many-loaders-250-8-sanitized'.AB214]" office:value-type="float" office:value="0" calcext:value-type="float">
            <text:p>0</text:p>
          </table:table-cell>
          <table:table-cell table:formula="of:=[$'sapmachine15-many-loaders-500-4-sanitized'.AB214]" office:value-type="float" office:value="0" calcext:value-type="float">
            <text:p>0</text:p>
          </table:table-cell>
          <table:table-cell table:formula="of:=[$'sapmachine15-many-loaders-1000-2-sanitized'.AB21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5]" office:value-type="float" office:value="0" calcext:value-type="float">
            <text:p>0</text:p>
          </table:table-cell>
          <table:table-cell table:formula="of:=[$'sapmachine15-many-loaders-250-8-sanitized'.AB215]" office:value-type="float" office:value="0" calcext:value-type="float">
            <text:p>0</text:p>
          </table:table-cell>
          <table:table-cell table:formula="of:=[$'sapmachine15-many-loaders-500-4-sanitized'.AB215]" office:value-type="float" office:value="0" calcext:value-type="float">
            <text:p>0</text:p>
          </table:table-cell>
          <table:table-cell table:formula="of:=[$'sapmachine15-many-loaders-1000-2-sanitized'.AB21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6]" office:value-type="float" office:value="0" calcext:value-type="float">
            <text:p>0</text:p>
          </table:table-cell>
          <table:table-cell table:formula="of:=[$'sapmachine15-many-loaders-250-8-sanitized'.AB216]" office:value-type="float" office:value="0" calcext:value-type="float">
            <text:p>0</text:p>
          </table:table-cell>
          <table:table-cell table:formula="of:=[$'sapmachine15-many-loaders-500-4-sanitized'.AB216]" office:value-type="float" office:value="0" calcext:value-type="float">
            <text:p>0</text:p>
          </table:table-cell>
          <table:table-cell table:formula="of:=[$'sapmachine15-many-loaders-1000-2-sanitized'.AB21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7]" office:value-type="float" office:value="0" calcext:value-type="float">
            <text:p>0</text:p>
          </table:table-cell>
          <table:table-cell table:formula="of:=[$'sapmachine15-many-loaders-250-8-sanitized'.AB217]" office:value-type="float" office:value="0" calcext:value-type="float">
            <text:p>0</text:p>
          </table:table-cell>
          <table:table-cell table:formula="of:=[$'sapmachine15-many-loaders-500-4-sanitized'.AB217]" office:value-type="float" office:value="0" calcext:value-type="float">
            <text:p>0</text:p>
          </table:table-cell>
          <table:table-cell table:formula="of:=[$'sapmachine15-many-loaders-1000-2-sanitized'.AB21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8]" office:value-type="float" office:value="0" calcext:value-type="float">
            <text:p>0</text:p>
          </table:table-cell>
          <table:table-cell table:formula="of:=[$'sapmachine15-many-loaders-250-8-sanitized'.AB218]" office:value-type="float" office:value="0" calcext:value-type="float">
            <text:p>0</text:p>
          </table:table-cell>
          <table:table-cell table:formula="of:=[$'sapmachine15-many-loaders-500-4-sanitized'.AB218]" office:value-type="float" office:value="0" calcext:value-type="float">
            <text:p>0</text:p>
          </table:table-cell>
          <table:table-cell table:formula="of:=[$'sapmachine15-many-loaders-1000-2-sanitized'.AB21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19]" office:value-type="float" office:value="0" calcext:value-type="float">
            <text:p>0</text:p>
          </table:table-cell>
          <table:table-cell table:formula="of:=[$'sapmachine15-many-loaders-250-8-sanitized'.AB219]" office:value-type="float" office:value="0" calcext:value-type="float">
            <text:p>0</text:p>
          </table:table-cell>
          <table:table-cell table:formula="of:=[$'sapmachine15-many-loaders-500-4-sanitized'.AB219]" office:value-type="float" office:value="0" calcext:value-type="float">
            <text:p>0</text:p>
          </table:table-cell>
          <table:table-cell table:formula="of:=[$'sapmachine15-many-loaders-1000-2-sanitized'.AB21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0]" office:value-type="float" office:value="0" calcext:value-type="float">
            <text:p>0</text:p>
          </table:table-cell>
          <table:table-cell table:formula="of:=[$'sapmachine15-many-loaders-250-8-sanitized'.AB220]" office:value-type="float" office:value="0" calcext:value-type="float">
            <text:p>0</text:p>
          </table:table-cell>
          <table:table-cell table:formula="of:=[$'sapmachine15-many-loaders-500-4-sanitized'.AB220]" office:value-type="float" office:value="0" calcext:value-type="float">
            <text:p>0</text:p>
          </table:table-cell>
          <table:table-cell table:formula="of:=[$'sapmachine15-many-loaders-1000-2-sanitized'.AB22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1]" office:value-type="float" office:value="0" calcext:value-type="float">
            <text:p>0</text:p>
          </table:table-cell>
          <table:table-cell table:formula="of:=[$'sapmachine15-many-loaders-250-8-sanitized'.AB221]" office:value-type="float" office:value="0" calcext:value-type="float">
            <text:p>0</text:p>
          </table:table-cell>
          <table:table-cell table:formula="of:=[$'sapmachine15-many-loaders-500-4-sanitized'.AB221]" office:value-type="float" office:value="0" calcext:value-type="float">
            <text:p>0</text:p>
          </table:table-cell>
          <table:table-cell table:formula="of:=[$'sapmachine15-many-loaders-1000-2-sanitized'.AB22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2]" office:value-type="float" office:value="0" calcext:value-type="float">
            <text:p>0</text:p>
          </table:table-cell>
          <table:table-cell table:formula="of:=[$'sapmachine15-many-loaders-250-8-sanitized'.AB222]" office:value-type="float" office:value="0" calcext:value-type="float">
            <text:p>0</text:p>
          </table:table-cell>
          <table:table-cell table:formula="of:=[$'sapmachine15-many-loaders-500-4-sanitized'.AB222]" office:value-type="float" office:value="0" calcext:value-type="float">
            <text:p>0</text:p>
          </table:table-cell>
          <table:table-cell table:formula="of:=[$'sapmachine15-many-loaders-1000-2-sanitized'.AB22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3]" office:value-type="float" office:value="0" calcext:value-type="float">
            <text:p>0</text:p>
          </table:table-cell>
          <table:table-cell table:formula="of:=[$'sapmachine15-many-loaders-250-8-sanitized'.AB223]" office:value-type="float" office:value="0" calcext:value-type="float">
            <text:p>0</text:p>
          </table:table-cell>
          <table:table-cell table:formula="of:=[$'sapmachine15-many-loaders-500-4-sanitized'.AB223]" office:value-type="float" office:value="0" calcext:value-type="float">
            <text:p>0</text:p>
          </table:table-cell>
          <table:table-cell table:formula="of:=[$'sapmachine15-many-loaders-1000-2-sanitized'.AB22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4]" office:value-type="float" office:value="0" calcext:value-type="float">
            <text:p>0</text:p>
          </table:table-cell>
          <table:table-cell table:formula="of:=[$'sapmachine15-many-loaders-250-8-sanitized'.AB224]" office:value-type="float" office:value="0" calcext:value-type="float">
            <text:p>0</text:p>
          </table:table-cell>
          <table:table-cell table:formula="of:=[$'sapmachine15-many-loaders-500-4-sanitized'.AB224]" office:value-type="float" office:value="0" calcext:value-type="float">
            <text:p>0</text:p>
          </table:table-cell>
          <table:table-cell table:formula="of:=[$'sapmachine15-many-loaders-1000-2-sanitized'.AB22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5]" office:value-type="float" office:value="0" calcext:value-type="float">
            <text:p>0</text:p>
          </table:table-cell>
          <table:table-cell table:formula="of:=[$'sapmachine15-many-loaders-250-8-sanitized'.AB225]" office:value-type="float" office:value="0" calcext:value-type="float">
            <text:p>0</text:p>
          </table:table-cell>
          <table:table-cell table:formula="of:=[$'sapmachine15-many-loaders-500-4-sanitized'.AB225]" office:value-type="float" office:value="0" calcext:value-type="float">
            <text:p>0</text:p>
          </table:table-cell>
          <table:table-cell table:formula="of:=[$'sapmachine15-many-loaders-1000-2-sanitized'.AB22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6]" office:value-type="float" office:value="0" calcext:value-type="float">
            <text:p>0</text:p>
          </table:table-cell>
          <table:table-cell table:formula="of:=[$'sapmachine15-many-loaders-250-8-sanitized'.AB226]" office:value-type="float" office:value="0" calcext:value-type="float">
            <text:p>0</text:p>
          </table:table-cell>
          <table:table-cell table:formula="of:=[$'sapmachine15-many-loaders-500-4-sanitized'.AB226]" office:value-type="float" office:value="0" calcext:value-type="float">
            <text:p>0</text:p>
          </table:table-cell>
          <table:table-cell table:formula="of:=[$'sapmachine15-many-loaders-1000-2-sanitized'.AB22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7]" office:value-type="float" office:value="0" calcext:value-type="float">
            <text:p>0</text:p>
          </table:table-cell>
          <table:table-cell table:formula="of:=[$'sapmachine15-many-loaders-250-8-sanitized'.AB227]" office:value-type="float" office:value="0" calcext:value-type="float">
            <text:p>0</text:p>
          </table:table-cell>
          <table:table-cell table:formula="of:=[$'sapmachine15-many-loaders-500-4-sanitized'.AB227]" office:value-type="float" office:value="0" calcext:value-type="float">
            <text:p>0</text:p>
          </table:table-cell>
          <table:table-cell table:formula="of:=[$'sapmachine15-many-loaders-1000-2-sanitized'.AB22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8]" office:value-type="float" office:value="0" calcext:value-type="float">
            <text:p>0</text:p>
          </table:table-cell>
          <table:table-cell table:formula="of:=[$'sapmachine15-many-loaders-250-8-sanitized'.AB228]" office:value-type="float" office:value="0" calcext:value-type="float">
            <text:p>0</text:p>
          </table:table-cell>
          <table:table-cell table:formula="of:=[$'sapmachine15-many-loaders-500-4-sanitized'.AB228]" office:value-type="float" office:value="0" calcext:value-type="float">
            <text:p>0</text:p>
          </table:table-cell>
          <table:table-cell table:formula="of:=[$'sapmachine15-many-loaders-1000-2-sanitized'.AB22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29]" office:value-type="float" office:value="0" calcext:value-type="float">
            <text:p>0</text:p>
          </table:table-cell>
          <table:table-cell table:formula="of:=[$'sapmachine15-many-loaders-250-8-sanitized'.AB229]" office:value-type="float" office:value="0" calcext:value-type="float">
            <text:p>0</text:p>
          </table:table-cell>
          <table:table-cell table:formula="of:=[$'sapmachine15-many-loaders-500-4-sanitized'.AB229]" office:value-type="float" office:value="0" calcext:value-type="float">
            <text:p>0</text:p>
          </table:table-cell>
          <table:table-cell table:formula="of:=[$'sapmachine15-many-loaders-1000-2-sanitized'.AB22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0]" office:value-type="float" office:value="0" calcext:value-type="float">
            <text:p>0</text:p>
          </table:table-cell>
          <table:table-cell table:formula="of:=[$'sapmachine15-many-loaders-250-8-sanitized'.AB230]" office:value-type="float" office:value="0" calcext:value-type="float">
            <text:p>0</text:p>
          </table:table-cell>
          <table:table-cell table:formula="of:=[$'sapmachine15-many-loaders-500-4-sanitized'.AB230]" office:value-type="float" office:value="0" calcext:value-type="float">
            <text:p>0</text:p>
          </table:table-cell>
          <table:table-cell table:formula="of:=[$'sapmachine15-many-loaders-1000-2-sanitized'.AB23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1]" office:value-type="float" office:value="0" calcext:value-type="float">
            <text:p>0</text:p>
          </table:table-cell>
          <table:table-cell table:formula="of:=[$'sapmachine15-many-loaders-250-8-sanitized'.AB231]" office:value-type="float" office:value="0" calcext:value-type="float">
            <text:p>0</text:p>
          </table:table-cell>
          <table:table-cell table:formula="of:=[$'sapmachine15-many-loaders-500-4-sanitized'.AB231]" office:value-type="float" office:value="0" calcext:value-type="float">
            <text:p>0</text:p>
          </table:table-cell>
          <table:table-cell table:formula="of:=[$'sapmachine15-many-loaders-1000-2-sanitized'.AB23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2]" office:value-type="float" office:value="0" calcext:value-type="float">
            <text:p>0</text:p>
          </table:table-cell>
          <table:table-cell table:formula="of:=[$'sapmachine15-many-loaders-250-8-sanitized'.AB232]" office:value-type="float" office:value="0" calcext:value-type="float">
            <text:p>0</text:p>
          </table:table-cell>
          <table:table-cell table:formula="of:=[$'sapmachine15-many-loaders-500-4-sanitized'.AB232]" office:value-type="float" office:value="0" calcext:value-type="float">
            <text:p>0</text:p>
          </table:table-cell>
          <table:table-cell table:formula="of:=[$'sapmachine15-many-loaders-1000-2-sanitized'.AB23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3]" office:value-type="float" office:value="0" calcext:value-type="float">
            <text:p>0</text:p>
          </table:table-cell>
          <table:table-cell table:formula="of:=[$'sapmachine15-many-loaders-250-8-sanitized'.AB233]" office:value-type="float" office:value="0" calcext:value-type="float">
            <text:p>0</text:p>
          </table:table-cell>
          <table:table-cell table:formula="of:=[$'sapmachine15-many-loaders-500-4-sanitized'.AB233]" office:value-type="float" office:value="0" calcext:value-type="float">
            <text:p>0</text:p>
          </table:table-cell>
          <table:table-cell table:formula="of:=[$'sapmachine15-many-loaders-1000-2-sanitized'.AB23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4]" office:value-type="float" office:value="0" calcext:value-type="float">
            <text:p>0</text:p>
          </table:table-cell>
          <table:table-cell table:formula="of:=[$'sapmachine15-many-loaders-250-8-sanitized'.AB234]" office:value-type="float" office:value="0" calcext:value-type="float">
            <text:p>0</text:p>
          </table:table-cell>
          <table:table-cell table:formula="of:=[$'sapmachine15-many-loaders-500-4-sanitized'.AB234]" office:value-type="float" office:value="0" calcext:value-type="float">
            <text:p>0</text:p>
          </table:table-cell>
          <table:table-cell table:formula="of:=[$'sapmachine15-many-loaders-1000-2-sanitized'.AB23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5]" office:value-type="float" office:value="0" calcext:value-type="float">
            <text:p>0</text:p>
          </table:table-cell>
          <table:table-cell table:formula="of:=[$'sapmachine15-many-loaders-250-8-sanitized'.AB235]" office:value-type="float" office:value="0" calcext:value-type="float">
            <text:p>0</text:p>
          </table:table-cell>
          <table:table-cell table:formula="of:=[$'sapmachine15-many-loaders-500-4-sanitized'.AB235]" office:value-type="float" office:value="0" calcext:value-type="float">
            <text:p>0</text:p>
          </table:table-cell>
          <table:table-cell table:formula="of:=[$'sapmachine15-many-loaders-1000-2-sanitized'.AB23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6]" office:value-type="float" office:value="0" calcext:value-type="float">
            <text:p>0</text:p>
          </table:table-cell>
          <table:table-cell table:formula="of:=[$'sapmachine15-many-loaders-250-8-sanitized'.AB236]" office:value-type="float" office:value="0" calcext:value-type="float">
            <text:p>0</text:p>
          </table:table-cell>
          <table:table-cell table:formula="of:=[$'sapmachine15-many-loaders-500-4-sanitized'.AB236]" office:value-type="float" office:value="0" calcext:value-type="float">
            <text:p>0</text:p>
          </table:table-cell>
          <table:table-cell table:formula="of:=[$'sapmachine15-many-loaders-1000-2-sanitized'.AB23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7]" office:value-type="float" office:value="0" calcext:value-type="float">
            <text:p>0</text:p>
          </table:table-cell>
          <table:table-cell table:formula="of:=[$'sapmachine15-many-loaders-250-8-sanitized'.AB237]" office:value-type="float" office:value="0" calcext:value-type="float">
            <text:p>0</text:p>
          </table:table-cell>
          <table:table-cell table:formula="of:=[$'sapmachine15-many-loaders-500-4-sanitized'.AB237]" office:value-type="float" office:value="0" calcext:value-type="float">
            <text:p>0</text:p>
          </table:table-cell>
          <table:table-cell table:formula="of:=[$'sapmachine15-many-loaders-1000-2-sanitized'.AB23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8]" office:value-type="float" office:value="0" calcext:value-type="float">
            <text:p>0</text:p>
          </table:table-cell>
          <table:table-cell table:formula="of:=[$'sapmachine15-many-loaders-250-8-sanitized'.AB238]" office:value-type="float" office:value="0" calcext:value-type="float">
            <text:p>0</text:p>
          </table:table-cell>
          <table:table-cell table:formula="of:=[$'sapmachine15-many-loaders-500-4-sanitized'.AB238]" office:value-type="float" office:value="0" calcext:value-type="float">
            <text:p>0</text:p>
          </table:table-cell>
          <table:table-cell table:formula="of:=[$'sapmachine15-many-loaders-1000-2-sanitized'.AB23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39]" office:value-type="float" office:value="0" calcext:value-type="float">
            <text:p>0</text:p>
          </table:table-cell>
          <table:table-cell table:formula="of:=[$'sapmachine15-many-loaders-250-8-sanitized'.AB239]" office:value-type="float" office:value="0" calcext:value-type="float">
            <text:p>0</text:p>
          </table:table-cell>
          <table:table-cell table:formula="of:=[$'sapmachine15-many-loaders-500-4-sanitized'.AB239]" office:value-type="float" office:value="0" calcext:value-type="float">
            <text:p>0</text:p>
          </table:table-cell>
          <table:table-cell table:formula="of:=[$'sapmachine15-many-loaders-1000-2-sanitized'.AB23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0]" office:value-type="float" office:value="0" calcext:value-type="float">
            <text:p>0</text:p>
          </table:table-cell>
          <table:table-cell table:formula="of:=[$'sapmachine15-many-loaders-250-8-sanitized'.AB240]" office:value-type="float" office:value="0" calcext:value-type="float">
            <text:p>0</text:p>
          </table:table-cell>
          <table:table-cell table:formula="of:=[$'sapmachine15-many-loaders-500-4-sanitized'.AB240]" office:value-type="float" office:value="0" calcext:value-type="float">
            <text:p>0</text:p>
          </table:table-cell>
          <table:table-cell table:formula="of:=[$'sapmachine15-many-loaders-1000-2-sanitized'.AB240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1]" office:value-type="float" office:value="0" calcext:value-type="float">
            <text:p>0</text:p>
          </table:table-cell>
          <table:table-cell table:formula="of:=[$'sapmachine15-many-loaders-250-8-sanitized'.AB241]" office:value-type="float" office:value="0" calcext:value-type="float">
            <text:p>0</text:p>
          </table:table-cell>
          <table:table-cell table:formula="of:=[$'sapmachine15-many-loaders-500-4-sanitized'.AB241]" office:value-type="float" office:value="0" calcext:value-type="float">
            <text:p>0</text:p>
          </table:table-cell>
          <table:table-cell table:formula="of:=[$'sapmachine15-many-loaders-1000-2-sanitized'.AB241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2]" office:value-type="float" office:value="0" calcext:value-type="float">
            <text:p>0</text:p>
          </table:table-cell>
          <table:table-cell table:formula="of:=[$'sapmachine15-many-loaders-250-8-sanitized'.AB242]" office:value-type="float" office:value="0" calcext:value-type="float">
            <text:p>0</text:p>
          </table:table-cell>
          <table:table-cell table:formula="of:=[$'sapmachine15-many-loaders-500-4-sanitized'.AB242]" office:value-type="float" office:value="0" calcext:value-type="float">
            <text:p>0</text:p>
          </table:table-cell>
          <table:table-cell table:formula="of:=[$'sapmachine15-many-loaders-1000-2-sanitized'.AB242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3]" office:value-type="float" office:value="0" calcext:value-type="float">
            <text:p>0</text:p>
          </table:table-cell>
          <table:table-cell table:formula="of:=[$'sapmachine15-many-loaders-250-8-sanitized'.AB243]" office:value-type="float" office:value="0" calcext:value-type="float">
            <text:p>0</text:p>
          </table:table-cell>
          <table:table-cell table:formula="of:=[$'sapmachine15-many-loaders-500-4-sanitized'.AB243]" office:value-type="float" office:value="0" calcext:value-type="float">
            <text:p>0</text:p>
          </table:table-cell>
          <table:table-cell table:formula="of:=[$'sapmachine15-many-loaders-1000-2-sanitized'.AB243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4]" office:value-type="float" office:value="0" calcext:value-type="float">
            <text:p>0</text:p>
          </table:table-cell>
          <table:table-cell table:formula="of:=[$'sapmachine15-many-loaders-250-8-sanitized'.AB244]" office:value-type="float" office:value="0" calcext:value-type="float">
            <text:p>0</text:p>
          </table:table-cell>
          <table:table-cell table:formula="of:=[$'sapmachine15-many-loaders-500-4-sanitized'.AB244]" office:value-type="float" office:value="0" calcext:value-type="float">
            <text:p>0</text:p>
          </table:table-cell>
          <table:table-cell table:formula="of:=[$'sapmachine15-many-loaders-1000-2-sanitized'.AB244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5]" office:value-type="float" office:value="0" calcext:value-type="float">
            <text:p>0</text:p>
          </table:table-cell>
          <table:table-cell table:formula="of:=[$'sapmachine15-many-loaders-250-8-sanitized'.AB245]" office:value-type="float" office:value="0" calcext:value-type="float">
            <text:p>0</text:p>
          </table:table-cell>
          <table:table-cell table:formula="of:=[$'sapmachine15-many-loaders-500-4-sanitized'.AB245]" office:value-type="float" office:value="0" calcext:value-type="float">
            <text:p>0</text:p>
          </table:table-cell>
          <table:table-cell table:formula="of:=[$'sapmachine15-many-loaders-1000-2-sanitized'.AB245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6]" office:value-type="float" office:value="0" calcext:value-type="float">
            <text:p>0</text:p>
          </table:table-cell>
          <table:table-cell table:formula="of:=[$'sapmachine15-many-loaders-250-8-sanitized'.AB246]" office:value-type="float" office:value="0" calcext:value-type="float">
            <text:p>0</text:p>
          </table:table-cell>
          <table:table-cell table:formula="of:=[$'sapmachine15-many-loaders-500-4-sanitized'.AB246]" office:value-type="float" office:value="0" calcext:value-type="float">
            <text:p>0</text:p>
          </table:table-cell>
          <table:table-cell table:formula="of:=[$'sapmachine15-many-loaders-1000-2-sanitized'.AB246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7]" office:value-type="float" office:value="0" calcext:value-type="float">
            <text:p>0</text:p>
          </table:table-cell>
          <table:table-cell table:formula="of:=[$'sapmachine15-many-loaders-250-8-sanitized'.AB247]" office:value-type="float" office:value="0" calcext:value-type="float">
            <text:p>0</text:p>
          </table:table-cell>
          <table:table-cell table:formula="of:=[$'sapmachine15-many-loaders-500-4-sanitized'.AB247]" office:value-type="float" office:value="0" calcext:value-type="float">
            <text:p>0</text:p>
          </table:table-cell>
          <table:table-cell table:formula="of:=[$'sapmachine15-many-loaders-1000-2-sanitized'.AB247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8]" office:value-type="float" office:value="0" calcext:value-type="float">
            <text:p>0</text:p>
          </table:table-cell>
          <table:table-cell table:formula="of:=[$'sapmachine15-many-loaders-250-8-sanitized'.AB248]" office:value-type="float" office:value="0" calcext:value-type="float">
            <text:p>0</text:p>
          </table:table-cell>
          <table:table-cell table:formula="of:=[$'sapmachine15-many-loaders-500-4-sanitized'.AB248]" office:value-type="float" office:value="0" calcext:value-type="float">
            <text:p>0</text:p>
          </table:table-cell>
          <table:table-cell table:formula="of:=[$'sapmachine15-many-loaders-1000-2-sanitized'.AB248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49]" office:value-type="float" office:value="0" calcext:value-type="float">
            <text:p>0</text:p>
          </table:table-cell>
          <table:table-cell table:formula="of:=[$'sapmachine15-many-loaders-250-8-sanitized'.AB249]" office:value-type="float" office:value="0" calcext:value-type="float">
            <text:p>0</text:p>
          </table:table-cell>
          <table:table-cell table:formula="of:=[$'sapmachine15-many-loaders-500-4-sanitized'.AB249]" office:value-type="float" office:value="0" calcext:value-type="float">
            <text:p>0</text:p>
          </table:table-cell>
          <table:table-cell table:formula="of:=[$'sapmachine15-many-loaders-1000-2-sanitized'.AB249]" office:value-type="float" office:value="0" calcext:value-type="float">
            <text:p>0</text:p>
          </table:table-cell>
        </table:table-row>
        <table:table-row table:style-name="ro1">
          <table:table-cell table:formula="of:=[$'sapmachine15-many-loaders-250-8-sanitized'.AC250]" office:value-type="float" office:value="0" calcext:value-type="float">
            <text:p>0</text:p>
          </table:table-cell>
          <table:table-cell table:formula="of:=[$'sapmachine15-many-loaders-250-8-sanitized'.AB250]" office:value-type="float" office:value="0" calcext:value-type="float">
            <text:p>0</text:p>
          </table:table-cell>
          <table:table-cell table:formula="of:=[$'sapmachine15-many-loaders-500-4-sanitized'.AB250]" office:value-type="float" office:value="0" calcext:value-type="float">
            <text:p>0</text:p>
          </table:table-cell>
          <table:table-cell table:formula="of:=[$'sapmachine15-many-loaders-1000-2-sanitized'.AB25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6:25:44.824230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6:26:47.363336334</dc:date>
    <meta:editing-duration>PT21M46S</meta:editing-duration>
    <meta:editing-cycles>6</meta:editing-cycles>
    <meta:generator>LibreOffice/6.4.6.2$Linux_X86_64 LibreOffice_project/40$Build-2</meta:generator>
    <meta:document-statistic meta:table-count="4" meta:cell-count="165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4cm" svg:height="15.274cm" xlink:href=".." xlink:type="simple" chart:class="chart:line" chart:style-name="ch1">
        <chart:legend chart:legend-position="end" svg:x="23.364cm" svg:y="6.591cm" style:legend-expansion="high" chart:style-name="ch2"/>
        <chart:plot-area chart:style-name="ch3" table:cell-range-address="Sheet4.A1:Sheet4.D250" chart:data-source-has-labels="row" svg:x="0.514cm" svg:y="0.305cm" svg:width="22.336cm" svg:height="14.664cm">
          <chartooo:coordinate-region svg:x="1.876cm" svg:y="0.426cm" svg:width="20.974cm" svg:height="13.5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250" chart:label-cell-address="Sheet4.A1:Sheet4.A1" chart:class="chart:line">
            <chart:data-point chart:repeated="249"/>
          </chart:series>
          <chart:series chart:style-name="ch7" chart:values-cell-range-address="Sheet4.B2:Sheet4.B250" chart:label-cell-address="Sheet4.B1:Sheet4.B1" chart:class="chart:line">
            <chart:data-point chart:repeated="249"/>
          </chart:series>
          <chart:series chart:style-name="ch8" chart:values-cell-range-address="Sheet4.C2:Sheet4.C250" chart:label-cell-address="Sheet4.C1:Sheet4.C1" chart:class="chart:line">
            <chart:data-point chart:repeated="249"/>
          </chart:series>
          <chart:series chart:style-name="ch9" chart:values-cell-range-address="Sheet4.D2:Sheet4.D250" chart:label-cell-address="Sheet4.D1:Sheet4.D1" chart:class="chart:line">
            <chart:data-point chart:repeated="2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Sheet4.A1:Sheet4.A1</svg:desc>
                </draw:g>
              </table:table-cell>
              <table:table-cell office:value-type="string">
                <text:p>250-8</text:p>
                <draw:g>
                  <svg:desc>Sheet4.B1:Sheet4.B1</svg:desc>
                </draw:g>
              </table:table-cell>
              <table:table-cell office:value-type="string">
                <text:p>500-4</text:p>
                <draw:g>
                  <svg:desc>Sheet4.C1:Sheet4.C1</svg:desc>
                </draw:g>
              </table:table-cell>
              <table:table-cell office:value-type="string">
                <text:p>1000-2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34">
                <text:p>3834</text:p>
                <draw:g>
                  <svg:desc>Sheet4.A2:Sheet4.A250</svg:desc>
                </draw:g>
              </table:table-cell>
              <table:table-cell office:value-type="float" office:value="4864">
                <text:p>4864</text:p>
                <draw:g>
                  <svg:desc>Sheet4.B2:Sheet4.B250</svg:desc>
                </draw:g>
              </table:table-cell>
              <table:table-cell office:value-type="float" office:value="4864">
                <text:p>4864</text:p>
                <draw:g>
                  <svg:desc>Sheet4.C2:Sheet4.C250</svg:desc>
                </draw:g>
              </table:table-cell>
              <table:table-cell office:value-type="float" office:value="4864">
                <text:p>4864</text:p>
                <draw:g>
                  <svg:desc>Sheet4.D2:Sheet4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64">
                <text:p>15164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64">
                <text:p>15164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64">
                <text:p>15164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64">
                <text:p>15164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65">
                <text:p>15165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66">
                <text:p>15166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66">
                <text:p>15166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166">
                <text:p>15166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66">
                <text:p>15166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66">
                <text:p>15166</text:p>
              </table:table-cell>
              <table:table-cell office:value-type="float" office:value="15488">
                <text:p>15488</text:p>
              </table:table-cell>
              <table:table-cell office:value-type="float" office:value="15232">
                <text:p>15232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863">
                <text:p>24863</text:p>
              </table:table-cell>
              <table:table-cell office:value-type="float" office:value="40100">
                <text:p>40100</text:p>
              </table:table-cell>
              <table:table-cell office:value-type="float" office:value="64332">
                <text:p>64332</text:p>
              </table:table-cell>
              <table:table-cell office:value-type="float" office:value="74136">
                <text:p>74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152">
                <text:p>161152</text:p>
              </table:table-cell>
              <table:table-cell office:value-type="float" office:value="229280">
                <text:p>229280</text:p>
              </table:table-cell>
              <table:table-cell office:value-type="float" office:value="435048">
                <text:p>435048</text:p>
              </table:table-cell>
              <table:table-cell office:value-type="float" office:value="527840">
                <text:p>5278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6271">
                <text:p>25627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2164">
                <text:p>232164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164">
                <text:p>232164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164">
                <text:p>232164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057">
                <text:p>208057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057">
                <text:p>208057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057">
                <text:p>208057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949">
                <text:p>183949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949">
                <text:p>183949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3949">
                <text:p>183949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9846">
                <text:p>159846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9846">
                <text:p>159846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846">
                <text:p>159846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739">
                <text:p>135739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739">
                <text:p>135739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739">
                <text:p>135739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632">
                <text:p>111632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632">
                <text:p>111632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632">
                <text:p>111632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525">
                <text:p>87525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525">
                <text:p>87525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525">
                <text:p>87525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418">
                <text:p>63418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418">
                <text:p>63418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418">
                <text:p>63418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310">
                <text:p>39310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310">
                <text:p>39310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310">
                <text:p>39310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311">
                <text:p>39311</text:p>
              </table:table-cell>
              <table:table-cell office:value-type="float" office:value="400928">
                <text:p>400928</text:p>
              </table:table-cell>
              <table:table-cell office:value-type="float" office:value="435048">
                <text:p>435048</text:p>
              </table:table-cell>
              <table:table-cell office:value-type="float" office:value="835012">
                <text:p>8350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204">
                <text:p>15204</text:p>
              </table:table-cell>
              <table:table-cell office:value-type="float" office:value="38656">
                <text:p>38656</text:p>
              </table:table-cell>
              <table:table-cell office:value-type="float" office:value="38092">
                <text:p>38092</text:p>
              </table:table-cell>
              <table:table-cell office:value-type="float" office:value="36496">
                <text:p>364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